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ourier" svg:font-family="Courier" style:font-family-generic="modern"/>
    <style:font-face style:name="Courier New1" svg:font-family="'Courier New'" style:font-family-generic="modern"/>
    <style:font-face style:name="Times New Roman2" svg:font-family="'Times New Roman'" style:font-family-generic="roman"/>
    <style:font-face style:name="Cumberland" svg:font-family="Cumberland"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 svg:font-family="Helvetica" style:font-family-generic="swiss" style:font-pitch="variable"/>
  </office:font-face-decls>
  <office:automatic-styles>
    <style:style style:name="Table1" style:family="table">
      <style:table-properties style:width="6.3125in" fo:margin-left="0.0625in" table:align="left"/>
    </style:style>
    <style:style style:name="Table1.A" style:family="table-column">
      <style:table-column-properties style:column-width="0.875in"/>
    </style:style>
    <style:style style:name="Table1.B" style:family="table-column">
      <style:table-column-properties style:column-width="3.1354in"/>
    </style:style>
    <style:style style:name="Table1.C" style:family="table-column">
      <style:table-column-properties style:column-width="0.8021in"/>
    </style:style>
    <style:style style:name="Table1.D" style:family="table-column">
      <style:table-column-properties style:column-width="1.5in"/>
    </style:style>
    <style:style style:name="Table1.1" style:family="table-row">
      <style:table-row-properties style:min-row-height="0.2875in"/>
    </style:style>
    <style:style style:name="Table1.A1" style:family="table-cell">
      <style:table-cell-properties fo:padding-left="0.075in" fo:padding-right="0.075in" fo:padding-top="0.0125in" fo:padding-bottom="0.0125in" fo:border-left="0.0139in solid #000000" fo:border-right="none" fo:border-top="0.0139in solid #000000" fo:border-bottom="0.0139in solid #000000"/>
    </style:style>
    <style:style style:name="Table1.B1" style:family="table-cell">
      <style:table-cell-properties fo:padding-left="0.075in" fo:padding-right="0.075in" fo:padding-top="0.0125in" fo:padding-bottom="0.0125in" fo:border-left="0.0007in solid #000000" fo:border-right="none" fo:border-top="0.0139in solid #000000" fo:border-bottom="0.0139in solid #000000"/>
    </style:style>
    <style:style style:name="Table1.D1" style:family="table-cell">
      <style:table-cell-properties fo:padding-left="0.075in" fo:padding-right="0.075in" fo:padding-top="0.0125in" fo:padding-bottom="0.0125in" fo:border-left="0.0007in solid #000000" fo:border-right="0.0139in solid #000000" fo:border-top="0.0139in solid #000000" fo:border-bottom="0.0139in solid #000000"/>
    </style:style>
    <style:style style:name="Table1.A2" style:family="table-cell">
      <style:table-cell-properties fo:padding-left="0.075in" fo:padding-right="0.075in" fo:padding-top="0.0125in" fo:padding-bottom="0.0125in" fo:border-left="0.0139in solid #000000" fo:border-right="none" fo:border-top="none" fo:border-bottom="0.0139in solid #000000"/>
    </style:style>
    <style:style style:name="Table1.B2" style:family="table-cell">
      <style:table-cell-properties fo:padding-left="0.075in" fo:padding-right="0.075in" fo:padding-top="0.0125in" fo:padding-bottom="0.0125in" fo:border-left="0.0007in solid #000000" fo:border-right="none" fo:border-top="none" fo:border-bottom="0.0139in solid #000000"/>
    </style:style>
    <style:style style:name="Table1.C2" style:family="table-cell" style:data-style-name="N37">
      <style:table-cell-properties style:vertical-align="bottom" fo:padding-left="0.075in" fo:padding-right="0.075in" fo:padding-top="0.0125in" fo:padding-bottom="0.0125in" fo:border-left="0.0007in solid #000000" fo:border-right="none" fo:border-top="none" fo:border-bottom="0.0139in solid #000000"/>
    </style:style>
    <style:style style:name="Table1.D2" style:family="table-cell">
      <style:table-cell-properties fo:padding-left="0.075in" fo:padding-right="0.075in" fo:padding-top="0.0125in" fo:padding-bottom="0.0125in" fo:border-left="0.0007in solid #000000" fo:border-right="0.0139in solid #000000" fo:border-top="none" fo:border-bottom="0.0139in solid #000000"/>
    </style:style>
    <style:style style:name="Table1.A3" style:family="table-cell" style:data-style-name="N116">
      <style:table-cell-properties style:vertical-align="bottom" fo:padding-left="0.075in" fo:padding-right="0.075in" fo:padding-top="0.0125in" fo:padding-bottom="0.0125in" fo:border-left="0.0139in solid #000000" fo:border-right="none" fo:border-top="none" fo:border-bottom="0.0139in solid #000000"/>
    </style:style>
    <style:style style:name="Table1.C3" style:family="table-cell">
      <style:table-cell-properties style:vertical-align="top" fo:padding-left="0.075in" fo:padding-right="0.075in" fo:padding-top="0.0125in" fo:padding-bottom="0.0125in" fo:border-left="0.0007in solid #000000" fo:border-right="none" fo:border-top="none" fo:border-bottom="0.0139in solid #000000"/>
    </style:style>
    <style:style style:name="Table1.A4" style:family="table-cell" style:data-style-name="N116">
      <style:table-cell-properties style:vertical-align="top" fo:padding-left="0.075in" fo:padding-right="0.075in" fo:padding-top="0.0125in" fo:padding-bottom="0.0125in" fo:border-left="0.0139in solid #000000" fo:border-right="none" fo:border-top="none" fo:border-bottom="0.0139in solid #000000"/>
    </style:style>
    <style:style style:name="Table1.C4" style:family="table-cell" style:data-style-name="N37">
      <style:table-cell-properties style:vertical-align="top" fo:padding-left="0.075in" fo:padding-right="0.075in" fo:padding-top="0.0125in" fo:padding-bottom="0.0125in" fo:border-left="0.0007in solid #000000" fo:border-right="none" fo:border-top="none" fo:border-bottom="0.0139in solid #000000"/>
    </style:style>
    <style:style style:name="Table3" style:family="table">
      <style:table-properties style:width="5.666in" fo:margin-left="0.6896in" fo:margin-right="0.1431in" table:align="margins"/>
    </style:style>
    <style:style style:name="Table3.A" style:family="table-column">
      <style:table-column-properties style:column-width="2.0833in" style:rel-column-width="24099*"/>
    </style:style>
    <style:style style:name="Table3.B" style:family="table-column">
      <style:table-column-properties style:column-width="3.5826in" style:rel-column-width="41436*"/>
    </style:style>
    <style:style style:name="Table3.1" style:family="table-row">
      <style:table-row-properties style:min-row-height="0.0278in"/>
    </style:style>
    <style:style style:name="Table3.A1" style:family="table-cell">
      <style:table-cell-properties fo:padding-left="0.0194in" fo:padding-right="0.0194in" fo:padding-top="0.0125in" fo:padding-bottom="0.0125in" fo:border-left="0.0139in solid #000000" fo:border-right="none" fo:border-top="0.0139in solid #000000" fo:border-bottom="0.0139in solid #000000"/>
    </style:style>
    <style:style style:name="Table3.B1" style:family="table-cell">
      <style:table-cell-properties fo:padding-left="0.0194in" fo:padding-right="0.0194in" fo:padding-top="0.0125in" fo:padding-bottom="0.0125in" fo:border-left="0.0139in solid #000000" fo:border-right="0.0007in solid #000000" fo:border-top="0.0139in solid #000000" fo:border-bottom="0.0139in solid #000000"/>
    </style:style>
    <style:style style:name="Table3.2" style:family="table-row">
      <style:table-row-properties style:min-row-height="0.0257in"/>
    </style:style>
    <style:style style:name="Table3.A2" style:family="table-cell">
      <style:table-cell-properties fo:padding-left="0.0194in" fo:padding-right="0.0194in" fo:padding-top="0.0125in" fo:padding-bottom="0.0125in" fo:border-left="0.0139in solid #000000" fo:border-right="none" fo:border-top="none" fo:border-bottom="0.0007in solid #000000"/>
    </style:style>
    <style:style style:name="Table3.B2" style:family="table-cell">
      <style:table-cell-properties fo:padding-left="0.0194in" fo:padding-right="0.0194in" fo:padding-top="0.0125in" fo:padding-bottom="0.0125in" fo:border-left="0.0139in solid #000000" fo:border-right="0.0007in solid #000000" fo:border-top="none" fo:border-bottom="0.0007in solid #000000"/>
    </style:style>
    <style:style style:name="Table3.A4" style:family="table-cell">
      <style:table-cell-properties fo:padding-left="0.0194in" fo:padding-right="0.0194in" fo:padding-top="0.0125in" fo:padding-bottom="0.0125in" fo:border-left="0.0139in solid #000000" fo:border-right="none" fo:border-top="none" fo:border-bottom="0.0139in solid #000000"/>
    </style:style>
    <style:style style:name="Table3.B4" style:family="table-cell">
      <style:table-cell-properties fo:padding-left="0.0194in" fo:padding-right="0.0194in" fo:padding-top="0.0125in" fo:padding-bottom="0.0125in" fo:border-left="0.0139in solid #000000" fo:border-right="0.0007in solid #000000" fo:border-top="none" fo:border-bottom="0.0139in solid #000000"/>
    </style:style>
    <style:style style:name="Table3.A9" style:family="table-cell">
      <style:table-cell-properties fo:background-color="transparent" fo:padding-left="0.0194in" fo:padding-right="0.0194in" fo:padding-top="0.0125in" fo:padding-bottom="0.0125in" fo:border-left="0.0139in solid #000000" fo:border-right="none" fo:border-top="none" fo:border-bottom="0.0139in solid #000000">
        <style:background-image/>
      </style:table-cell-properties>
    </style:style>
    <style:style style:name="Table6" style:family="table">
      <style:table-properties style:width="5.7924in" fo:margin-left="0.516in" fo:margin-right="0.1903in" table:align="margins"/>
    </style:style>
    <style:style style:name="Table6.A" style:family="table-column">
      <style:table-column-properties style:column-width="2.709in" style:rel-column-width="30649*"/>
    </style:style>
    <style:style style:name="Table6.B" style:family="table-column">
      <style:table-column-properties style:column-width="3.0833in" style:rel-column-width="3488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 style:family="table">
      <style:table-properties style:width="6.4986in" table:align="margins"/>
    </style:style>
    <style:style style:name="Table2.A" style:family="table-column">
      <style:table-column-properties style:column-width="0.8569in" style:rel-column-width="8642*"/>
    </style:style>
    <style:style style:name="Table2.B" style:family="table-column">
      <style:table-column-properties style:column-width="2.2958in" style:rel-column-width="23154*"/>
    </style:style>
    <style:style style:name="Table2.C" style:family="table-column">
      <style:table-column-properties style:column-width="1.7833in" style:rel-column-width="17985*"/>
    </style:style>
    <style:style style:name="Table2.D" style:family="table-column">
      <style:table-column-properties style:column-width="1.5625in" style:rel-column-width="15754*"/>
    </style:style>
    <style:style style:name="Table2.1" style:family="table-row">
      <style:table-row-properties fo:background-color="#000000">
        <style:background-image/>
      </style:table-row-properties>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D1" style:family="table-cell">
      <style:table-cell-properties style:vertical-align="middle" style:border-line-width="0.0007in 0.0347in 0.0007in" fo:padding="0.0194in" fo:border="0.0361in double #808080"/>
    </style:style>
    <style:style style:name="Table2.A2"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2.D2"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 style:family="table">
      <style:table-properties style:width="6.4285in" table:align="left"/>
    </style:style>
    <style:style style:name="Table5.A" style:family="table-column">
      <style:table-column-properties style:column-width="1.5833in"/>
    </style:style>
    <style:style style:name="Table5.B" style:family="table-column">
      <style:table-column-properties style:column-width="1.5083in"/>
    </style:style>
    <style:style style:name="Table5.C" style:family="table-column">
      <style:table-column-properties style:column-width="1.8in"/>
    </style:style>
    <style:style style:name="Table5.D" style:family="table-column">
      <style:table-column-properties style:column-width="1.5368in"/>
    </style:style>
    <style:style style:name="Table5.1" style:family="table-row">
      <style:table-row-properties fo:background-color="#000000">
        <style:background-image/>
      </style:table-row-properties>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D1" style:family="table-cell">
      <style:table-cell-properties style:vertical-align="middle" style:border-line-width="0.0007in 0.0347in 0.0007in" fo:padding="0.0194in" fo:border="0.0361in double #808080"/>
    </style:style>
    <style:style style:name="Table5.A2"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D2"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 style:family="table">
      <style:table-properties style:width="6.4285in" table:align="left"/>
    </style:style>
    <style:style style:name="Table4.A" style:family="table-column">
      <style:table-column-properties style:column-width="1.6167in"/>
    </style:style>
    <style:style style:name="Table4.B" style:family="table-column">
      <style:table-column-properties style:column-width="1.4833in"/>
    </style:style>
    <style:style style:name="Table4.C" style:family="table-column">
      <style:table-column-properties style:column-width="1.8167in"/>
    </style:style>
    <style:style style:name="Table4.D" style:family="table-column">
      <style:table-column-properties style:column-width="1.5118in"/>
    </style:style>
    <style:style style:name="Table4.1" style:family="table-row">
      <style:table-row-properties fo:background-color="#000000">
        <style:background-image/>
      </style:table-row-properties>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D1" style:family="table-cell">
      <style:table-cell-properties style:vertical-align="middle" style:border-line-width="0.0007in 0.0347in 0.0007in" fo:padding="0.0194in" fo:border="0.0361in double #808080"/>
    </style:style>
    <style:style style:name="Table4.A2"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D2"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P1" style:family="paragraph" style:parent-style-name="Header">
      <style:paragraph-properties fo:text-align="center" style:justify-single-word="false"/>
      <style:text-properties style:font-name="Arial" fo:font-size="24pt" fo:font-weight="bold"/>
    </style:style>
    <style:style style:name="P2" style:family="paragraph" style:parent-style-name="Header">
      <style:paragraph-properties fo:text-align="center" style:justify-single-word="false"/>
      <style:text-properties style:font-name="Arial" fo:font-size="16pt" fo:font-weight="bold"/>
    </style:style>
    <style:style style:name="P3" style:family="paragraph" style:parent-style-name="Header">
      <style:paragraph-properties fo:text-align="center" style:justify-single-word="false"/>
      <style:text-properties style:font-name="Arial"/>
    </style:style>
    <style:style style:name="P4" style:family="paragraph" style:parent-style-name="Header">
      <style:text-properties style:font-name="Arial" fo:font-size="10pt"/>
    </style:style>
    <style:style style:name="P5" style:family="paragraph" style:parent-style-name="Header">
      <style:paragraph-properties fo:text-align="center" style:justify-single-word="false"/>
      <style:text-properties style:font-name="Arial" fo:font-size="10pt"/>
    </style:style>
    <style:style style:name="P6" style:family="paragraph" style:parent-style-name="Header">
      <style:paragraph-properties fo:text-align="end" style:justify-single-word="false"/>
      <style:text-properties style:font-name="Arial" fo:font-size="10pt"/>
    </style:style>
    <style:style style:name="P7" style:family="paragraph" style:parent-style-name="Header">
      <style:paragraph-properties fo:text-align="start" style:justify-single-word="false"/>
      <style:text-properties style:font-name="Arial" fo:font-size="10pt"/>
    </style:style>
    <style:style style:name="P8" style:family="paragraph" style:parent-style-name="Header">
      <style:text-properties fo:language="zxx" fo:country="none"/>
    </style:style>
    <style:style style:name="P9" style:family="paragraph" style:parent-style-name="Header">
      <style:text-properties fo:color="#000000" style:font-name="Arial" fo:font-style="italic"/>
    </style:style>
    <style:style style:name="P10" style:family="paragraph" style:parent-style-name="Header">
      <style:text-properties fo:color="#000000" style:font-name="Arial" fo:font-size="8pt" fo:font-style="italic"/>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528in" style:type="right"/>
        </style:tab-stops>
      </style:paragraph-properties>
    </style:style>
    <style:style style:name="P13" style:family="paragraph" style:parent-style-name="Contents_20_2">
      <style:paragraph-properties>
        <style:tab-stops>
          <style:tab-stop style:position="6.528in" style:type="right"/>
        </style:tab-stops>
      </style:paragraph-properties>
    </style:style>
    <style:style style:name="P14" style:family="paragraph" style:parent-style-name="Contents_20_3">
      <style:paragraph-properties>
        <style:tab-stops>
          <style:tab-stop style:position="6.528in" style:type="right"/>
        </style:tab-stops>
      </style:paragraph-properties>
    </style:style>
    <style:style style:name="P15" style:family="paragraph" style:parent-style-name="Contents_20_3">
      <style:text-properties fo:font-weight="bold"/>
    </style:style>
    <style:style style:name="P16" style:family="paragraph" style:parent-style-name="_34_LevelContinued">
      <style:paragraph-properties>
        <style:tab-stops>
          <style:tab-stop style:position="6.528in" style:type="right"/>
        </style:tab-stops>
      </style:paragraph-properties>
    </style:style>
    <style:style style:name="P17" style:family="paragraph" style:parent-style-name="Text_20_body">
      <style:text-properties style:font-name="Arial"/>
    </style:style>
    <style:style style:name="P18" style:family="paragraph" style:parent-style-name="Body_20_Text1">
      <style:paragraph-properties fo:text-align="justify" style:justify-single-word="false"/>
    </style:style>
    <style:style style:name="P19" style:family="paragraph" style:parent-style-name="Body_20_Text1">
      <style:text-properties fo:background-color="#ffff00"/>
    </style:style>
    <style:style style:name="P20" style:family="paragraph" style:parent-style-name="Body_20_Text1">
      <style:paragraph-properties fo:text-align="justify" style:justify-single-word="false"/>
      <style:text-properties fo:background-color="#ffff00"/>
    </style:style>
    <style:style style:name="P21" style:family="paragraph" style:parent-style-name="Body_20_Text1">
      <style:text-properties fo:font-style="normal"/>
    </style:style>
    <style:style style:name="P22" style:family="paragraph" style:parent-style-name="Body_20_Text1">
      <style:paragraph-properties fo:text-align="justify" style:justify-single-word="false"/>
      <style:text-properties fo:font-style="normal" fo:font-weight="normal" fo:background-color="#ffff00"/>
    </style:style>
    <style:style style:name="P23" style:family="paragraph" style:parent-style-name="Body_20_Text1">
      <style:paragraph-properties fo:text-align="justify" style:justify-single-word="false"/>
      <style:text-properties fo:font-style="normal" fo:font-weight="normal"/>
    </style:style>
    <style:style style:name="P24" style:family="paragraph" style:parent-style-name="Body_20_Text1">
      <style:paragraph-properties fo:text-align="justify" style:justify-single-word="false"/>
      <style:text-properties fo:font-style="normal" fo:font-weight="normal" style:font-weight-asian="normal" style:font-weight-complex="normal"/>
    </style:style>
    <style:style style:name="P25" style:family="paragraph" style:parent-style-name="Body_20_Text1">
      <style:paragraph-properties fo:text-align="justify" style:justify-single-word="false"/>
      <style:text-properties fo:font-style="normal" fo:font-weight="normal" fo:background-color="#ffffff"/>
    </style:style>
    <style:style style:name="P26" style:family="paragraph" style:parent-style-name="Body_20_Text1">
      <style:paragraph-properties fo:text-align="justify" style:justify-single-word="false"/>
      <style:text-properties fo:font-style="normal"/>
    </style:style>
    <style:style style:name="P27" style:family="paragraph" style:parent-style-name="Body_20_Text1">
      <style:paragraph-properties fo:text-align="justify" style:justify-single-word="false"/>
      <style:text-properties fo:font-style="normal" fo:background-color="#ffffff"/>
    </style:style>
    <style:style style:name="P28" style:family="paragraph" style:parent-style-name="Body_20_Text1">
      <style:text-properties fo:font-weight="bold"/>
    </style:style>
    <style:style style:name="P29" style:family="paragraph" style:parent-style-name="Body_20_Text1">
      <style:text-properties style:font-name="Arial"/>
    </style:style>
    <style:style style:name="P30" style:family="paragraph" style:parent-style-name="Body_20_Text1">
      <style:paragraph-properties fo:text-align="justify" style:justify-single-word="false"/>
      <style:text-properties style:font-name="Arial" fo:font-size="12pt" fo:language="en" fo:country="US" fo:font-weight="bold"/>
    </style:style>
    <style:style style:name="P31" style:family="paragraph" style:parent-style-name="Body_20_Text1">
      <style:paragraph-properties fo:text-align="justify" style:justify-single-word="false"/>
      <style:text-properties style:font-name="Arial" fo:font-size="12pt"/>
    </style:style>
    <style:style style:name="P32" style:family="paragraph" style:parent-style-name="Body_20_Text1">
      <style:paragraph-properties fo:text-align="justify" style:justify-single-word="false"/>
      <style:text-properties fo:language="en" fo:country="US" fo:font-weight="bold"/>
    </style:style>
    <style:style style:name="P33" style:family="paragraph" style:parent-style-name="Body_20_Text1">
      <style:paragraph-properties fo:text-align="justify" style:justify-single-word="false"/>
      <style:text-properties fo:font-size="12pt"/>
    </style:style>
    <style:style style:name="P34" style:family="paragraph" style:parent-style-name="Body_20_Text1">
      <style:paragraph-properties fo:text-align="justify" style:justify-single-word="false"/>
      <style:text-properties fo:font-style="italic"/>
    </style:style>
    <style:style style:name="P35" style:family="paragraph" style:parent-style-name="Body_20_Text1">
      <style:text-properties fo:font-size="10pt"/>
    </style:style>
    <style:style style:name="P36" style:family="paragraph" style:parent-style-name="Body_20_Text1">
      <style:text-properties fo:font-size="10pt" fo:font-weight="bold"/>
    </style:style>
    <style:style style:name="P37" style:family="paragraph" style:parent-style-name="Body_20_Text1">
      <style:text-properties fo:font-size="10pt" fo:font-weight="bold" fo:background-color="#ffffff"/>
    </style:style>
    <style:style style:name="P38" style:family="paragraph" style:parent-style-name="Body_20_Text1">
      <style:paragraph-properties fo:text-align="justify" style:justify-single-word="false"/>
      <style:text-properties fo:font-size="10pt" fo:font-weight="bold"/>
    </style:style>
    <style:style style:name="P39" style:family="paragraph" style:parent-style-name="Body_20_Text1">
      <style:text-properties fo:font-size="10pt" fo:font-style="normal" fo:background-color="#ffff00"/>
    </style:style>
    <style:style style:name="P40" style:family="paragraph" style:parent-style-name="Body_20_Text1">
      <style:text-properties style:text-underline-style="solid" style:text-underline-width="auto" style:text-underline-color="font-color"/>
    </style:style>
    <style:style style:name="P41" style:family="paragraph" style:parent-style-name="Body_20_Text1">
      <style:paragraph-properties fo:text-align="justify" style:justify-single-word="false"/>
      <style:text-properties style:text-underline-style="solid" style:text-underline-width="auto" style:text-underline-color="font-color" fo:font-weight="bold" fo:background-color="#ffff00"/>
    </style:style>
    <style:style style:name="P42" style:family="paragraph" style:parent-style-name="Body_20_Text1">
      <style:paragraph-properties fo:text-align="justify" style:justify-single-word="false"/>
      <style:text-properties style:font-name="Times New Roman" fo:font-size="10pt" fo:font-style="normal" fo:font-weight="normal"/>
    </style:style>
    <style:style style:name="P43" style:family="paragraph" style:parent-style-name="Body_20_Text1">
      <style:text-properties fo:font-weight="normal"/>
    </style:style>
    <style:style style:name="P44" style:family="paragraph" style:parent-style-name="Body_20_Text1">
      <style:paragraph-properties fo:text-align="justify" style:justify-single-word="false"/>
      <style:text-properties fo:font-weight="normal"/>
    </style:style>
    <style:style style:name="P45" style:family="paragraph" style:parent-style-name="Body_20_Text1">
      <style:text-properties style:font-name="Thorndale" fo:language="en" fo:country="US" fo:background-color="#ffff00" style:font-name-asian="Thorndale" style:language-asian="en" style:country-asian="US" style:font-name-complex="Thorndale" style:language-complex="en" style:country-complex="US"/>
    </style:style>
    <style:style style:name="P46" style:family="paragraph" style:parent-style-name="Body_20_Text1">
      <style:text-properties style:font-name="Thorndale" fo:language="en" fo:country="US" fo:background-color="#ff0000" style:font-name-asian="Thorndale" style:language-asian="en" style:country-asian="US" style:font-name-complex="Thorndale" style:language-complex="en" style:country-complex="US"/>
    </style:style>
    <style:style style:name="P47" style:family="paragraph" style:parent-style-name="Body_20_Text1">
      <style:text-properties fo:background-color="#ff0000"/>
    </style:style>
    <style:style style:name="P48" style:family="paragraph" style:parent-style-name="Body_20_Text1">
      <style:paragraph-properties fo:text-align="justify" style:justify-single-word="false"/>
      <style:text-properties fo:background-color="#ffffff"/>
    </style:style>
    <style:style style:name="P49" style:family="paragraph" style:parent-style-name="Body_20_Text1">
      <style:paragraph-properties fo:margin-left="0.5in" fo:margin-right="0in" fo:text-align="justify" style:justify-single-word="false" fo:text-indent="0.0008in" style:auto-text-indent="false"/>
    </style:style>
    <style:style style:name="P50" style:family="paragraph" style:parent-style-name="Body_20_Text1">
      <style:paragraph-properties fo:margin-left="0.5in" fo:margin-right="0in" fo:text-align="justify" style:justify-single-word="false" fo:text-indent="0.0008in" style:auto-text-indent="false"/>
      <style:text-properties fo:font-style="normal"/>
    </style:style>
    <style:style style:name="P51" style:family="paragraph" style:parent-style-name="Body_20_Text1">
      <style:paragraph-properties fo:margin-left="0.5in" fo:margin-right="0in" fo:text-align="justify" style:justify-single-word="false" fo:text-indent="0.0008in" style:auto-text-indent="false"/>
      <style:text-properties fo:font-style="normal" style:text-underline-style="none"/>
    </style:style>
    <style:style style:name="P52" style:family="paragraph" style:parent-style-name="Body_20_Text1">
      <style:paragraph-properties fo:margin-left="0.5in" fo:margin-right="0in" fo:text-align="justify" style:justify-single-word="false" fo:text-indent="0.0008in" style:auto-text-indent="false"/>
      <style:text-properties fo:font-style="normal" fo:background-color="#ffff00"/>
    </style:style>
    <style:style style:name="P53" style:family="paragraph" style:parent-style-name="Body_20_Text1">
      <style:paragraph-properties fo:margin-left="0.5in" fo:margin-right="0in" fo:text-align="justify" style:justify-single-word="false" fo:text-indent="0.0008in" style:auto-text-indent="false"/>
      <style:text-properties style:font-name="Arial" fo:font-size="12pt" fo:font-weight="normal" fo:background-color="#ffffff"/>
    </style:style>
    <style:style style:name="P54" style:family="paragraph" style:parent-style-name="Body_20_Text1">
      <style:paragraph-properties fo:margin-left="0.5in" fo:margin-right="0in" fo:text-align="justify" style:justify-single-word="false" fo:text-indent="0.0008in" style:auto-text-indent="false"/>
      <style:text-properties style:font-name="Arial" fo:font-size="12pt" fo:font-style="normal" fo:font-weight="normal" fo:background-color="#ffffff"/>
    </style:style>
    <style:style style:name="P55" style:family="paragraph" style:parent-style-name="Body_20_Text1">
      <style:paragraph-properties fo:margin-left="0.5in" fo:margin-right="0in" fo:text-indent="0.0008in" style:auto-text-indent="false"/>
      <style:text-properties style:font-name="Arial" fo:font-size="10pt" fo:language="en" fo:country="US" fo:font-style="normal" fo:background-color="#ffffff"/>
    </style:style>
    <style:style style:name="P56" style:family="paragraph" style:parent-style-name="Body_20_Text1">
      <style:paragraph-properties fo:margin-left="0.5in" fo:margin-right="0in" fo:text-align="justify" style:justify-single-word="false" fo:text-indent="0.0008in" style:auto-text-indent="false"/>
      <style:text-properties style:font-name="Arial" fo:font-size="10pt" fo:language="en" fo:country="US" fo:font-style="normal" fo:background-color="#ffffff"/>
    </style:style>
    <style:style style:name="P57" style:family="paragraph" style:parent-style-name="Body_20_Text1">
      <style:paragraph-properties fo:margin-left="0.5in" fo:margin-right="0in" fo:text-indent="0.0008in" style:auto-text-indent="false"/>
      <style:text-properties fo:font-size="10pt"/>
    </style:style>
    <style:style style:name="P58" style:family="paragraph" style:parent-style-name="Body_20_Text1">
      <style:paragraph-properties fo:margin-left="0.5in" fo:margin-right="0in" fo:text-align="justify" style:justify-single-word="false" fo:text-indent="0.0008in" style:auto-text-indent="false"/>
      <style:text-properties fo:font-size="10pt" fo:font-style="normal" fo:background-color="#ffff00"/>
    </style:style>
    <style:style style:name="P59" style:family="paragraph" style:parent-style-name="Body_20_Text1">
      <style:paragraph-properties fo:margin-left="0.5in" fo:margin-right="0in" fo:text-indent="0.0008in" style:auto-text-indent="false"/>
      <style:text-properties fo:font-size="10pt" fo:background-color="#ffff00"/>
    </style:style>
    <style:style style:name="P60" style:family="paragraph" style:parent-style-name="Body_20_Text1">
      <style:paragraph-properties fo:margin-left="0.5in" fo:margin-right="0in" fo:text-align="justify" style:justify-single-word="false" fo:text-indent="0.0008in" style:auto-text-indent="false"/>
      <style:text-properties fo:font-size="10pt" fo:background-color="#ffffff"/>
    </style:style>
    <style:style style:name="P61" style:family="paragraph" style:parent-style-name="Body_20_Text1">
      <style:paragraph-properties fo:margin-left="0.5in" fo:margin-right="0in" fo:text-align="justify" style:justify-single-word="false" fo:text-indent="0.0008in" style:auto-text-indent="false"/>
      <style:text-properties fo:font-weight="normal"/>
    </style:style>
    <style:style style:name="P62" style:family="paragraph" style:parent-style-name="Body_20_Text1">
      <style:paragraph-properties fo:margin-left="0.5in" fo:margin-right="0in" fo:text-align="justify" style:justify-single-word="false" fo:text-indent="0.0008in" style:auto-text-indent="false"/>
      <style:text-properties fo:background-color="#ffffff"/>
    </style:style>
    <style:style style:name="P63" style:family="paragraph" style:parent-style-name="Body_20_Text1">
      <style:paragraph-properties fo:margin-left="0.5in" fo:margin-right="0in" fo:text-align="justify" style:justify-single-word="false" fo:text-indent="0.0008in" style:auto-text-indent="false"/>
      <style:text-properties fo:language="en" fo:country="US" fo:background-color="#ffffff"/>
    </style:style>
    <style:style style:name="P64" style:family="paragraph" style:parent-style-name="Body_20_Text2">
      <style:paragraph-properties fo:margin-left="0.5in" fo:margin-right="0in" fo:text-indent="0.0008in" style:auto-text-indent="false"/>
    </style:style>
    <style:style style:name="P65" style:family="paragraph" style:parent-style-name="Standard">
      <style:text-properties style:font-name="Arial"/>
    </style:style>
    <style:style style:name="P66" style:family="paragraph" style:parent-style-name="Standard">
      <style:text-properties style:font-name="Arial" fo:font-size="9pt" fo:language="en" fo:country="US"/>
    </style:style>
    <style:style style:name="P67" style:family="paragraph" style:parent-style-name="Standard">
      <style:paragraph-properties fo:text-align="start" style:justify-single-word="false" style:text-autospace="none"/>
      <style:text-properties style:font-name="Arial" fo:font-size="9pt" style:font-name-asian="Times New Roman2" style:font-size-asian="10pt" style:font-name-complex="Times New Roman2" style:font-size-complex="10pt"/>
    </style:style>
    <style:style style:name="P68" style:family="paragraph" style:parent-style-name="Standard">
      <style:text-properties style:font-name="Arial" fo:font-size="12pt" style:font-name-asian="Times New Roman2" style:font-size-asian="10pt" style:font-name-complex="Times New Roman2" style:font-size-complex="10pt"/>
    </style:style>
    <style:style style:name="P69" style:family="paragraph" style:parent-style-name="Standard">
      <style:text-properties fo:language="en" fo:country="US"/>
    </style:style>
    <style:style style:name="P70" style:family="paragraph" style:parent-style-name="Standard">
      <style:paragraph-properties fo:text-align="justify" style:justify-single-word="false"/>
      <style:text-properties fo:font-style="normal" fo:font-weight="normal"/>
    </style:style>
    <style:style style:name="P71" style:family="paragraph" style:parent-style-name="Table_20_Contents">
      <style:text-properties fo:font-size="10pt"/>
    </style:style>
    <style:style style:name="P72" style:family="paragraph" style:parent-style-name="Table_20_Contents">
      <style:text-properties fo:font-size="10pt" fo:font-weight="bold"/>
    </style:style>
    <style:style style:name="P73" style:family="paragraph" style:parent-style-name="Table_20_Contents">
      <style:paragraph-properties fo:text-align="start" style:justify-single-word="false" style:text-autospace="none"/>
      <style:text-properties style:font-name="Times New Roman2" fo:font-size="10pt" fo:font-style="italic" style:font-name-asian="Times New Roman2" style:font-size-asian="10pt" style:font-style-asian="italic" style:font-name-complex="Times New Roman2" style:font-size-complex="10pt" style:font-style-complex="italic"/>
    </style:style>
    <style:style style:name="P74" style:family="paragraph" style:parent-style-name="Table_20_Contents">
      <style:text-properties style:font-name="Arial"/>
    </style:style>
    <style:style style:name="P75" style:family="paragraph" style:parent-style-name="Table_20_Contents">
      <style:text-properties style:font-name="Arial" fo:font-size="9pt"/>
    </style:style>
    <style:style style:name="P76" style:family="paragraph" style:parent-style-name="Table_20_Contents">
      <style:paragraph-properties fo:text-align="justify" style:justify-single-word="false"/>
      <style:text-properties style:font-name="Arial"/>
    </style:style>
    <style:style style:name="P77" style:family="paragraph" style:parent-style-name="Table_20_Contents">
      <style:text-properties style:font-name="Arial" fo:font-style="normal"/>
    </style:style>
    <style:style style:name="P78" style:family="paragraph" style:parent-style-name="Table_20_Contents">
      <style:text-properties fo:color="#ffffff" fo:font-size="12pt"/>
    </style:style>
    <style:style style:name="P79" style:family="paragraph" style:parent-style-name="Table_20_Contents">
      <style:text-properties fo:color="#000000" fo:font-size="10pt"/>
    </style:style>
    <style:style style:name="P80" style:family="paragraph" style:parent-style-name="Table_20_Contents">
      <style:paragraph-properties fo:text-align="center" style:justify-single-word="false"/>
      <style:text-properties fo:color="#000000" fo:font-size="10pt"/>
    </style:style>
    <style:style style:name="P81" style:family="paragraph" style:parent-style-name="Table_20_Contents">
      <style:text-properties fo:color="#000000" fo:font-size="10pt" fo:font-weight="normal"/>
    </style:style>
    <style:style style:name="P82" style:family="paragraph" style:parent-style-name="Preformatted_20_Text">
      <style:paragraph-properties fo:margin-top="0in" fo:margin-bottom="0.1965in"/>
    </style:style>
    <style:style style:name="P83" style:family="paragraph" style:parent-style-name="Body_20_Text1">
      <style:paragraph-properties fo:margin-left="0in" fo:margin-right="0in" fo:text-align="justify" style:justify-single-word="false" fo:text-indent="0in" style:auto-text-indent="false"/>
      <style:text-properties style:font-name="Arial"/>
    </style:style>
    <style:style style:name="P84" style:family="paragraph" style:parent-style-name="Body_20_Text1">
      <style:paragraph-properties fo:margin-left="0in" fo:margin-right="0in" fo:text-align="justify" style:justify-single-word="false" fo:text-indent="0in" style:auto-text-indent="false"/>
      <style:text-properties fo:font-style="normal" style:text-underline-style="solid" style:text-underline-width="auto" style:text-underline-color="font-color" fo:font-weight="bold" fo:background-color="#ffffff"/>
    </style:style>
    <style:style style:name="P85" style:family="paragraph" style:parent-style-name="Body_20_Text1">
      <style:paragraph-properties fo:margin-left="0in" fo:margin-right="0in" fo:text-align="justify" style:justify-single-word="false" fo:text-indent="0in" style:auto-text-indent="false"/>
      <style:text-properties fo:background-color="#ffffff"/>
    </style:style>
    <style:style style:name="P86" style:family="paragraph" style:parent-style-name="Body_20_Text1">
      <style:paragraph-properties fo:margin-left="0.3in" fo:margin-right="0in" fo:text-align="justify" style:justify-single-word="false" fo:text-indent="0.0008in" style:auto-text-indent="false"/>
    </style:style>
    <style:style style:name="P87" style:family="paragraph" style:parent-style-name="Body_20_Text1">
      <style:paragraph-properties fo:margin-left="0.5in" fo:margin-right="0in" fo:text-align="justify" style:justify-single-word="false" fo:text-indent="0in" style:auto-text-indent="false"/>
      <style:text-properties style:font-name="Arial" style:text-underline-style="none" fo:background-color="#ffff00"/>
    </style:style>
    <style:style style:name="P88" style:family="paragraph" style:parent-style-name="Body_20_Text1">
      <style:paragraph-properties fo:margin-left="0.5in" fo:margin-right="0in" fo:text-align="justify" style:justify-single-word="false" fo:text-indent="0in" style:auto-text-indent="false"/>
      <style:text-properties style:text-underline-style="none"/>
    </style:style>
    <style:style style:name="P89" style:family="paragraph" style:parent-style-name="Body_20_Text1">
      <style:paragraph-properties fo:margin-left="0.5in" fo:margin-right="0in" fo:text-align="justify" style:justify-single-word="false" fo:text-indent="0in" style:auto-text-indent="false" fo:background-color="transparent">
        <style:background-image/>
      </style:paragraph-properties>
      <style:text-properties fo:color="#000000" fo:background-color="#ffffff"/>
    </style:style>
    <style:style style:name="P90" style:family="paragraph" style:parent-style-name="Body_20_Text1">
      <style:paragraph-properties fo:margin-left="0.3252in" fo:margin-right="0in" fo:text-align="justify" style:justify-single-word="false" fo:text-indent="0in" style:auto-text-indent="false"/>
      <style:text-properties style:font-name="Arial"/>
    </style:style>
    <style:style style:name="P91" style:family="paragraph" style:parent-style-name="Body_20_Text1">
      <style:paragraph-properties fo:margin-left="0.35in" fo:margin-right="0in" fo:text-align="justify" style:justify-single-word="false" fo:text-indent="0.0008in" style:auto-text-indent="false"/>
      <style:text-properties fo:font-style="normal"/>
    </style:style>
    <style:style style:name="P92" style:family="paragraph" style:parent-style-name="Body_20_Text1">
      <style:paragraph-properties fo:margin-left="0.35in" fo:margin-right="0in" fo:text-align="justify" style:justify-single-word="false" fo:text-indent="0.0008in" style:auto-text-indent="false"/>
      <style:text-properties fo:font-style="normal" style:text-underline-style="none"/>
    </style:style>
    <style:style style:name="P93" style:family="paragraph" style:parent-style-name="Body_20_Text2">
      <style:paragraph-properties fo:margin-left="0.3228in" fo:margin-right="0in" fo:text-indent="0.0008in" style:auto-text-indent="false"/>
    </style:style>
    <style:style style:name="P94" style:family="paragraph" style:parent-style-name="Body_20_Text2">
      <style:paragraph-properties fo:margin-left="0.3228in" fo:margin-right="0in" fo:text-align="justify" style:justify-single-word="false" fo:text-indent="0.0008in" style:auto-text-indent="false"/>
      <style:text-properties style:font-name="Arial" fo:font-weight="normal"/>
    </style:style>
    <style:style style:name="P95" style:family="paragraph" style:parent-style-name="Body_20_Text1">
      <style:paragraph-properties fo:margin-left="0.3228in" fo:margin-right="0in" fo:text-align="justify" style:justify-single-word="false" fo:text-indent="0.0008in" style:auto-text-indent="false"/>
      <style:text-properties fo:font-weight="bold"/>
    </style:style>
    <style:style style:name="P96" style:family="paragraph" style:parent-style-name="Contents_20_3">
      <style:paragraph-properties fo:margin-top="0.0972in" fo:margin-bottom="0.0417in" fo:orphans="2" fo:widows="2" fo:keep-with-next="auto"/>
    </style:style>
    <style:style style:name="P97" style:family="paragraph" style:parent-style-name="Contents_20_3">
      <style:paragraph-properties fo:margin-top="0.0972in" fo:margin-bottom="0.0417in" fo:text-align="justify" style:justify-single-word="false" fo:orphans="2" fo:widows="2" fo:keep-with-next="auto"/>
      <style:text-properties fo:font-style="normal"/>
    </style:style>
    <style:style style:name="P98" style:family="paragraph" style:parent-style-name="Body_20_Text1">
      <style:paragraph-properties fo:margin-top="0.0972in" fo:margin-bottom="0.0417in" fo:text-align="justify" style:justify-single-word="false" fo:orphans="2" fo:widows="2" fo:keep-with-next="auto"/>
      <style:text-properties fo:font-style="normal"/>
    </style:style>
    <style:style style:name="P99" style:family="paragraph" style:parent-style-name="Instruction_20_2">
      <style:paragraph-properties fo:margin-top="0.0972in" fo:margin-bottom="0.0417in" fo:orphans="2" fo:widows="2" fo:keep-with-next="auto">
        <style:tab-stops/>
      </style:paragraph-properties>
    </style:style>
    <style:style style:name="P100" style:family="paragraph" style:parent-style-name="Body_20_Text1">
      <style:paragraph-properties fo:margin-left="0.3417in" fo:margin-right="0in" fo:text-align="justify" style:justify-single-word="false" fo:text-indent="0.0008in" style:auto-text-indent="false"/>
      <style:text-properties fo:font-style="normal" style:text-underline-style="none"/>
    </style:style>
    <style:style style:name="P101" style:family="paragraph" style:parent-style-name="First_20_line_20_indent">
      <style:paragraph-properties fo:margin-left="0.5in" fo:margin-right="0in" fo:text-align="justify" style:justify-single-word="false" fo:text-indent="0.1965in" style:auto-text-indent="false"/>
      <style:text-properties style:font-name="Arial" fo:font-size="9pt" fo:font-style="normal"/>
    </style:style>
    <style:style style:name="P102" style:family="paragraph" style:parent-style-name="First_20_line_20_indent">
      <style:paragraph-properties fo:margin-left="0.5in" fo:margin-right="0in" fo:text-align="justify" style:justify-single-word="false" fo:text-indent="0.1965in" style:auto-text-indent="false"/>
      <style:text-properties fo:font-style="normal"/>
    </style:style>
    <style:style style:name="P103" style:family="paragraph" style:parent-style-name="Text_20_body">
      <style:paragraph-properties fo:margin-left="0.5in" fo:margin-right="0in" fo:text-align="justify" style:justify-single-word="false" fo:text-indent="0.1965in" style:auto-text-indent="false"/>
      <style:text-properties style:font-name="Arial" fo:font-size="9pt" fo:font-style="normal"/>
    </style:style>
    <style:style style:name="P104" style:family="paragraph" style:parent-style-name="Text_20_body">
      <style:paragraph-properties fo:margin-left="0.5in" fo:margin-right="0in" fo:margin-top="0in" fo:margin-bottom="0in" fo:text-align="justify" style:justify-single-word="false" fo:text-indent="0.1965in" style:auto-text-indent="false"/>
    </style:style>
    <style:style style:name="P105" style:family="paragraph" style:parent-style-name="Text_20_body">
      <style:paragraph-properties fo:margin-left="0.5in" fo:margin-right="0in" fo:margin-top="0in" fo:margin-bottom="0in" fo:text-align="justify" style:justify-single-word="false" fo:text-indent="0.1965in" style:auto-text-indent="false"/>
      <style:text-properties style:font-name="Times New Roman" fo:font-size="10pt" fo:font-style="normal"/>
    </style:style>
    <style:style style:name="P106" style:family="paragraph" style:parent-style-name="Text_20_body">
      <style:paragraph-properties fo:margin-left="0.5in" fo:margin-right="0in" fo:margin-top="0in" fo:margin-bottom="0in" fo:text-align="justify" style:justify-single-word="false" fo:text-indent="0.1965in" style:auto-text-indent="false"/>
      <style:text-properties style:font-name="Arial" fo:font-size="9pt" fo:font-style="normal"/>
    </style:style>
    <style:style style:name="P107" style:family="paragraph" style:parent-style-name="Body_20_Text1">
      <style:paragraph-properties fo:margin-left="0in" fo:margin-right="0in" fo:text-align="justify" style:justify-single-word="false" fo:text-indent="0.0008in" style:auto-text-indent="false"/>
    </style:style>
    <style:style style:name="P108" style:family="paragraph" style:parent-style-name="Body_20_Text1">
      <style:paragraph-properties fo:margin-left="0in" fo:margin-right="0in" fo:text-align="justify" style:justify-single-word="false" fo:text-indent="0.0008in" style:auto-text-indent="false" fo:break-before="page"/>
    </style:style>
    <style:style style:name="P109" style:family="paragraph" style:parent-style-name="Contents_20_3">
      <style:paragraph-properties fo:margin-left="0in" fo:margin-right="0in" fo:text-indent="0.0008in" style:auto-text-indent="false"/>
    </style:style>
    <style:style style:name="P110" style:family="paragraph" style:parent-style-name="Contents_20_3">
      <style:paragraph-properties fo:margin-left="0in" fo:margin-right="0in" fo:margin-top="0.0972in" fo:margin-bottom="0.0417in" fo:orphans="2" fo:widows="2" fo:text-indent="0.0008in" style:auto-text-indent="false" fo:keep-with-next="auto"/>
      <style:text-properties style:font-name="Arial" fo:font-size="12pt" fo:language="en" fo:country="US" fo:font-weight="bold" fo:background-color="#ffffff"/>
    </style:style>
    <style:style style:name="P111" style:family="paragraph" style:parent-style-name="First_20_line_20_indent">
      <style:paragraph-properties fo:text-align="center" style:justify-single-word="false"/>
    </style:style>
    <style:style style:name="P112" style:family="paragraph" style:parent-style-name="Body_20_Text1">
      <style:paragraph-properties fo:margin-left="0.5634in" fo:margin-right="0in" fo:text-indent="0.0008in" style:auto-text-indent="false"/>
    </style:style>
    <style:style style:name="P113" style:family="paragraph" style:parent-style-name="Body_20_Text1">
      <style:paragraph-properties fo:margin-left="0.5634in" fo:margin-right="0in" fo:text-align="justify" style:justify-single-word="false" fo:text-indent="0.0008in" style:auto-text-indent="false"/>
    </style:style>
    <style:style style:name="P114" style:family="paragraph" style:parent-style-name="Body_20_Text1">
      <style:paragraph-properties fo:margin-left="0.3543in" fo:margin-right="0in" fo:text-align="justify" style:justify-single-word="false" fo:text-indent="0.0008in" style:auto-text-indent="false"/>
    </style:style>
    <style:style style:name="P115" style:family="paragraph" style:parent-style-name="Body_20_Text1">
      <style:paragraph-properties fo:background-color="transparent">
        <style:background-image/>
      </style:paragraph-properties>
      <style:text-properties style:text-underline-style="solid" style:text-underline-width="auto" style:text-underline-color="font-color" fo:background-color="#ffff00"/>
    </style:style>
    <style:style style:name="P116" style:family="paragraph" style:parent-style-name="Body_20_Text1">
      <style:paragraph-properties fo:text-align="justify" style:justify-single-word="false" fo:background-color="transparent">
        <style:background-image/>
      </style:paragraph-properties>
      <style:text-properties fo:background-color="#ffff00"/>
    </style:style>
    <style:style style:name="P117" style:family="paragraph" style:parent-style-name="Body_20_Text1">
      <style:paragraph-properties fo:text-align="justify" style:justify-single-word="false" fo:background-color="transparent">
        <style:background-image/>
      </style:paragraph-properties>
      <style:text-properties fo:background-color="#ffffff"/>
    </style:style>
    <style:style style:name="P118" style:family="paragraph" style:parent-style-name="Body_20_Text1">
      <style:paragraph-properties fo:margin-left="0.552in" fo:margin-right="0in" fo:text-align="justify" style:justify-single-word="false" fo:text-indent="0.0008in" style:auto-text-indent="false"/>
    </style:style>
    <style:style style:name="P119" style:family="paragraph" style:parent-style-name="Body_20_Text1">
      <style:paragraph-properties fo:margin-left="0.3335in" fo:margin-right="0in" fo:text-align="justify" style:justify-single-word="false" fo:text-indent="0.0008in" style:auto-text-indent="false"/>
      <style:text-properties fo:font-style="normal"/>
    </style:style>
    <style:style style:name="P120" style:family="paragraph" style:parent-style-name="Contents_20_4">
      <style:paragraph-properties fo:text-align="justify" style:justify-single-word="false"/>
      <style:text-properties fo:font-style="normal"/>
    </style:style>
    <style:style style:name="P121" style:family="paragraph" style:parent-style-name="Contents_20_4">
      <style:text-properties fo:background-color="#ffffff"/>
    </style:style>
    <style:style style:name="P122" style:family="paragraph" style:parent-style-name="Body_20_Text1">
      <style:paragraph-properties fo:margin-left="0.3854in" fo:margin-right="0in" fo:text-align="justify" style:justify-single-word="false" fo:text-indent="0.0008in" style:auto-text-indent="false"/>
    </style:style>
    <style:style style:name="P123" style:family="paragraph" style:parent-style-name="Body_20_Text1">
      <style:paragraph-properties fo:margin-left="0.3165in" fo:margin-right="0in" fo:text-align="justify" style:justify-single-word="false" fo:text-indent="0.0008in" style:auto-text-indent="false"/>
    </style:style>
    <style:style style:name="P124" style:family="paragraph" style:parent-style-name="Body_20_Text1">
      <style:paragraph-properties fo:margin-left="0.3165in" fo:margin-right="0in" fo:text-align="justify" style:justify-single-word="false" fo:text-indent="0.0008in" style:auto-text-indent="false"/>
      <style:text-properties fo:background-color="#ffffff"/>
    </style:style>
    <style:style style:name="P125" style:family="paragraph" style:parent-style-name="Table_20_Heading">
      <style:text-properties style:font-name="Arial"/>
    </style:style>
    <style:style style:name="P126" style:family="paragraph" style:parent-style-name="Body_20_Text1">
      <style:paragraph-properties fo:margin-left="0.3126in" fo:margin-right="0in" fo:text-align="justify" style:justify-single-word="false" fo:text-indent="0.0008in" style:auto-text-indent="false"/>
      <style:text-properties style:font-name="Times New Roman" fo:font-size="9pt" fo:background-color="#ffffff"/>
    </style:style>
    <style:style style:name="P127" style:family="paragraph" style:parent-style-name="Body_20_Text1">
      <style:paragraph-properties fo:margin-left="0.3126in" fo:margin-right="0in" fo:text-align="justify" style:justify-single-word="false" fo:text-indent="0.0008in" style:auto-text-indent="false"/>
      <style:text-properties style:font-name="Times New Roman" fo:font-size="9pt" fo:font-weight="bold" fo:background-color="#ffffff"/>
    </style:style>
    <style:style style:name="P128" style:family="paragraph" style:parent-style-name="Body_20_Text1">
      <style:paragraph-properties fo:margin-left="0.3126in" fo:margin-right="0in" fo:text-align="justify" style:justify-single-word="false" fo:text-indent="0.0008in" style:auto-text-indent="false"/>
      <style:text-properties style:font-name="Arial" fo:font-size="12pt" fo:background-color="#ffffff"/>
    </style:style>
    <style:style style:name="P129" style:family="paragraph" style:parent-style-name="Body_20_Text3">
      <style:paragraph-properties fo:margin-left="0.3126in" fo:margin-right="0in" fo:text-indent="0.0008in" style:auto-text-indent="false"/>
      <style:text-properties fo:font-style="normal"/>
    </style:style>
    <style:style style:name="P130" style:family="paragraph" style:parent-style-name="Body_20_Text3">
      <style:paragraph-properties fo:margin-left="0.3126in" fo:margin-right="0in" fo:text-align="justify" style:justify-single-word="false" fo:text-indent="0.0008in" style:auto-text-indent="false"/>
      <style:text-properties fo:font-style="normal"/>
    </style:style>
    <style:style style:name="P131" style:family="paragraph" style:parent-style-name="Body_20_Text3">
      <style:paragraph-properties fo:margin-left="0.3126in" fo:margin-right="0in" fo:text-indent="0.0008in" style:auto-text-indent="false"/>
      <style:text-properties fo:font-style="normal" fo:font-weight="normal"/>
    </style:style>
    <style:style style:name="P132" style:family="paragraph" style:parent-style-name="Body_20_Text3">
      <style:paragraph-properties fo:margin-left="0.3126in" fo:margin-right="0in" fo:text-align="justify" style:justify-single-word="false" fo:text-indent="0.0008in" style:auto-text-indent="false"/>
    </style:style>
    <style:style style:name="P133" style:family="paragraph" style:parent-style-name="Body_20_Text2">
      <style:paragraph-properties fo:margin-left="0.2917in" fo:margin-right="0in" fo:text-align="justify" style:justify-single-word="false" fo:text-indent="0.0008in" style:auto-text-indent="false"/>
    </style:style>
    <style:style style:name="P134" style:family="paragraph" style:parent-style-name="Instruction_20_2">
      <style:text-properties fo:color="#000000" fo:background-color="#ffffff"/>
    </style:style>
    <style:style style:name="P135" style:family="paragraph" style:parent-style-name="Body_20_Text2">
      <style:paragraph-properties fo:margin-left="0.3437in" fo:margin-right="0in" fo:text-indent="0.0008in" style:auto-text-indent="false"/>
      <style:text-properties fo:font-weight="normal"/>
    </style:style>
    <style:style style:name="P136" style:family="paragraph" style:parent-style-name="Instructions_20_1">
      <style:text-properties fo:background-color="#ff0000"/>
    </style:style>
    <style:style style:name="P137" style:family="paragraph" style:parent-style-name="Standard" style:list-style-name="L4">
      <style:paragraph-properties fo:margin-left="0.3in" fo:margin-right="0in" fo:text-align="justify" style:justify-single-word="false" fo:text-indent="0.0008in" style:auto-text-indent="false"/>
    </style:style>
    <style:style style:name="P138" style:family="paragraph" style:parent-style-name="Heading_20_1">
      <style:paragraph-properties fo:break-before="page"/>
    </style:style>
    <style:style style:name="P139" style:family="paragraph" style:parent-style-name="Heading_20_2" style:master-page-name="">
      <style:paragraph-properties fo:margin-left="0in" fo:margin-right="0in" fo:margin-top="0.0972in" fo:margin-bottom="0.0417in" fo:text-align="justify" style:justify-single-word="false" fo:orphans="2" fo:widows="2" fo:text-indent="0in" style:auto-text-indent="false" style:page-number="auto" fo:keep-with-next="auto">
        <style:tab-stops/>
      </style:paragraph-properties>
      <style:text-properties style:font-name="Arial" fo:font-size="12pt" fo:language="en" fo:country="US" fo:font-weight="bold"/>
    </style:style>
    <style:style style:name="P140" style:family="paragraph" style:parent-style-name="Heading_20_2" style:master-page-name="">
      <style:paragraph-properties fo:margin-top="0.0972in" fo:margin-bottom="0.0417in" fo:orphans="2" fo:widows="2" style:page-number="auto" fo:keep-with-next="auto">
        <style:tab-stops/>
      </style:paragraph-properties>
    </style:style>
    <style:style style:name="P141" style:family="paragraph" style:parent-style-name="Heading_20_3">
      <style:paragraph-properties fo:margin-top="0.0972in" fo:margin-bottom="0.0417in" fo:orphans="2" fo:widows="2" fo:keep-with-next="auto"/>
    </style:style>
    <style:style style:name="P142" style:family="paragraph" style:parent-style-name="Heading_20_3">
      <style:paragraph-properties fo:margin-top="0.0972in" fo:margin-bottom="0.0417in" fo:text-align="justify" style:justify-single-word="false" fo:orphans="2" fo:widows="2" fo:keep-with-next="auto"/>
      <style:text-properties fo:font-style="normal"/>
    </style:style>
    <style:style style:name="P143" style:family="paragraph" style:parent-style-name="Heading_20_3">
      <style:paragraph-properties fo:margin-left="0in" fo:margin-right="0in" fo:text-indent="0.0008in" style:auto-text-indent="false"/>
    </style:style>
    <style:style style:name="P144" style:family="paragraph" style:parent-style-name="Heading_20_3">
      <style:paragraph-properties fo:margin-left="0in" fo:margin-right="0in" fo:margin-top="0.0972in" fo:margin-bottom="0.0417in" fo:orphans="2" fo:widows="2" fo:text-indent="0.0008in" style:auto-text-indent="false" fo:keep-with-next="auto"/>
      <style:text-properties style:font-name="Arial" fo:font-size="12pt" fo:language="en" fo:country="US" fo:font-weight="bold" fo:background-color="transparent"/>
    </style:style>
    <style:style style:name="P145" style:family="paragraph" style:parent-style-name="Heading_20_4">
      <style:paragraph-properties fo:text-align="justify" style:justify-single-word="false"/>
    </style:style>
    <style:style style:name="P146" style:family="paragraph" style:parent-style-name="Heading_20_4">
      <style:text-properties fo:background-color="#ffffff"/>
    </style:style>
    <style:style style:name="P147" style:family="paragraph" style:parent-style-name="Header">
      <style:paragraph-properties>
        <style:tab-stops>
          <style:tab-stop style:position="3.25in" style:type="center"/>
          <style:tab-stop style:position="6.3752in" style:type="right"/>
        </style:tab-stops>
      </style:paragraph-properties>
      <style:text-properties style:font-name="Arial" fo:font-size="8pt"/>
    </style:style>
    <style:style style:name="P148" style:family="paragraph" style:parent-style-name="Body_20_Text1" style:list-style-name="L2"/>
    <style:style style:name="P149" style:family="paragraph" style:parent-style-name="Body_20_Text1" style:list-style-name="L2">
      <style:text-properties fo:font-weight="bold"/>
    </style:style>
    <style:style style:name="P150" style:family="paragraph" style:parent-style-name="Body_20_Text1" style:list-style-name="L2">
      <style:paragraph-properties fo:text-align="justify" style:justify-single-word="false"/>
      <style:text-properties fo:font-weight="bold"/>
    </style:style>
    <style:style style:name="P151" style:family="paragraph" style:parent-style-name="Body_20_Text1" style:list-style-name="L2">
      <style:paragraph-properties fo:text-align="justify" style:justify-single-word="false"/>
      <style:text-properties fo:language="en" fo:country="US" fo:font-weight="bold"/>
    </style:style>
    <style:style style:name="P152" style:family="paragraph" style:parent-style-name="Body_20_Text1" style:list-style-name="L2">
      <style:paragraph-properties fo:text-align="justify" style:justify-single-word="false"/>
    </style:style>
    <style:style style:name="P153" style:family="paragraph" style:parent-style-name="Body_20_Text1" style:list-style-name="L9">
      <style:paragraph-properties fo:text-align="justify" style:justify-single-word="false"/>
    </style:style>
    <style:style style:name="P154" style:family="paragraph" style:parent-style-name="Body_20_Text1" style:list-style-name="L17">
      <style:paragraph-properties fo:text-align="justify" style:justify-single-word="false"/>
    </style:style>
    <style:style style:name="P155" style:family="paragraph" style:parent-style-name="Body_20_Text1" style:list-style-name="L19">
      <style:paragraph-properties fo:text-align="justify" style:justify-single-word="false"/>
    </style:style>
    <style:style style:name="P156" style:family="paragraph" style:parent-style-name="Body_20_Text1" style:list-style-name="L8">
      <style:paragraph-properties fo:text-align="justify" style:justify-single-word="false"/>
      <style:text-properties fo:font-style="normal"/>
    </style:style>
    <style:style style:name="P157" style:family="paragraph" style:parent-style-name="Body_20_Text1" style:list-style-name="L16"/>
    <style:style style:name="P158" style:family="paragraph" style:parent-style-name="Body_20_Text1" style:list-style-name="L19">
      <style:paragraph-properties fo:text-align="justify" style:justify-single-word="false"/>
      <style:text-properties style:font-name="Arial" fo:font-size="12pt"/>
    </style:style>
    <style:style style:name="P159" style:family="paragraph" style:parent-style-name="Body_20_Text1" style:list-style-name="L1">
      <style:paragraph-properties fo:margin-left="0.5in" fo:margin-right="0in" fo:text-align="justify" style:justify-single-word="false" fo:text-indent="0.0008in" style:auto-text-indent="false"/>
    </style:style>
    <style:style style:name="P160" style:family="paragraph" style:parent-style-name="Body_20_Text1" style:list-style-name="L6">
      <style:paragraph-properties fo:margin-left="0.5in" fo:margin-right="0in" fo:text-align="justify" style:justify-single-word="false" fo:text-indent="0.0008in" style:auto-text-indent="false"/>
    </style:style>
    <style:style style:name="P161" style:family="paragraph" style:parent-style-name="Body_20_Text1" style:list-style-name="L7">
      <style:paragraph-properties fo:margin-left="0.5in" fo:margin-right="0in" fo:text-align="justify" style:justify-single-word="false" fo:text-indent="0.0008in" style:auto-text-indent="false"/>
    </style:style>
    <style:style style:name="P162" style:family="paragraph" style:parent-style-name="Body_20_Text1" style:list-style-name="L10">
      <style:paragraph-properties fo:margin-left="0.5in" fo:margin-right="0in" fo:text-align="justify" style:justify-single-word="false" fo:text-indent="0.0008in" style:auto-text-indent="false"/>
    </style:style>
    <style:style style:name="P163" style:family="paragraph" style:parent-style-name="Body_20_Text1" style:list-style-name="L12">
      <style:paragraph-properties fo:margin-left="0.5in" fo:margin-right="0in" fo:text-align="justify" style:justify-single-word="false" fo:text-indent="0.0008in" style:auto-text-indent="false"/>
    </style:style>
    <style:style style:name="P164" style:family="paragraph" style:parent-style-name="Body_20_Text1" style:list-style-name="L14">
      <style:paragraph-properties fo:margin-left="0.5in" fo:margin-right="0in" fo:text-align="justify" style:justify-single-word="false" fo:text-indent="0.0008in" style:auto-text-indent="false"/>
    </style:style>
    <style:style style:name="P165" style:family="paragraph" style:parent-style-name="Body_20_Text1" style:list-style-name="L7">
      <style:paragraph-properties fo:margin-left="0.5in" fo:margin-right="0in" fo:text-align="justify" style:justify-single-word="false" fo:text-indent="0.0008in" style:auto-text-indent="false"/>
      <style:text-properties fo:font-style="normal"/>
    </style:style>
    <style:style style:name="P166" style:family="paragraph" style:parent-style-name="Body_20_Text1" style:list-style-name="L11">
      <style:paragraph-properties fo:margin-left="0.5in" fo:margin-right="0in" fo:text-align="justify" style:justify-single-word="false" fo:text-indent="0.0008in" style:auto-text-indent="false"/>
      <style:text-properties fo:font-style="normal"/>
    </style:style>
    <style:style style:name="P167" style:family="paragraph" style:parent-style-name="Body_20_Text1" style:list-style-name="L13">
      <style:paragraph-properties fo:margin-left="0.5in" fo:margin-right="0in" fo:text-align="justify" style:justify-single-word="false" fo:text-indent="0.0008in" style:auto-text-indent="false"/>
      <style:text-properties fo:font-style="normal" fo:font-weight="normal"/>
    </style:style>
    <style:style style:name="P168" style:family="paragraph" style:parent-style-name="Body_20_Text1" style:list-style-name="L7">
      <style:paragraph-properties fo:margin-left="0.5in" fo:margin-right="0in" fo:text-align="justify" style:justify-single-word="false" fo:text-indent="0.0008in" style:auto-text-indent="false"/>
      <style:text-properties style:font-name="Arial" fo:font-size="12pt" fo:language="en" fo:country="US" fo:font-style="normal"/>
    </style:style>
    <style:style style:name="P169" style:family="paragraph" style:parent-style-name="Body_20_Text1" style:list-style-name="L15">
      <style:paragraph-properties fo:margin-left="0.5in" fo:margin-right="0in" fo:text-align="justify" style:justify-single-word="false" fo:text-indent="0.0008in" style:auto-text-indent="false"/>
      <style:text-properties fo:font-weight="normal"/>
    </style:style>
    <style:style style:name="P170" style:family="paragraph" style:parent-style-name="Body_20_Text1" style:list-style-name="L18">
      <style:paragraph-properties fo:margin-left="0.5in" fo:margin-right="0in" fo:text-align="justify" style:justify-single-word="false" fo:text-indent="0.0008in" style:auto-text-indent="false"/>
      <style:text-properties fo:font-weight="normal"/>
    </style:style>
    <style:style style:name="P171" style:family="paragraph" style:parent-style-name="Body_20_Text1" style:list-style-name="L18">
      <style:paragraph-properties fo:margin-left="0.5in" fo:margin-right="0in" fo:text-align="justify" style:justify-single-word="false" fo:text-indent="0.0008in" style:auto-text-indent="false"/>
      <style:text-properties fo:font-weight="normal" fo:background-color="#ffffff"/>
    </style:style>
    <style:style style:name="P172" style:family="paragraph" style:parent-style-name="Body_20_Text1" style:list-style-name="L21">
      <style:paragraph-properties fo:margin-left="0.5in" fo:margin-right="0in" fo:text-align="justify" style:justify-single-word="false" fo:text-indent="0.0008in" style:auto-text-indent="false"/>
      <style:text-properties fo:background-color="#ffffff"/>
    </style:style>
    <style:style style:name="P173" style:family="paragraph" style:parent-style-name="Body_20_Text1" style:list-style-name="L3">
      <style:paragraph-properties fo:margin-left="0.5in" fo:margin-right="0in" fo:text-align="justify" style:justify-single-word="false" fo:text-indent="0in" style:auto-text-indent="false"/>
      <style:text-properties style:font-name="Arial" style:text-underline-style="none"/>
    </style:style>
    <style:style style:name="P174" style:family="paragraph" style:parent-style-name="Body_20_Text1" style:list-style-name="L3">
      <style:paragraph-properties fo:margin-left="0.5in" fo:margin-right="0in" fo:text-align="justify" style:justify-single-word="false" fo:text-indent="0in" style:auto-text-indent="false"/>
      <style:text-properties style:text-underline-style="none"/>
    </style:style>
    <style:style style:name="P175" style:family="paragraph" style:parent-style-name="Body_20_Text1" style:list-style-name="L3">
      <style:paragraph-properties fo:margin-left="0.5in" fo:margin-right="0in" fo:text-align="justify" style:justify-single-word="false" fo:text-indent="0in" style:auto-text-indent="false" fo:background-color="transparent">
        <style:background-image/>
      </style:paragraph-properties>
      <style:text-properties fo:color="#000000" fo:background-color="#ffffff"/>
    </style:style>
    <style:style style:name="P176" style:family="paragraph" style:parent-style-name="Body_20_Text1" style:list-style-name="L3">
      <style:paragraph-properties fo:margin-left="0.5in" fo:margin-right="0in" fo:text-align="justify" style:justify-single-word="false" fo:text-indent="0in" style:auto-text-indent="false" fo:background-color="transparent">
        <style:background-image/>
      </style:paragraph-properties>
      <style:text-properties fo:color="#800000" fo:background-color="#ffffff"/>
    </style:style>
    <style:style style:name="P177" style:family="paragraph" style:parent-style-name="Body_20_Text1" style:list-style-name="L4">
      <style:paragraph-properties fo:margin-left="0.3in" fo:margin-right="0in" fo:text-align="justify" style:justify-single-word="false" fo:text-indent="0.0008in" style:auto-text-indent="false"/>
      <style:text-properties style:font-name="Arial" fo:font-weight="normal"/>
    </style:style>
    <style:style style:name="P178" style:family="paragraph" style:parent-style-name="Body_20_Text1" style:list-style-name="L4">
      <style:paragraph-properties fo:margin-left="0.3in" fo:margin-right="0in" fo:text-align="justify" style:justify-single-word="false" fo:text-indent="0.0008in" style:auto-text-indent="false"/>
    </style:style>
    <style:style style:name="P179" style:family="paragraph" style:parent-style-name="Body_20_Text1" style:list-style-name="L4">
      <style:paragraph-properties fo:margin-left="0.3in" fo:margin-right="0in" fo:text-align="justify" style:justify-single-word="false" fo:text-indent="0.0008in" style:auto-text-indent="false" fo:background-color="transparent">
        <style:background-image/>
      </style:paragraph-properties>
      <style:text-properties fo:background-color="#ffff00"/>
    </style:style>
    <style:style style:name="P180" style:family="paragraph" style:parent-style-name="Body_20_Text1" style:list-style-name="L4">
      <style:paragraph-properties fo:margin-left="0.3in" fo:margin-right="0in" fo:text-align="justify" style:justify-single-word="false" fo:text-indent="0.0008in" style:auto-text-indent="false" fo:background-color="transparent">
        <style:background-image/>
      </style:paragraph-properties>
      <style:text-properties fo:background-color="#ff0000"/>
    </style:style>
    <style:style style:name="P181" style:family="paragraph" style:parent-style-name="Body_20_Text1" style:list-style-name="L4">
      <style:paragraph-properties fo:margin-left="0.3in" fo:margin-right="0in" fo:text-align="justify" style:justify-single-word="false" fo:text-indent="0.0008in" style:auto-text-indent="false" fo:background-color="transparent">
        <style:background-image/>
      </style:paragraph-properties>
      <style:text-properties fo:background-color="#ffffff"/>
    </style:style>
    <style:style style:name="P182" style:family="paragraph" style:parent-style-name="Body_20_Text1" style:list-style-name="L8">
      <style:paragraph-properties fo:margin-left="0.3417in" fo:margin-right="0in" fo:text-align="justify" style:justify-single-word="false" fo:text-indent="0.0008in" style:auto-text-indent="false"/>
      <style:text-properties fo:font-style="normal" style:text-underline-style="none"/>
    </style:style>
    <style:style style:name="P183" style:family="paragraph" style:parent-style-name="Body_20_Text1" style:list-style-name="L8">
      <style:paragraph-properties fo:margin-top="0.0972in" fo:margin-bottom="0.0417in" fo:text-align="justify" style:justify-single-word="false" fo:orphans="2" fo:widows="2" fo:keep-with-next="auto"/>
      <style:text-properties fo:font-style="normal"/>
    </style:style>
    <style:style style:name="P184" style:family="paragraph" style:parent-style-name="Body_20_Text2" style:list-style-name="L5">
      <style:paragraph-properties fo:margin-left="0.3228in" fo:margin-right="0in" fo:text-indent="0.0008in" style:auto-text-indent="false"/>
      <style:text-properties fo:font-weight="bold"/>
    </style:style>
    <style:style style:name="P185" style:family="paragraph" style:parent-style-name="Body_20_Text2" style:list-style-name="L5">
      <style:paragraph-properties fo:margin-left="0.3228in" fo:margin-right="0in" fo:text-align="justify" style:justify-single-word="false" fo:text-indent="0.0008in" style:auto-text-indent="false"/>
    </style:style>
    <style:style style:name="P186" style:family="paragraph" style:parent-style-name="Body_20_Text2" style:list-style-name="L5">
      <style:paragraph-properties fo:margin-left="0.3228in" fo:margin-right="0in" fo:text-indent="0.0008in" style:auto-text-indent="false"/>
    </style:style>
    <style:style style:name="P187" style:family="paragraph" style:parent-style-name="Body_20_Text2" style:list-style-name="L5">
      <style:paragraph-properties fo:margin-left="0.3228in" fo:margin-right="0in" fo:text-align="justify" style:justify-single-word="false" fo:text-indent="0.0008in" style:auto-text-indent="false" fo:background-color="transparent">
        <style:background-image/>
      </style:paragraph-properties>
      <style:text-properties fo:background-color="#ffffff"/>
    </style:style>
    <style:style style:name="P188" style:family="paragraph" style:parent-style-name="Body_20_Text2" style:list-style-name="L20">
      <style:paragraph-properties fo:margin-left="0.5in" fo:margin-right="0in" fo:text-indent="0.0008in" style:auto-text-indent="false"/>
    </style:style>
    <style:style style:name="P189" style:family="paragraph">
      <style:paragraph-properties text:enable-numbering="false" fo:margin-left="0in" fo:margin-right="0in" fo:margin-top="0in" fo:margin-bottom="0in" fo:line-height="100%" fo:text-align="center" fo:text-indent="0in"/>
    </style:style>
    <style:style style:name="P190" style:family="paragraph">
      <style:paragraph-properties text:enable-numbering="false" fo:margin-left="0in" fo:margin-right="0in" fo:margin-top="0in" fo:margin-bottom="0in" fo:line-height="100%" fo:text-align="center" fo:text-indent="0in"/>
      <style:text-properties fo:color="#000000" style:text-outline="false" style:text-line-through-style="none" style:font-name="Thorndale" fo:font-size="12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191" style:family="paragraph">
      <style:paragraph-properties text:enable-numbering="false" fo:margin-left="0in" fo:margin-right="0in" fo:margin-top="0in" fo:margin-bottom="0in" fo:line-height="100%" fo:text-align="start" fo:text-indent="0in"/>
    </style:style>
    <style:style style:name="P192" style:family="paragraph">
      <style:paragraph-properties text:enable-numbering="false" fo:margin-left="0in" fo:margin-right="0in" fo:margin-top="0in" fo:margin-bottom="0in" fo:line-height="100%" fo:text-align="start" fo:text-indent="0in"/>
      <style:text-properties fo:color="#000000" style:text-outline="false" style:text-line-through-style="none" style:font-name="Thorndale" fo:font-size="12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193" style:family="paragraph">
      <style:paragraph-properties text:enable-numbering="false" fo:margin-left="0in" fo:margin-right="0in" fo:margin-top="0in" fo:margin-bottom="0in" fo:line-height="100%" fo:text-align="center" fo:text-indent="0in"/>
      <style:text-properties fo:color="#000000" style:text-outline="false" style:text-line-through-style="none" style:font-name="Thorndale"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194" style:family="paragraph">
      <style:paragraph-properties fo:text-align="center"/>
    </style:style>
    <style:style style:name="T1" style:family="text">
      <style:text-properties style:font-name="Arial"/>
    </style:style>
    <style:style style:name="T2" style:family="text">
      <style:text-properties style:font-name="Arial" fo:font-size="9pt"/>
    </style:style>
    <style:style style:name="T3" style:family="text">
      <style:text-properties style:font-name="Arial" fo:font-size="9pt" fo:font-style="normal"/>
    </style:style>
    <style:style style:name="T4" style:family="text">
      <style:text-properties style:font-name="Arial" fo:font-size="9pt" fo:font-style="normal" fo:font-weight="normal" fo:background-color="transparent"/>
    </style:style>
    <style:style style:name="T5" style:family="text">
      <style:text-properties style:font-name="Arial" fo:font-size="9pt" fo:font-style="normal" fo:font-weight="normal" fo:background-color="transparent" style:font-name-asian="Times New Roman2" style:font-size-asian="10pt" style:font-style-asian="italic" style:font-name-complex="Times New Roman2" style:font-size-complex="10pt" style:font-style-complex="italic"/>
    </style:style>
    <style:style style:name="T6" style:family="text">
      <style:text-properties style:font-name="Arial" fo:font-size="9pt" fo:language="en" fo:country="US"/>
    </style:style>
    <style:style style:name="T7" style:family="text">
      <style:text-properties style:font-name="Arial" style:text-underline-style="solid" style:text-underline-width="auto" style:text-underline-color="font-color"/>
    </style:style>
    <style:style style:name="T8" style:family="text">
      <style:text-properties style:font-name="Arial" fo:font-size="12pt" fo:language="en" fo:country="US"/>
    </style:style>
    <style:style style:name="T9" style:family="text">
      <style:text-properties style:font-name="Arial" fo:font-size="12pt" fo:language="en" fo:country="US" fo:font-style="normal" fo:background-color="#ffffff"/>
    </style:style>
    <style:style style:name="T10" style:family="text">
      <style:text-properties style:font-name="Arial" fo:font-size="12pt" fo:language="en" fo:country="US" fo:font-style="normal" style:text-underline-style="solid" style:text-underline-width="auto" style:text-underline-color="font-color" fo:background-color="#ffffff"/>
    </style:style>
    <style:style style:name="T11" style:family="text">
      <style:text-properties fo:language="en" fo:country="US"/>
    </style:style>
    <style:style style:name="T12" style:family="text">
      <style:text-properties fo:language="en" fo:country="US" fo:font-style="normal"/>
    </style:style>
    <style:style style:name="T13" style:family="text">
      <style:text-properties fo:language="en" fo:country="US" fo:font-style="normal" fo:font-weight="normal"/>
    </style:style>
    <style:style style:name="T14" style:family="text">
      <style:text-properties fo:font-size="9pt"/>
    </style:style>
    <style:style style:name="T15" style:family="text">
      <style:text-properties fo:font-weight="normal"/>
    </style:style>
    <style:style style:name="T16" style:family="text">
      <style:text-properties style:text-underline-style="none"/>
    </style:style>
    <style:style style:name="T17" style:family="text">
      <style:text-properties style:text-underline-style="none" fo:font-weight="normal"/>
    </style:style>
    <style:style style:name="T18" style:family="text">
      <style:text-properties fo:font-style="normal"/>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fo:font-weight="normal"/>
    </style:style>
    <style:style style:name="T22" style:family="text">
      <style:text-properties fo:font-style="normal" fo:font-weight="normal" fo:background-color="#ffffff"/>
    </style:style>
    <style:style style:name="T23" style:family="text">
      <style:text-properties fo:font-style="normal" fo:font-weight="normal" style:font-weight-asian="normal" style:font-weight-complex="normal"/>
    </style:style>
    <style:style style:name="T24" style:family="text">
      <style:text-properties fo:font-style="normal" fo:background-color="#ffff00"/>
    </style:style>
    <style:style style:name="T25" style:family="text">
      <style:text-properties fo:font-style="normal" fo:background-color="#ffffff"/>
    </style:style>
    <style:style style:name="T26" style:family="text">
      <style:text-properties fo:font-style="normal"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style>
    <style:style style:name="T29" style:family="text">
      <style:text-properties fo:font-size="12pt" style:font-name-asian="Times New Roman2" style:font-size-asian="10pt" style:font-name-complex="Times New Roman2" style:font-size-complex="10pt"/>
    </style:style>
    <style:style style:name="T30" style:family="text">
      <style:text-properties fo:background-color="#ffffff"/>
    </style:style>
    <style:style style:name="T31" style:family="text">
      <style:text-properties fo:font-style="italic"/>
    </style:style>
    <style:style style:name="T32" style:family="text">
      <style:text-properties fo:color="#000000" style:font-name="Arial" fo:font-size="12pt" fo:language="en" fo:country="US" style:text-underline-style="solid" style:text-underline-width="auto" style:text-underline-color="font-color" fo:background-color="#ffffff"/>
    </style:style>
    <style:style style:name="T33" style:family="text">
      <style:text-properties fo:color="#000000" fo:background-color="#ffffff"/>
    </style:style>
    <style:style style:name="T34" style:family="text">
      <style:text-properties fo:font-weight="bold"/>
    </style:style>
    <style:style style:name="T35" style:family="text">
      <style:text-properties fo:font-weight="bold" fo:background-color="#ffffff"/>
    </style:style>
    <style:style style:name="T36" style:family="text">
      <style:text-properties fo:background-color="#ffff00"/>
    </style:style>
    <style:style style:name="T37" style:family="text">
      <style:text-properties fo:font-size="10pt"/>
    </style:style>
    <style:style style:name="T38" style:family="text">
      <style:text-properties fo:font-size="10pt" fo:language="en" fo:country="US"/>
    </style:style>
    <style:style style:name="T39" style:family="text">
      <style:text-properties fo:font-size="10pt" style:text-underline-style="solid" style:text-underline-width="auto" style:text-underline-color="font-color"/>
    </style:style>
    <style:style style:name="T40" style:family="text">
      <style:text-properties style:font-name="Arial2" style:font-weight-asian="normal" style:font-weight-complex="normal"/>
    </style:style>
    <style:style style:name="T41" style:family="text">
      <style:text-properties style:font-name="Arial2" fo:font-weight="bold" style:font-weight-asian="bold" style:font-weight-complex="bold"/>
    </style:style>
    <style:style style:name="T42" style:family="text">
      <style:text-properties fo:color="#000000" style:text-outline="false" style:text-line-through-style="none" style:font-name="Thorndale" fo:font-size="12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7">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8">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2">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3">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4">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7">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8">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solid" draw:fill-color="#808080" draw:textarea-horizontal-align="center" draw:textarea-vertical-align="middle" draw:shadow="hidden" draw:shadow-offset-x="0.1181in" draw:shadow-offset-y="0.1181in" draw:shadow-color="#808080" style:run-through="foreground"/>
    </style:style>
    <style:style style:name="gr3" style:family="graphic">
      <style:graphic-properties draw:stroke="solid" svg:stroke-width="0in" svg:stroke-color="#000000" draw:marker-start-width="0.1181in" draw:marker-start-center="false" draw:marker-end-width="0.1181in" draw:marker-end-center="false" draw:fill="solid" draw:fill-color="#c0c0c0" draw:textarea-horizontal-align="center" draw:textarea-vertical-align="middle" draw:shadow="hidden" draw:shadow-offset-x="0.1181in" draw:shadow-offset-y="0.1181in" draw:shadow-color="#808080" style:run-through="foreground"/>
    </style:style>
    <style:style style:name="gr4" style:family="graphic">
      <style:graphic-properties draw:stroke="solid" svg:stroke-width="0in" svg:stroke-color="#000000" draw:marker-start-width="0.1181in" draw:marker-start-center="false" draw:marker-end-width="0.1181in" draw:marker-end-center="false" draw:fill="solid" draw:fill-color="#ffffff" draw:textarea-horizontal-align="center" draw:textarea-vertical-align="middle" draw:shadow="hidden" draw:shadow-offset-x="0.1181in" draw:shadow-offset-y="0.1181in" draw:shadow-color="#808080" style:run-through="foreground"/>
    </style:style>
    <style:style style:name="gr5" style:family="graphic">
      <style:graphic-properties draw:stroke="dash" draw:stroke-dash="Dash_20_10"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style:style style:name="gr6" style:family="graphic">
      <style:graphic-properties draw:stroke="dash" draw:stroke-dash="Dash_20_11"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style:style style:name="gr7"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778in" draw:shadow="hidden" draw:shadow-offset-x="0.1181in" draw:shadow-offset-y="0.1181in" draw:shadow-color="#808080" style:run-through="foreground"/>
    </style:style>
    <style:style style:name="gr8"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8154in" draw:shadow="hidden" draw:shadow-offset-x="0.1181in" draw:shadow-offset-y="0.1181in" draw:shadow-color="#808080" style:run-through="foreground"/>
    </style:style>
    <style:style style:name="gr9"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style:style style:name="gr10" style:family="graphic">
      <style:graphic-properties draw:stroke="none" svg:stroke-width="0in" svg:stroke-color="#000000" draw:marker-start-width="0.1181in" draw:marker-start-center="false" draw:marker-end-width="0.1181in" draw:marker-end-center="false" draw:fill="none" draw:fill-color="#ffffff" fo:min-height="0.1984in" draw:shadow="hidden" draw:shadow-offset-x="0.1181in" draw:shadow-offset-y="0.1181in" draw:shadow-color="#808080" style:run-through="foreground"/>
    </style:style>
    <style:style style:name="gr11" style:family="graphic">
      <style:graphic-properties draw:stroke="dash" draw:stroke-dash="Dash_20_12" svg:stroke-width="0in" svg:stroke-color="#000000" draw:marker-start="Arrow" draw:marker-start-width="0.0984in" draw:marker-start-center="false"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12" style:family="graphic">
      <style:graphic-properties draw:stroke="dash" draw:stroke-dash="Dash_20_13" svg:stroke-width="0in" svg:stroke-color="#000000" draw:marker-start-width="0.1181in" draw:marker-start-center="false"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13" style:family="graphic">
      <style:graphic-properties draw:stroke="dash" draw:stroke-dash="Dash_20_14"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14" style:family="graphic">
      <style:graphic-properties draw:stroke="solid"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15"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2457in" draw:shadow="hidden" draw:shadow-offset-x="0.1181in" draw:shadow-offset-y="0.1181in" draw:shadow-color="#808080" style:run-through="foreground"/>
    </style:style>
    <style:style style:name="gr16"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2465in" draw:shadow="hidden" draw:shadow-offset-x="0.1181in" draw:shadow-offset-y="0.1181in" draw:shadow-color="#808080" style:run-through="foreground"/>
    </style:style>
    <style:style style:name="gr17"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3382in" draw:shadow="hidden" draw:shadow-offset-x="0.1181in" draw:shadow-offset-y="0.1181in" draw:shadow-color="#808080" style:run-through="foreground"/>
    </style:style>
    <style:style style:name="gr18" style:family="graphic">
      <style:graphic-properties draw:stroke="solid" svg:stroke-width="0in" svg:stroke-color="#000000" draw:marker-start-width="0.1181in" draw:marker-start-center="false"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19"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2543in" draw:shadow="hidden" draw:shadow-offset-x="0.1181in" draw:shadow-offset-y="0.1181in" draw:shadow-color="#808080" style:run-through="foreground"/>
    </style:style>
    <style:style style:name="gr20"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2043in" fo:min-width="1.1772in" draw:shadow="hidden" draw:shadow-offset-x="0.1181in" draw:shadow-offset-y="0.1181in" draw:shadow-color="#808080" style:run-through="foreground"/>
    </style:style>
    <style:style style:name="gr21"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2398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in" svg:stroke-color="#000000" draw:marker-start-width="0.1181in" draw:marker-start-center="false" draw:marker-end-width="0.1181in" draw:marker-end-center="false" draw:fill="solid" draw:fill-color="#ffffff" draw:textarea-horizontal-align="center" draw:textarea-vertical-align="middle"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in" fo:min-width="0.2398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3161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in" svg:stroke-color="#000000" draw:marker-start-width="0.1181in" draw:marker-start-center="false" draw:marker-end-width="0.1181in" draw:marker-end-center="false" draw:fill="solid" draw:fill-color="#c0c0c0" draw:textarea-horizontal-align="center" draw:textarea-vertical-align="middle"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3382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number:number-style style:name="N116" number:title="User-defined">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Header"/>
      <text:p text:style-name="Header"/>
      <text:p text:style-name="Header"/>
      <text:p text:style-name="Header"/>
      <text:p text:style-name="Header"/>
      <text:p text:style-name="Header"/>
      <text:p text:style-name="P1">Functional Specification</text:p>
      <text:p text:style-name="P1"/>
      <text:p text:style-name="P1"><text:span text:style-name="T11">RMI-IIOP Load Balancing</text:span> and Failover</text:p>
      <text:p text:style-name="P1"/>
      <text:p text:style-name="P1">AS 9.0 EE</text:p>
      <text:p text:style-name="P1"/>
      <text:p text:style-name="Body_20_Text2">Author(s): Harold Carr</text:p>
      <text:p text:style-name="Body_20_Text2">email(s): <text:a xlink:type="simple" xlink:href="mailto:harold.carr@Sun.COM" text:style-name="Internet_20_link" text:visited-style-name="Visited_20_Internet_20_Link"><text:span text:style-name="T14">harold.carr@Sun.COM</text:span></text:a></text:p>
      <text:p text:style-name="Body_20_Text2">Status: [<text:span text:style-name="T15">Internal Draft</text:span>]</text:p>
      <text:p text:style-name="Body_20_Text2"/>
      <text:p text:style-name="P2">Change Log</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Version</text:p>
          </table:table-cell>
          <table:table-cell table:style-name="Table1.B1" office:value-type="string">
            <text:p text:style-name="P3">Comments</text:p>
          </table:table-cell>
          <table:table-cell table:style-name="Table1.B1" office:value-type="string">
            <text:p text:style-name="P3">Date</text:p>
          </table:table-cell>
          <table:table-cell table:style-name="Table1.D1" office:value-type="string">
            <text:p text:style-name="P3">Author</text:p>
          </table:table-cell>
        </table:table-row>
        <table:table-row table:style-name="Table1.1">
          <table:table-cell table:style-name="Table1.A2" office:value-type="string">
            <text:p text:style-name="P5">0.1</text:p>
          </table:table-cell>
          <table:table-cell table:style-name="Table1.B2" office:value-type="string">
            <text:p text:style-name="P4">Initial draft (links are not up-to-date).</text:p>
          </table:table-cell>
          <table:table-cell table:style-name="Table1.C2" office:value-type="date" office:date-value="2005-03-11">
            <text:p text:style-name="P6">03/11/05</text:p>
          </table:table-cell>
          <table:table-cell table:style-name="Table1.D2" office:value-type="string">
            <text:p text:style-name="P4">Harold Carr</text:p>
          </table:table-cell>
        </table:table-row>
        <table:table-row table:style-name="Table1.1">
          <table:table-cell table:style-name="Table1.A3" office:value-type="float" office:value="0.2">
            <text:p text:style-name="P5">0.2</text:p>
          </table:table-cell>
          <table:table-cell table:style-name="Table1.B2" office:value-type="string">
            <text:p text:style-name="P4">Updated based on reviews by Larry White, Sreeram Duvur and Pankay Jairath. <text:s/>(some links to external documents not up-to-date).</text:p>
          </table:table-cell>
          <table:table-cell table:style-name="Table1.C3" office:value-type="string">
            <text:p text:style-name="P7"/>
            <text:p text:style-name="P7"/>
            <text:p text:style-name="P6">04/07/04</text:p>
          </table:table-cell>
          <table:table-cell table:style-name="Table1.D2" office:value-type="string">
            <text:p text:style-name="P4"/>
            <text:p text:style-name="P4"/>
            <text:p text:style-name="P4">Harold Carr</text:p>
          </table:table-cell>
        </table:table-row>
        <table:table-row table:style-name="Table1.1">
          <table:table-cell table:style-name="Table1.A4">
            <text:p text:style-name="P5"/>
          </table:table-cell>
          <table:table-cell table:style-name="Table1.B2" office:value-type="string">
            <text:p text:style-name="P4"/>
          </table:table-cell>
          <table:table-cell table:style-name="Table1.C4">
            <text:p text:style-name="P7"/>
          </table:table-cell>
          <table:table-cell table:style-name="Table1.D2" office:value-type="string">
            <text:p text:style-name="P4"/>
          </table:table-cell>
        </table:table-row>
        <table:table-row table:style-name="Table1.1">
          <table:table-cell table:style-name="Table1.A4">
            <text:p text:style-name="P5"/>
          </table:table-cell>
          <table:table-cell table:style-name="Table1.B2" office:value-type="string">
            <text:p text:style-name="P4"/>
          </table:table-cell>
          <table:table-cell table:style-name="Table1.C4">
            <text:p text:style-name="P7"/>
          </table:table-cell>
          <table:table-cell table:style-name="Table1.D2" office:value-type="string">
            <text:p text:style-name="P4"/>
          </table:table-cell>
        </table:table-row>
        <table:table-row table:style-name="Table1.1">
          <table:table-cell table:style-name="Table1.A4">
            <text:p text:style-name="P5"/>
          </table:table-cell>
          <table:table-cell table:style-name="Table1.B2" office:value-type="string">
            <text:p text:style-name="P4"/>
          </table:table-cell>
          <table:table-cell table:style-name="Table1.C4">
            <text:p text:style-name="P7"/>
          </table:table-cell>
          <table:table-cell table:style-name="Table1.D2" office:value-type="string">
            <text:p text:style-name="P4"/>
          </table:table-cell>
        </table:table-row>
      </table:table>
      <text:p text:style-name="Header"/>
      <text:p text:style-name="P9"/>
      <text:p text:style-name="P10"/>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
            <text:index-entry-page-number/>
            <text:index-entry-link-end/>
          </text:table-of-content-entry-template>
          <text:table-of-content-entry-template text:outline-level="4" text:style-name="_34_LevelContinued">
            <text:index-entry-link-start/>
            <text:index-entry-chapter/>
            <text:index-entry-span> </text:index-entry-span>
            <text:index-entry-text/>
            <text:index-entry-tab-stop style:type="right" style:leader-char=" "/>
            <text:index-entry-page-number/>
            <text:index-entry-link-end/>
          </text:table-of-content-entry-template>
          <text:table-of-content-entry-template text:outline-level="5" text:style-name="_35_LevelContinue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Table of Contents</text:p>
          </text:index-title>
          <text:p text:style-name="P12"><text:a xlink:type="simple" xlink:href="#1.Introduction%7Coutline" text:style-name="Internet_20_link" text:visited-style-name="Visited_20_Internet_20_Link">1 Introduction<text:tab/>4</text:a></text:p>
          <text:p text:style-name="P13"><text:a xlink:type="simple" xlink:href="#1.1.Reference%20Documents%7Coutline" text:style-name="Internet_20_link" text:visited-style-name="Visited_20_Internet_20_Link">1.1 Reference Documents<text:tab/>4</text:a></text:p>
          <text:p text:style-name="P13"><text:a xlink:type="simple" xlink:href="#1.2.Glossary%7Coutline" text:style-name="Internet_20_link" text:visited-style-name="Visited_20_Internet_20_Link">1.2 Glossary<text:tab/>5</text:a></text:p>
          <text:p text:style-name="P13"><text:a xlink:type="simple" xlink:href="#1.3.Supported%20Features%7Coutline" text:style-name="Internet_20_link" text:visited-style-name="Visited_20_Internet_20_Link">1.3 Supported Features<text:tab/>7</text:a></text:p>
          <text:p text:style-name="P13"><text:a xlink:type="simple" xlink:href="#1.4.Features%20Not%20Supported%7Coutline" text:style-name="Internet_20_link" text:visited-style-name="Visited_20_Internet_20_Link">1.4 Features Not Supported<text:tab/>7</text:a></text:p>
          <text:p text:style-name="P13"><text:a xlink:type="simple" xlink:href="#1.5.Differentiation%7Coutline" text:style-name="Internet_20_link" text:visited-style-name="Visited_20_Internet_20_Link">1.5 Differentiation<text:tab/>7</text:a></text:p>
          <text:p text:style-name="P12"><text:a xlink:type="simple" xlink:href="#2.Principles%20of%20Operation%7Coutline" text:style-name="Internet_20_link" text:visited-style-name="Visited_20_Internet_20_Link">2 Principles of Operation<text:tab/>8</text:a></text:p>
          <text:p text:style-name="P13"><text:a xlink:type="simple" xlink:href="#2.1.Operational%20Overview%7Coutline" text:style-name="Internet_20_link" text:visited-style-name="Visited_20_Internet_20_Link">2.1 Operational Overview<text:tab/>8</text:a></text:p>
          <text:p text:style-name="P14"><text:a xlink:type="simple" xlink:href="#2.1.1.Server-side%20Configuration%7Coutline" text:style-name="Internet_20_link" text:visited-style-name="Visited_20_Internet_20_Link">2.1.1 Server-side Configuration<text:tab/>8</text:a></text:p>
          <text:p text:style-name="P14"><text:a xlink:type="simple" xlink:href="#2.1.2.ACC%20Configuration%7Coutline" text:style-name="Internet_20_link" text:visited-style-name="Visited_20_Internet_20_Link">2.1.2 ACC Configuration<text:tab/>8</text:a></text:p>
          <text:p text:style-name="P14"><text:a xlink:type="simple" xlink:href="#2.1.3.Standalone%20Client%20Application%20Configuration%7Coutline" text:style-name="Internet_20_link" text:visited-style-name="Visited_20_Internet_20_Link">2.1.3 Standalone Client Application Configuration<text:tab/>8</text:a></text:p>
          <text:p text:style-name="P14"><text:a xlink:type="simple" xlink:href="#2.1.4.Configuration%20and%20Backward%20Compatibility%7Coutline" text:style-name="Internet_20_link" text:visited-style-name="Visited_20_Internet_20_Link">2.1.4 Configuration and Backward Compatibility<text:tab/>9</text:a></text:p>
          <text:p text:style-name="P14"><text:a xlink:type="simple" xlink:href="#2.1.5.Cluster%20Reconfiguration%20Notification%20Protocol%7Coutline" text:style-name="Internet_20_link" text:visited-style-name="Visited_20_Internet_20_Link">2.1.5 Cluster Reconfiguration Notification Protocol<text:tab/>9</text:a></text:p>
          <text:p text:style-name="P14"><text:a xlink:type="simple" xlink:href="#2.1.6.InitialContext-based%20Load-balancing%7Coutline" text:style-name="Internet_20_link" text:visited-style-name="Visited_20_Internet_20_Link">2.1.6 InitialContext-based Load-balancing<text:tab/>10</text:a></text:p>
          <text:p text:style-name="P14"><text:a xlink:type="simple" xlink:href="#2.1.7.Failover%7Coutline" text:style-name="Internet_20_link" text:visited-style-name="Visited_20_Internet_20_Link">2.1.7 Failover<text:tab/>11</text:a></text:p>
          <text:p text:style-name="P13"><text:a xlink:type="simple" xlink:href="#2.2.Architectural%20Overview%7Coutline" text:style-name="Internet_20_link" text:visited-style-name="Visited_20_Internet_20_Link">2.2 Architectural Overview<text:tab/>11</text:a></text:p>
          <text:p text:style-name="P13"><text:a xlink:type="simple" xlink:href="#2.3.Subsystem%20Overview%7Coutline" text:style-name="Internet_20_link" text:visited-style-name="Visited_20_Internet_20_Link">2.3 Subsystem Overview<text:tab/>12</text:a></text:p>
          <text:p text:style-name="P16"><text:a xlink:type="simple" xlink:href="#2.3.0.1.InitialContext%20(IC)%20based%20Load%20Balancing%7Coutline" text:style-name="Internet_20_link" text:visited-style-name="Visited_20_Internet_20_Link">2.3.0.1 InitialContext (IC) based Load Balancing<text:tab/>14</text:a></text:p>
          <text:p text:style-name="P14"><text:a xlink:type="simple" xlink:href="#2.3.1.Server-side%20IIOP%20Group%20Agent%7Coutline" text:style-name="Internet_20_link" text:visited-style-name="Visited_20_Internet_20_Link">2.3.1 Server-side IIOP Group Agent<text:tab/>14</text:a></text:p>
          <text:p text:style-name="P16"><text:a xlink:type="simple" xlink:href="#2.3.1.1.Generating%20cluster-aware%20IORs%7Coutline" text:style-name="Internet_20_link" text:visited-style-name="Visited_20_Internet_20_Link">2.3.1.1 Generating cluster-aware IORs<text:tab/>14</text:a></text:p>
          <text:p text:style-name="P16"><text:a xlink:type="simple" xlink:href="#2.3.1.2.Updating%20out-of-date%20IORs%7Coutline" text:style-name="Internet_20_link" text:visited-style-name="Visited_20_Internet_20_Link">2.3.1.2 Updating out-of-date IORs<text:tab/>15</text:a></text:p>
          <text:p text:style-name="P16"><text:a xlink:type="simple" xlink:href="#2.3.1.3.Supporting%20Failover%20of%20NameService%20References%7Coutline" text:style-name="Internet_20_link" text:visited-style-name="Visited_20_Internet_20_Link">2.3.1.3 Supporting Failover of NameService References<text:tab/>15</text:a></text:p>
          <text:p text:style-name="P14"><text:a xlink:type="simple" xlink:href="#2.3.2.Client-side%20IIOP%20Group%20Agent%7Coutline" text:style-name="Internet_20_link" text:visited-style-name="Visited_20_Internet_20_Link">2.3.2 Client-side IIOP Group Agent<text:tab/>16</text:a></text:p>
          <text:p text:style-name="P16"><text:a xlink:type="simple" xlink:href="#2.3.2.1.Selecting%20an%20alternate%20endpoint%20during%20failover%7Coutline" text:style-name="Internet_20_link" text:visited-style-name="Visited_20_Internet_20_Link">2.3.2.1 Selecting an alternate endpoint during failover<text:tab/>16</text:a></text:p>
          <text:p text:style-name="P16"><text:a xlink:type="simple" xlink:href="#2.3.2.2.Ensuring%20“stickiness”%20of%20a%20failed%20over%20Reference%7Coutline" text:style-name="Internet_20_link" text:visited-style-name="Visited_20_Internet_20_Link">2.3.2.2 Ensuring “stickiness” of a failed over Reference<text:tab/>17</text:a></text:p>
          <text:p text:style-name="P16"><text:a xlink:type="simple" xlink:href="#2.3.2.3.Updating%20out-of-date%20IORs%7Coutline" text:style-name="Internet_20_link" text:visited-style-name="Visited_20_Internet_20_Link">2.3.2.3 Updating out-of-date IORs<text:tab/>18</text:a></text:p>
          <text:p text:style-name="P14"><text:a xlink:type="simple" xlink:href="#2.3.3.IIOP%20LB/FO%20Configuration%20Changes%7Coutline" text:style-name="Internet_20_link" text:visited-style-name="Visited_20_Internet_20_Link">2.3.3 IIOP LB/FO Configuration Changes<text:tab/>18</text:a></text:p>
          <text:p text:style-name="P16"><text:a xlink:type="simple" xlink:href="#2.3.3.1.Properties%20to%20support%20LB/FO%20for%20Standalone%20Clients%7Coutline" text:style-name="Internet_20_link" text:visited-style-name="Visited_20_Internet_20_Link">2.3.3.1 Properties to support LB/FO for Standalone Clients<text:tab/>18</text:a></text:p>
          <text:p text:style-name="P16"><text:a xlink:type="simple" xlink:href="#2.3.3.2.Properties%20to%20support%20LB/FO%20for%20ACC%20Clients%7Coutline" text:style-name="Internet_20_link" text:visited-style-name="Visited_20_Internet_20_Link">2.3.3.2 Properties to support LB/FO for ACC Clients<text:tab/>19</text:a></text:p>
          <text:p text:style-name="P16"><text:a xlink:type="simple" xlink:href="#2.3.3.3.sun-domain_1_1.dtd%20elements%7Coutline" text:style-name="Internet_20_link" text:visited-style-name="Visited_20_Internet_20_Link">2.3.3.3 sun-domain_1_1.dtd elements<text:tab/>20</text:a></text:p>
          <text:p text:style-name="P12"><text:a xlink:type="simple" xlink:href="#3.Interfaces%7Coutline" text:style-name="Internet_20_link" text:visited-style-name="Visited_20_Internet_20_Link">3 Interfaces<text:tab/>21</text:a></text:p>
          <text:p text:style-name="P13"><text:a xlink:type="simple" xlink:href="#3.1.Interface%20Table%7Coutline" text:style-name="Internet_20_link" text:visited-style-name="Visited_20_Internet_20_Link">3.1 Interface Table<text:tab/>21</text:a></text:p>
          <text:p text:style-name="P14"><text:a xlink:type="simple" xlink:href="#3.1.1.Imported%20Programmatic%20Interfaces%20%7Coutline" text:style-name="Internet_20_link" text:visited-style-name="Visited_20_Internet_20_Link">3.1.1 Imported Programmatic Interfaces <text:tab/>21</text:a></text:p>
          <text:p text:style-name="P14"><text:a xlink:type="simple" xlink:href="#3.1.2.Exported%20Programmatic%20Interfaces%7Coutline" text:style-name="Internet_20_link" text:visited-style-name="Visited_20_Internet_20_Link">3.1.2 Exported Programmatic Interfaces<text:tab/>22</text:a></text:p>
          <text:p text:style-name="P14"><text:a xlink:type="simple" xlink:href="#3.1.3.Exported%20Configuration%20Interfaces%7Coutline" text:style-name="Internet_20_link" text:visited-style-name="Visited_20_Internet_20_Link">3.1.3 Exported Configuration Interfaces<text:tab/>22</text:a></text:p>
          <text:p text:style-name="P12"><text:a xlink:type="simple" xlink:href="#4.Design%20Overview%7Coutline" text:style-name="Internet_20_link" text:visited-style-name="Visited_20_Internet_20_Link">4 Design Overview<text:tab/>22</text:a></text:p>
          <text:p text:style-name="P13"><text:a xlink:type="simple" xlink:href="#4.1.Proposed%20Approach%7Coutline" text:style-name="Internet_20_link" text:visited-style-name="Visited_20_Internet_20_Link">4.1 Proposed Approach<text:tab/>22</text:a></text:p>
          <text:p text:style-name="P13"><text:a xlink:type="simple" xlink:href="#4.2.Alternatives%20Considered%7Coutline" text:style-name="Internet_20_link" text:visited-style-name="Visited_20_Internet_20_Link">4.2 Alternatives Considered<text:tab/>22</text:a></text:p>
          <text:p text:style-name="P14"><text:a xlink:type="simple" xlink:href="#4.2.1.Exposing%20Cluster%20Configuration%20to%20the%20Client%7Coutline" text:style-name="Internet_20_link" text:visited-style-name="Visited_20_Internet_20_Link">4.2.1 Exposing Cluster Configuration to the Client<text:tab/>22</text:a></text:p>
          <text:p text:style-name="P14"><text:a xlink:type="simple" xlink:href="#4.2.2.Implementing%20Fault%20Tolerant%20CORBA%7Coutline" text:style-name="Internet_20_link" text:visited-style-name="Visited_20_Internet_20_Link">4.2.2 Implementing Fault Tolerant CORBA<text:tab/>23</text:a></text:p>
          <text:p text:style-name="P14"><text:a xlink:type="simple" xlink:href="#4.2.3.Using%20Smart%20Stubs%7Coutline" text:style-name="Internet_20_link" text:visited-style-name="Visited_20_Internet_20_Link">4.2.3 Using Smart Stubs<text:tab/>23</text:a></text:p>
          <text:p text:style-name="P14"><text:a xlink:type="simple" xlink:href="#4.2.4.Monitoring%7Coutline" text:style-name="Internet_20_link" text:visited-style-name="Visited_20_Internet_20_Link">4.2.4 Monitoring<text:tab/>23</text:a></text:p>
          <text:p text:style-name="P12"><text:a xlink:type="simple" xlink:href="#5.Performance%7Coutline" text:style-name="Internet_20_link" text:visited-style-name="Visited_20_Internet_20_Link">5 Performance<text:tab/>24</text:a></text:p>
          <text:p text:style-name="P14"><text:a xlink:type="simple" xlink:href="#5.0.1.Performance%20Goals%7Coutline" text:style-name="Internet_20_link" text:visited-style-name="Visited_20_Internet_20_Link">5.0.1 Performance Goals<text:tab/>24</text:a></text:p>
          <text:p text:style-name="P14"><text:a xlink:type="simple" xlink:href="#5.0.2.Benchmarks%7Coutline" text:style-name="Internet_20_link" text:visited-style-name="Visited_20_Internet_20_Link">5.0.2 Benchmarks<text:tab/>24</text:a></text:p>
          <text:p text:style-name="P14"><text:a xlink:type="simple" xlink:href="#5.0.3.Performance%20Risks%20%7Coutline" text:style-name="Internet_20_link" text:visited-style-name="Visited_20_Internet_20_Link">5.0.3 Performance Risks <text:tab/>24</text:a></text:p>
          <text:p text:style-name="P14"><text:soft-page-break/><text:a xlink:type="simple" xlink:href="#5.0.4.Scalability%7Coutline" text:style-name="Internet_20_link" text:visited-style-name="Visited_20_Internet_20_Link">5.0.4 Scalability<text:tab/>24</text:a></text:p>
          <text:p text:style-name="P12"><text:a xlink:type="simple" xlink:href="#6.Reliability,%20Availability,%20Serviceability%7Coutline" text:style-name="Internet_20_link" text:visited-style-name="Visited_20_Internet_20_Link">6 Reliability, Availability, Serviceability<text:tab/>24</text:a></text:p>
          <text:p text:style-name="P14"><text:a xlink:type="simple" xlink:href="#6.0.1.Reliability%7Coutline" text:style-name="Internet_20_link" text:visited-style-name="Visited_20_Internet_20_Link">6.0.1 Reliability<text:tab/>24</text:a></text:p>
          <text:p text:style-name="P14"><text:a xlink:type="simple" xlink:href="#6.0.2.Availability%7Coutline" text:style-name="Internet_20_link" text:visited-style-name="Visited_20_Internet_20_Link">6.0.2 Availability<text:tab/>24</text:a></text:p>
          <text:p text:style-name="P14"><text:a xlink:type="simple" xlink:href="#6.0.3.Serviceability%7Coutline" text:style-name="Internet_20_link" text:visited-style-name="Visited_20_Internet_20_Link">6.0.3 Serviceability<text:tab/>25</text:a></text:p>
          <text:p text:style-name="P12"><text:a xlink:type="simple" xlink:href="#7.Administration%20and%20Tools%7Coutline" text:style-name="Internet_20_link" text:visited-style-name="Visited_20_Internet_20_Link">7 Administration and Tools<text:tab/>25</text:a></text:p>
          <text:p text:style-name="P12"><text:a xlink:type="simple" xlink:href="#8.Feature%20Delivery%7Coutline" text:style-name="Internet_20_link" text:visited-style-name="Visited_20_Internet_20_Link">8 Feature Delivery<text:tab/>25</text:a></text:p>
          <text:p text:style-name="P13"><text:a xlink:type="simple" xlink:href="#8.1.Packaging,%20Files,%20and%20Location%7Coutline" text:style-name="Internet_20_link" text:visited-style-name="Visited_20_Internet_20_Link">8.1 Packaging, Files, and Location<text:tab/>26</text:a></text:p>
          <text:p text:style-name="P13"><text:a xlink:type="simple" xlink:href="#8.2.Upgrades%7Coutline" text:style-name="Internet_20_link" text:visited-style-name="Visited_20_Internet_20_Link">8.2 Upgrades<text:tab/>26</text:a></text:p>
          <text:p text:style-name="P13"><text:a xlink:type="simple" xlink:href="#8.3.Installation%7Coutline" text:style-name="Internet_20_link" text:visited-style-name="Visited_20_Internet_20_Link">8.3 Installation<text:tab/>26</text:a></text:p>
          <text:p text:style-name="P13"><text:a xlink:type="simple" xlink:href="#8.4.Licensing%7Coutline" text:style-name="Internet_20_link" text:visited-style-name="Visited_20_Internet_20_Link">8.4 Licensing<text:tab/>26</text:a></text:p>
          <text:p text:style-name="P13"><text:a xlink:type="simple" xlink:href="#8.5.Internationalization%7Coutline" text:style-name="Internet_20_link" text:visited-style-name="Visited_20_Internet_20_Link">8.5 Internationalization<text:tab/>26</text:a></text:p>
          <text:p text:style-name="P13"><text:a xlink:type="simple" xlink:href="#8.6.Documentation%20Requirements%20%7Coutline" text:style-name="Internet_20_link" text:visited-style-name="Visited_20_Internet_20_Link">8.6 Documentation Requirements <text:tab/>26</text:a></text:p>
          <text:p text:style-name="P12"><text:a xlink:type="simple" xlink:href="#9.User%20Experience%7Coutline" text:style-name="Internet_20_link" text:visited-style-name="Visited_20_Internet_20_Link">9 User Experience<text:tab/>27</text:a></text:p>
          <text:p text:style-name="P12"><text:a xlink:type="simple" xlink:href="#10.Dependencies%7Coutline" text:style-name="Internet_20_link" text:visited-style-name="Visited_20_Internet_20_Link">10 Dependencies<text:tab/>27</text:a></text:p>
          <text:p text:style-name="P12"><text:a xlink:type="simple" xlink:href="#11.Open%20Issues%7Coutline" text:style-name="Internet_20_link" text:visited-style-name="Visited_20_Internet_20_Link">11 Open Issues<text:tab/>27</text:a></text:p>
          <text:p text:style-name="P12"><text:a xlink:type="simple" xlink:href="#12.%20Appendix%20–%20IIOPPrimaryToContactInfo%20and%20IORToSocketInfo%20Implementations%20Details%7Coutline" text:style-name="Internet_20_link" text:visited-style-name="Visited_20_Internet_20_Link">12 <text:s/>Appendix – IIOPPrimaryToContactInfo and IORToSocketInfo Implementations Details<text:tab/>30</text:a></text:p>
        </text:index-body>
      </text:table-of-content>
      <text:p text:style-name="P17"/>
      <text:h text:style-name="P138" text:outline-level="1">Introduction</text:h>
      <text:p text:style-name="Instructions_20_1"/>
      <text:p text:style-name="P18"><text:span text:style-name="T15">This document is the functional specification for the RMI-IIOP Load</text:span><text:span text:style-name="T17"> Balanc</text:span><text:span text:style-name="T15">ing and Failover Subsystem (IIOP LB/FO) in AS 9.0EE</text:span>.</text:p>
      <text:p text:style-name="P20"/>
      <text:p text:style-name="P18">The following IIOP High-Availability (HA) features are supported in 9.0 EE:</text:p>
      <text:p text:style-name="P18"/>
      <text:list xml:id="list9094343469138421938" text:style-name="L1">
        <text:list-item>
          <text:p text:style-name="P159"><text:span text:style-name="T11">Load Balancing </text:span>of IIOP requests in<text:span text:style-name="T19"> </text:span><text:span text:style-name="T20">Dynamic Clusters</text:span><text:span text:style-name="T19">.</text:span></text:p>
        </text:list-item>
      </text:list>
      <text:p text:style-name="P49"/>
      <text:list xml:id="list376579015" text:continue-numbering="true" text:style-name="L1">
        <text:list-item>
          <text:p text:style-name="P159">HA of remote references in <text:span text:style-name="T27">Dynamic Clusters</text:span>. HA of remote references is supported for RMI-IIOP invocations from Standalone Clients and Application Client Container (ACC) Clients. This is ensured by detecting failed requests and redirecting these requests to another AS instance in the cluster.</text:p>
        </text:list-item>
      </text:list>
      <text:p text:style-name="Preformatted_20_Text"><text:s/></text:p>
      <text:p text:style-name="P20">IIOP LB/FO features on the CSIv2/SSL path may not be implemented depending on resources. <text:span text:style-name="T21">The backgrounds of the affected SSL features are highlighted with yellow.</text:span></text:p>
      <text:p text:style-name="P22"/>
      <text:p text:style-name="P18"><text:span text:style-name="T22">The primary new feature discussed in this document is the Client Reconfiguration Notification Protocol used to update clients (not able to participate in group communication) with the addresses of the current cluster membership when it changes. <text:s/>This is discussed in section </text:span><text:span text:style-name="T22"><text:reference-ref text:reference-format="chapter" text:ref-name="CRNP">2.1.5</text:reference-ref></text:span><text:span text:style-name="T22"> and thoroughly documented in the IIOP LB/FO design document (</text:span><text:span text:style-name="T22"><text:reference-ref text:reference-format="chapter" text:ref-name="IIOP FOLB Design Document">??</text:reference-ref></text:span><text:span text:style-name="T22">). <text:s/>The design document and sections </text:span><text:span text:style-name="T22"><text:reference-ref text:reference-format="chapter" text:ref-name="CRNP">2.1.5</text:reference-ref></text:span><text:span text:style-name="T22">, </text:span><text:span text:style-name="T22"><text:reference-ref text:reference-format="chapter" text:ref-name="Subsystem Overview">2.3</text:reference-ref></text:span><text:span text:style-name="T22"> and </text:span><text:span text:style-name="T22"><text:reference-ref text:reference-format="chapter" text:ref-name="Interfaces">3</text:reference-ref></text:span><text:span text:style-name="T22"> are the center of the work to support dynamic clusters.</text:span></text:p>
      <text:p text:style-name="P18"/>
      <text:h text:style-name="Heading_20_2" text:outline-level="2">Reference Documents</text:h>
      <table:table table:name="Table3" table:style-name="Table3">
        <table:table-column table:style-name="Table3.A"/>
        <table:table-column table:style-name="Table3.B"/>
        <table:table-row table:style-name="Table3.1">
          <table:table-cell table:style-name="Table3.A1" office:value-type="string">
            <text:p text:style-name="P65">Reference Document</text:p>
          </table:table-cell>
          <table:table-cell table:style-name="Table3.B1" office:value-type="string">
            <text:p text:style-name="P65">Location (i.e. URL, file, owner, etc.)</text:p>
          </table:table-cell>
        </table:table-row>
        <table:table-row table:style-name="Table3.2">
          <table:table-cell table:style-name="Table3.A2" office:value-type="string">
            <text:p text:style-name="P65">[1] AS 9.0 PRD / PCD</text:p>
          </table:table-cell>
          <table:table-cell table:style-name="Table3.B2" office:value-type="string">
            <text:p text:style-name="Standard"><text:a xlink:type="simple" xlink:href="http://ias.red.iplanet.com/product-mgmt/prds/Glaucus/GlaucusPRD_1.05b.PDF" text:style-name="Internet_20_link" text:visited-style-name="Visited_20_Internet_20_Link"><text:span text:style-name="T2">http://appserver.red.iplanet.com/apollo/apollo-artemis-pteam/PteamDocuments/EngPlanNotes/jsas8.1-requirements.sxc</text:span></text:a></text:p>
          </table:table-cell>
        </table:table-row>
        <table:table-row table:style-name="Table3.2">
          <table:table-cell table:style-name="Table3.A2" office:value-type="string">
            <text:p text:style-name="P65">[2] <text:reference-mark-start text:name="IIOP FOLB Design Document"/>IIOP LB/FO design document<text:reference-mark-end text:name="IIOP FOLB Design Document"/></text:p>
          </table:table-cell>
          <table:table-cell table:style-name="Table3.B2" office:value-type="string">
            <text:p text:style-name="Standard"><text:a xlink:type="simple" xlink:href="http://javaweb.sfbay.sun.com/~hcarr/pept/doc/FODynamicCluster/FODynamicCluster.pdfi" text:style-name="Internet_20_link" text:visited-style-name="Visited_20_Internet_20_Link">http://javaweb.sfbay.sun.com/~hcarr/pept/doc/FODynamicCluster/FODynamicCluster.pdfi</text:a></text:p>
          </table:table-cell>
        </table:table-row>
        <table:table-row table:style-name="Table3.2">
          <table:table-cell table:style-name="Table3.A4" office:value-type="string">
            <text:p text:style-name="P65">[3] AS 9.0 <text:s text:c="2"/>Architectural Overview</text:p>
          </table:table-cell>
          <table:table-cell table:style-name="Table3.B4" office:value-type="string">
            <text:p text:style-name="Standard"><text:a xlink:type="simple" xlink:href="http://iaseng.red.iplanet.com/glaucus/documents/Glaucus-architecture.sxw" text:style-name="Internet_20_link" text:visited-style-name="Visited_20_Internet_20_Link"><text:span text:style-name="T2">http://appserver.red.iplanet.com/apollo/architecture/appserv8ee_fsd.sxw</text:span></text:a></text:p>
          </table:table-cell>
        </table:table-row>
        <table:table-row table:style-name="Table3.2">
          <table:table-cell table:style-name="Table3.A4" office:value-type="string">
            <text:p text:style-name="P65">[5] OMG CORBA Specification 3.02</text:p>
          </table:table-cell>
          <table:table-cell table:style-name="Table3.B4" office:value-type="string">
            <text:p text:style-name="P71"><text:a xlink:type="simple" xlink:href="#ApacheInterface" text:style-name="Internet_20_link" text:visited-style-name="Visited_20_Internet_20_Link"><text:span text:style-name="T2">http://www.omg.org/technology/documents/formal/corba_iiop.htm</text:span></text:a></text:p>
          </table:table-cell>
        </table:table-row>
        <table:table-row table:style-name="Table3.2">
          <table:table-cell table:style-name="Table3.A4" office:value-type="string">
            <text:p text:style-name="P65">[6] sun-domain_1_1.dtd</text:p>
          </table:table-cell>
          <table:table-cell table:style-name="Table3.B4" office:value-type="string">
            <text:p text:style-name="P69"><text:a xlink:type="simple" xlink:href="http://iaseng.red.iplanet.com/apollo/config/sun-domain_1_1.dtd" text:style-name="Internet_20_link" text:visited-style-name="Visited_20_Internet_20_Link"><text:span text:style-name="T2">http://iaseng.red.iplanet.com/apollo/config/sun-domain_1_1.dtd</text:span></text:a></text:p>
          </table:table-cell>
        </table:table-row>
        <table:table-row table:style-name="Table3.2">
          <table:table-cell table:style-name="Table3.A4" office:value-type="string">
            <text:p text:style-name="P65">[7] sun-application-client-container_1_1.dtd</text:p>
          </table:table-cell>
          <table:table-cell table:style-name="Table3.B4" office:value-type="string">
            <text:p text:style-name="P66"><text:a xlink:type="simple" xlink:href="http://iaseng.red.iplanet.com/dtds/sun-application-client-container_1_0.dtd" text:style-name="Internet_20_link" text:visited-style-name="Visited_20_Internet_20_Link"><text:span text:style-name="T2">http://appserver.red.iplanet.com/dtds/sun-application-client-container_1_0.dtd</text:span></text:a></text:p>
          </table:table-cell>
        </table:table-row>
        <table:table-row table:style-name="Table3.2">
          <table:table-cell table:style-name="Table3.A4" office:value-type="string">
            <text:p text:style-name="P65">[8] EJB Container Functional Specification for AS 9.0</text:p>
          </table:table-cell>
          <table:table-cell table:style-name="Table3.B4" office:value-type="string">
            <text:p text:style-name="Table_20_Contents"><text:a xlink:type="simple" xlink:href="http://appserver.red.iplanet.com/apollo/ejb/ejb_fsd.sxw" text:style-name="Internet_20_link" text:visited-style-name="Visited_20_Internet_20_Link"><text:span text:style-name="T2">http://appserver.red.iplanet.com/apollo/ejb/ejb_fsd.sxw</text:span></text:a></text:p>
          </table:table-cell>
        </table:table-row>
        <text:soft-page-break/>
        <table:table-row table:style-name="Table3.2">
          <table:table-cell table:style-name="Table3.A9" office:value-type="string">
            <text:p text:style-name="P65">[9] <text:span text:style-name="T29">Common Secure Interoperability Specification</text:span></text:p>
          </table:table-cell>
          <table:table-cell table:style-name="Table3.B4" office:value-type="string">
            <text:p text:style-name="P67"/>
            <text:p text:style-name="P73"><text:a xlink:type="simple" xlink:href="http://www.omg.org/cgi-bin/doc?ptc/2001-06-17" text:style-name="Internet_20_link" text:visited-style-name="Visited_20_Internet_20_Link"><text:span text:style-name="T4">http://</text:span></text:a><text:a xlink:type="simple" xlink:href="http://www.omg.org/cgi-bin/doc?ptc/2001-06-17" text:style-name="Internet_20_link" text:visited-style-name="Visited_20_Internet_20_Link"><text:span text:style-name="T5">www.omg.org/cgi-bin/doc?ptc/2001-06-17</text:span></text:a></text:p>
            <text:p text:style-name="P75"/>
          </table:table-cell>
        </table:table-row>
        <table:table-row table:style-name="Table3.2">
          <table:table-cell table:style-name="Table3.A9" office:value-type="string">
            <text:p text:style-name="P68">[10] CORBA COSNaming Service Specification</text:p>
          </table:table-cell>
          <table:table-cell table:style-name="Table3.B4" office:value-type="string">
            <text:p text:style-name="P73"><text:a xlink:type="simple" xlink:href="http://www.omg.org/cgi-bin/doc?formal/00-06-19" text:style-name="Internet_20_link" text:visited-style-name="Visited_20_Internet_20_Link"><text:span text:style-name="T4">http://</text:span></text:a><text:a xlink:type="simple" xlink:href="http://www.omg.org/cgi-bin/doc?formal/00-06-19" text:style-name="Internet_20_link" text:visited-style-name="Visited_20_Internet_20_Link"><text:span text:style-name="T5">www.omg.org/cgi-bin/doc?formal/00-06-19</text:span></text:a></text:p>
          </table:table-cell>
        </table:table-row>
        <table:table-row table:style-name="Table3.2">
          <table:table-cell table:style-name="Table3.A9" office:value-type="string">
            <text:p text:style-name="P65">[11] EJB 3.0 Specification</text:p>
          </table:table-cell>
          <table:table-cell table:style-name="Table3.B4" office:value-type="string">
            <text:p text:style-name="Standard"><text:a xlink:type="simple" xlink:href="http://java.sun.com/products/ejb/docs.html" text:style-name="Internet_20_link" text:visited-style-name="Visited_20_Internet_20_Link"><text:span text:style-name="T2">http://</text:span></text:a><text:a xlink:type="simple" xlink:href="http://java.sun.com/products/ejb/docs.html" text:style-name="Internet_20_link" text:visited-style-name="Visited_20_Internet_20_Link"><text:span text:style-name="T6">java.sun.com</text:span></text:a><text:a xlink:type="simple" xlink:href="http://java.sun.com/products/ejb/docs.html" text:style-name="Internet_20_link" text:visited-style-name="Visited_20_Internet_20_Link"><text:span text:style-name="T2">/products/</text:span></text:a><text:a xlink:type="simple" xlink:href="http://java.sun.com/products/ejb/docs.html" text:style-name="Internet_20_link" text:visited-style-name="Visited_20_Internet_20_Link"><text:span text:style-name="T6">ejb</text:span></text:a><text:a xlink:type="simple" xlink:href="http://java.sun.com/products/ejb/docs.html" text:style-name="Internet_20_link" text:visited-style-name="Visited_20_Internet_20_Link"><text:span text:style-name="T2">/</text:span></text:a><text:a xlink:type="simple" xlink:href="http://java.sun.com/products/ejb/docs.html" text:style-name="Internet_20_link" text:visited-style-name="Visited_20_Internet_20_Link"><text:span text:style-name="T6">docs.html</text:span></text:a></text:p>
          </table:table-cell>
        </table:table-row>
        <table:table-row table:style-name="Table3.2">
          <table:table-cell table:style-name="Table3.A9" office:value-type="string">
            <text:p text:style-name="P65">[12] Administration Functional Specification for AS 9.0</text:p>
          </table:table-cell>
          <table:table-cell table:style-name="Table3.B4" office:value-type="string">
            <text:p text:style-name="P82"><text:a xlink:type="simple" xlink:href="http://iaseng.red.iplanet.com/glaucus/documents/Glaucus_Admin_fs.sxw" text:style-name="Internet_20_link" text:visited-style-name="Visited_20_Internet_20_Link"><text:span text:style-name="T2">http://iaseng.red.iplanet.com/glaucus/documents/Glaucus_Admin_fs.sxw</text:span></text:a></text:p>
          </table:table-cell>
        </table:table-row>
        <table:table-row table:style-name="Table3.2">
          <table:table-cell table:style-name="Table3.A9" office:value-type="string">
            <text:p text:style-name="P65">[12] Group Membership Service</text:p>
          </table:table-cell>
          <table:table-cell table:style-name="Table3.B4" office:value-type="string">
            <text:p text:style-name="P82"><text:a xlink:type="simple" xlink:href="http://appserver.sfbay.sun.com/as933/eng/gms/GMSOnePager.txt" text:style-name="Internet_20_link" text:visited-style-name="Visited_20_Internet_20_Link">http://appserver.sfbay.sun.com/as933/eng/gms/GMSOnePager.txt</text:a></text:p>
          </table:table-cell>
        </table:table-row>
      </table:table>
      <text:p text:style-name="Body_20_Text1"/>
      <text:h text:style-name="Heading_20_2" text:outline-level="2">Glossary</text:h>
      <text:p text:style-name="Instruction_20_2"/>
      <text:p text:style-name="P18">This section provides a brief description of the terminology used in this document.</text:p>
      <text:p text:style-name="P83"/>
      <text:list xml:id="list2331302555360781868" text:style-name="L2">
        <text:list-item>
          <text:p text:style-name="P149">Remote Reference</text:p>
          <text:p text:style-name="P149"/>
        </text:list-item>
      </text:list>
      <text:p text:style-name="P18">A Remote Reference is an Interoperable Reference (IOR), <text:span text:style-name="T16">for either an EJB <text:s/>[11] or a</text:span><text:span text:style-name="T27"> </text:span><text:span text:style-name="T16">NameService [10] object.</text:span> It is used by client programs to invoke remote operations. The Java object encapsulating the IOR is an RMI-IIOP stub. </text:p>
      <text:list xml:id="list1182476031" text:continue-numbering="true" text:style-name="L2">
        <text:list-header>
          <text:p text:style-name="P148"/>
        </text:list-header>
        <text:list-item>
          <text:p text:style-name="P149">Client</text:p>
          <text:p text:style-name="P149"/>
        </text:list-item>
      </text:list>
      <text:p text:style-name="P86">Remote References from the following client types are supported:</text:p>
      <text:p text:style-name="P29"/>
      <text:list xml:id="list326358256328451578" text:style-name="L3">
        <text:list-item>
          <text:p text:style-name="P173">Java applications executing in the <text:span text:style-name="T27">ACC</text:span> accessing EJBs deployed on an AS instance.</text:p>
        </text:list-item>
      </text:list>
      <text:p text:style-name="P88"/>
      <text:list xml:id="list1714262314" text:continue-list="list326358256328451578" text:style-name="L3">
        <text:list-item text:start-value="1">
          <text:p text:style-name="P174"><text:span text:style-name="T7">Java Applications</text:span><text:span text:style-name="T1">, not running in the ACC, accessing EJBs deployed on an AS instance. <text:s/>These are referred to as “standalone clients.”</text:span></text:p>
        </text:list-item>
      </text:list>
      <text:p text:style-name="P87"/>
      <text:list xml:id="list1619381881" text:continue-list="list1714262314" text:style-name="L3">
        <text:list-item text:start-value="1">
          <text:p text:style-name="P175"><text:span text:style-name="T27">Servlets/JSPs</text:span> in web applications executing in a different JVM than the target AS instance. The web application could also be <text:s/>running in a non-AS web container, for example, WS *. This case is is the same a standalone client accessing an AS instance.</text:p>
        </text:list-item>
      </text:list>
      <text:p text:style-name="P89"/>
      <text:list xml:id="list396810524" text:continue-list="list1619381881" text:style-name="L3">
        <text:list-item text:start-value="1">
          <text:p text:style-name="P175"><text:span text:style-name="T27">Clients started via Webstart (JNLP)</text:span>. As long as a correct sun-acc.xml is delivered to the client via JNLP the IIOP LB/FO should work without additional configuration.</text:p>
          <text:p text:style-name="P176"/>
        </text:list-item>
      </text:list>
      <text:p text:style-name="P90">These different client types for remote references are referred to as “clients” in this document.</text:p>
      <text:p text:style-name="P18"/>
      <text:list xml:id="list1911031568" text:continue-list="list1182476031" text:style-name="L2">
        <text:list-item>
          <text:p text:style-name="P150"><text:soft-page-break/>Cluster-aware <text:span text:style-name="T11">IORs</text:span></text:p>
          <text:p text:style-name="P151"/>
        </text:list-item>
      </text:list>
      <text:p text:style-name="P91">Remote References that are cluster-aware and can be failed over to an alternate AS instance in the cluster are referred to as Cluster-aware IORs. Cluster-aware references work on any AS instance within the cluster.</text:p>
      <text:p text:style-name="P92"/>
      <text:p text:style-name="P92">The terms “Remote References”, “References”, and “IORs” are used interchangeably to mean Cluster-aware IORs in this document.</text:p>
      <text:p text:style-name="P91"/>
      <text:list xml:id="list1595417479" text:continue-numbering="true" text:style-name="L2">
        <text:list-item>
          <text:p text:style-name="P149">Endpoint</text:p>
          <text:p text:style-name="P149"/>
          <text:p text:style-name="P152">The term endpoint refers to the host and port identifying an IIOP Listener on a target AS instance or NameService in the cluster. The ORB listens on the endpoint for incoming IIOP requests. A remote reference contains one or more endpoints.</text:p>
          <text:p text:style-name="P152"/>
          <text:p text:style-name="P152">The terms endpoint and IIOP Listener are used interchangeably in this document.</text:p>
        </text:list-item>
      </text:list>
      <text:p text:style-name="Body_20_Text1"/>
      <text:list xml:id="list1354031746" text:continue-numbering="true" text:style-name="L2">
        <text:list-item>
          <text:p text:style-name="P149">Primary Endpoint</text:p>
          <text:p text:style-name="P149"/>
          <text:p text:style-name="P152">This is the endpoint of the AS instance that created the IOR. By default, all method invocations on the reference are initially dispatched to this endpoint by the ORB, provided the endpoint is reachable. <text:s/>If the primary endpoint becomes unreachable then an alternate endpoint is tried.</text:p>
        </text:list-item>
      </text:list>
      <text:p text:style-name="Body_20_Text1"/>
      <text:list xml:id="list980626398" text:continue-numbering="true" text:style-name="L2">
        <text:list-item>
          <text:p text:style-name="P149">Server Replicas</text:p>
          <text:p text:style-name="P149"/>
          <text:p text:style-name="P152">All AS instances participating in the cluster need to have the same applications deployed. Hence, instances in a cluster are also referred to as replicas.</text:p>
          <text:p text:style-name="P152"/>
          <text:p text:style-name="P152">The terms servers, instances, and replicas are used<text:span text:style-name="T11"> interchangeably </text:span>in this document.</text:p>
        </text:list-item>
      </text:list>
      <text:p text:style-name="Preformatted_20_Text"/>
      <text:list xml:id="list104159096" text:continue-numbering="true" text:style-name="L2">
        <text:list-item>
          <text:p text:style-name="P149">Load balancing</text:p>
          <text:p text:style-name="P149"/>
          <text:p text:style-name="P152">This refers to the process of distributing requests from clients to different server replicas or Name Servers. The goal is to spread the load evenly across the cluster to enable higher scalability.</text:p>
        </text:list-item>
      </text:list>
      <text:p text:style-name="Body_20_Text1"/>
      <text:list xml:id="list1056032802" text:continue-numbering="true" text:style-name="L2">
        <text:list-item>
          <text:p text:style-name="P149">HA of Remote References</text:p>
          <text:p text:style-name="P149"/>
          <text:p text:style-name="P152">A remote reference obtained by clients is highly available if invocations on it continue to work even after the instance that published the primary endpoint of the reference becomes unavailable. The invocations are failed over to another <text:soft-page-break/>accessible endpoint in the cluster. As long as at least one instance is available the invocations on the HA reference will succeed.</text:p>
          <text:p text:style-name="P152"/>
        </text:list-item>
      </text:list>
      <text:h text:style-name="Heading_20_2" text:outline-level="2">Supported Features</text:h>
      <text:p text:style-name="Instruction_20_2"/>
      <text:p text:style-name="P18"><text:span text:style-name="T18">The features supported by </text:span><text:span text:style-name="T21">IIOP LB/FO are described in [1, 2].</text:span><text:span text:style-name="T18"> These are summarized below:</text:span></text:p>
      <text:p text:style-name="P86"/>
      <text:list xml:id="list4733366158018890635" text:style-name="L4">
        <text:list-item>
          <text:p text:style-name="P177">InitialContext Load Balancing of IIOP requests in Dynamic Clusters.</text:p>
          <text:p text:style-name="P177"/>
          <text:p text:style-name="P177">Whenever a client program does “new InitialContext” <text:s/>the IIOP LB/FO system will use randomized (perhaps weighted) round-robin to pick an instance in the cluster to which lookup requests, EJB Home lookups and EJB Object creation and method invocations are directed.</text:p>
        </text:list-item>
      </text:list>
      <text:p text:style-name="P94"/>
      <text:list xml:id="list444239394" text:continue-numbering="true" text:style-name="L4">
        <text:list-item>
          <text:p text:style-name="P178">HA (failover) of Remote References in Dynamic Clusters.</text:p>
          <text:p text:style-name="P137"/>
        </text:list-item>
        <text:list-item>
          <text:p text:style-name="P179">IIOP-over-SSL HA is provided for secure remote references that contain a CSIv2 [9] tag component that provides the security configuration including endpoints for the target of the reference.</text:p>
          <text:p text:style-name="P180"/>
        </text:list-item>
        <text:list-item>
          <text:p text:style-name="P181">Dynamic Cluster Reconfiguration.</text:p>
        </text:list-item>
      </text:list>
      <text:list xml:id="list2580170062448764997" text:style-name="L5">
        <text:list-header>
          <text:p text:style-name="P184"/>
          <text:p text:style-name="P187">Dynamic Cluster Reconfiguration is the addition or removal of AS instances when the cluster is online. Such cluster membership reconfiguration results in the client-side IIOP LB/FO system receiving an updated list of available instances.</text:p>
          <text:p text:style-name="P185"/>
        </text:list-header>
      </text:list>
      <text:h text:style-name="Heading_20_2" text:outline-level="2">Features Not Supported</text:h>
      <text:p text:style-name="Instruction_20_2"/>
      <text:list xml:id="list184132974" text:continue-numbering="true" text:style-name="L5">
        <text:list-item>
          <text:p text:style-name="P186">Online upgrades.</text:p>
        </text:list-item>
      </text:list>
      <text:p text:style-name="P93"/>
      <text:list xml:id="list852237326" text:continue-numbering="true" text:style-name="L5">
        <text:list-item>
          <text:p text:style-name="P186">Non-homogenous (in terms of applications, not hardware) clusters.</text:p>
        </text:list-item>
      </text:list>
      <text:p text:style-name="P95"/>
      <text:h text:style-name="Heading_20_2" text:outline-level="2">Differentiation</text:h>
      <text:p text:style-name="Instruction_20_2"/>
      <text:p text:style-name="P33">IIOP LB/FO was a newly supported feature in AS 7.1 EE. AS 8.1 EE was feature compatible with AS 7.1 EE. <text:s/>AS 9.0 EE supports the same functionality but within dynamic clusters.</text:p>
      <text:p text:style-name="Instruction_20_2"/>
      <text:h text:style-name="Heading_20_1" text:outline-level="1">Principles of Operation</text:h>
      <text:p text:style-name="Instructions_20_1"/>
      <text:h text:style-name="P139" text:outline-level="2">Operational Overview</text:h>
      <text:p text:style-name="P30"><text:soft-page-break/></text:p>
      <text:p text:style-name="P18">This section gives an overview of the user experience impact for this feature, namely, the additional configuration, and the client programming model.</text:p>
      <text:p text:style-name="P18"/>
      <text:h text:style-name="P141" text:outline-level="3">Server-side Configuration</text:h>
      <text:p text:style-name="P96"/>
      <text:p text:style-name="P18">The user, via the Administration CLI or the GUI, updates domain.xml to define IIOP endpoints that constitute the cluster of AS instances. <text:span text:style-name="T27">This change is required regardless of the type of the client</text:span>. The relevant domain.xml DTD elements are described in section <text:reference-ref text:reference-format="chapter" text:ref-name="sun-domain_1_1.dtd elements">2.3.3.3</text:reference-ref>.</text:p>
      <text:p text:style-name="P18"/>
      <text:h text:style-name="Heading_20_3" text:outline-level="3">ACC Configuration</text:h>
      <text:p text:style-name="Contents_20_3"/>
      <text:p text:style-name="P18">A description of the relevant properties is presented in section <text:reference-ref text:reference-format="chapter" text:ref-name="ACC Configuration Properties">2.3.3.2</text:reference-ref>. Once these properties are set, no <text:s/>change in the application code (executing within the ACC) is necessary.</text:p>
      <text:p text:style-name="P18"/>
      <text:h text:style-name="Heading_20_3" text:outline-level="3">Standalone Client Application Configuration</text:h>
      <text:p text:style-name="Contents_20_3"/>
      <text:p text:style-name="P18">For standalone clients, prior to <text:span text:style-name="T11">instantiation</text:span> of the InitialContext, certain environment properties need to be set. These properties can be set as JNDI SPI environment properties or as System Properties. <text:span text:style-name="T18">The properties are</text:span>: </text:p>
      <text:p text:style-name="P18"/>
      <text:list xml:id="list7223713906300131253" text:style-name="L6">
        <text:list-item>
          <text:p text:style-name="P160"><text:span text:style-name="T18">"</text:span><text:a xlink:type="simple" xlink:href="http://java.naming.factory.initial/" text:style-name="Internet_20_link" text:visited-style-name="Visited_20_Internet_20_Link"><text:span text:style-name="T12">java.naming.factory.initial</text:span></text:a><text:span text:style-name="T18">" - The specialized initial context factory needed to support load balancing.</text:span></text:p>
        </text:list-item>
      </text:list>
      <text:p text:style-name="P50"/>
      <text:list xml:id="list490091227" text:continue-list="list7223713906300131253" text:style-name="L6">
        <text:list-item text:start-value="1">
          <text:p text:style-name="P160"><text:span text:style-name="T18">“</text:span><text:a xlink:type="simple" xlink:href="http://com.sun.appserv.iiop.endpoints/" text:style-name="Internet_20_link" text:visited-style-name="Visited_20_Internet_20_Link"><text:span text:style-name="T18">com.sun.appserv.iiop.endpoints</text:span></text:a><text:span text:style-name="T18">” - </text:span>The list of one or more IIOP endpoints<text:span text:style-name="T31">. </text:span><text:span text:style-name="T18">The endpoints represent listeners on AS instances or the NameService. Specifying more than one endpoints ensures that look up of references are highly available.</text:span></text:p>
        </text:list-item>
      </text:list>
      <text:p text:style-name="P34"/>
      <text:list xml:id="list8554258381735700448" text:style-name="L7">
        <text:list-item>
          <text:p text:style-name="P161"><text:span text:style-name="T18">“</text:span><text:a xlink:type="simple" xlink:href="http://com.sun.appserv.iiop.loadbalancingpolicy/" text:style-name="Internet_20_link" text:visited-style-name="Visited_20_Internet_20_Link"><text:span text:style-name="T12">com.sun.appserv.iiop.loadbalancingpolicy</text:span></text:a><text:span text:style-name="T18">” - The type of IC-based load balancing policy to be used. <text:s/>One policy is supported: randomized (possibly weighted) round-robin.</text:span></text:p>
          <text:p text:style-name="P165"/>
        </text:list-item>
        <text:list-item>
          <text:p text:style-name="P165"><text:span text:style-name="T32">“com.sun.CORBA.transport.ORBIIOPPrimaryToContactInfoClass'</text:span><text:span text:style-name="T8"> - The sticky manager.</text:span></text:p>
          <text:p text:style-name="P168"/>
        </text:list-item>
        <text:list-item>
          <text:p text:style-name="P161"><text:span text:style-name="T9">“</text:span><text:span text:style-name="T10">com.sun.CORBA.transport.ORBIORToSocketInfoClass</text:span><text:span text:style-name="T9">”</text:span><text:span text:style-name="T30"> </text:span>- This picks out <text:s/>endpoints from an IOR.</text:p>
        </text:list-item>
      </text:list>
      <text:p text:style-name="P51"/>
      <text:p text:style-name="P100">A detailed description of the JNDI environment properties is presented in section <text:reference-ref text:reference-format="chapter" text:ref-name="SA Configuration Properties">2.3.3.1</text:reference-ref>. </text:p>
      <text:p text:style-name="P100"><text:soft-page-break/></text:p>
      <text:p text:style-name="P100">The Sample Code snippet below illustrates how the environment properties are set when passed using JNDI SPI. Client code instantiates the JNDI InitialContext Object by calling "new InitialContext(env)", where env is the list of JNDI SPI properties listed above. </text:p>
      <text:p text:style-name="P100"/>
      <text:p text:style-name="P101">////////////////////////////////////////////////////////////////////////////////////////////////////////////////</text:p>
      <text:p text:style-name="P101">// Set the properties to be passed for creating the Initial Context. Note that</text:p>
      <text:p text:style-name="P101">// these properties need to only be set for Standalone Clients. Alternatively,</text:p>
      <text:p text:style-name="P101">// these settings can also be made by passing them as System properties.</text:p>
      <text:p text:style-name="P101">////////////////////////////////////////////////////////////////////////////////////////////////////////////////</text:p>
      <text:p text:style-name="P103">Properties env = new Properties();</text:p>
      <text:p text:style-name="P104"><text:bookmark text:name="998370"/><text:span text:style-name="T3">env.put("</text:span><text:a xlink:type="simple" xlink:href="http://java.naming.factory.initial/" text:style-name="Internet_20_link" text:visited-style-name="Visited_20_Internet_20_Link"><text:span text:style-name="T3">java.naming.factory.initial</text:span></text:a><text:span text:style-name="T3">",”</text:span>com.sun.appserv.naming.S1ASCtxFactory<text:span text:style-name="T3">");</text:span></text:p>
      <text:p text:style-name="P105"><text:bookmark text:name="9983702"/><text:span text:style-name="T2">env.put("</text:span><text:a xlink:type="simple" xlink:href="../../../../../../../../../C:/TEMP/java.naming.f" text:style-name="Internet_20_link" text:visited-style-name="Visited_20_Internet_20_Link"><text:span text:style-name="T2"> </text:span></text:a><text:a xlink:type="simple" xlink:href="../../../../../../../../../C:/TEMP/java.naming.f" text:style-name="Internet_20_link" text:visited-style-name="Visited_20_Internet_20_Link"><text:span text:style-name="T3">com.sun.appserv.iiop.endpoints </text:span></text:a><text:span text:style-name="T2">","trident:3600, exodus:3700”);</text:span></text:p>
      <text:p text:style-name="P105"><text:bookmark text:name="9983701"/><text:span text:style-name="T6">env.put</text:span><text:span text:style-name="T2">(“</text:span><text:a xlink:type="simple" xlink:href="http://com.sun.appserv.iiop.loadbalancingpolicy/" text:style-name="Internet_20_link" text:visited-style-name="Visited_20_Internet_20_Link"><text:span text:style-name="T2">com.sun.appserv.iiop.loadbalancingpolicy</text:span></text:a><text:span text:style-name="T2">”, “ic-based”);</text:span></text:p>
      <text:p text:style-name="P106"/>
      <text:p text:style-name="P101">// Create an initial naming context</text:p>
      <text:p text:style-name="P101">Context initial = new InitialContext(env);</text:p>
      <text:p text:style-name="P101"/>
      <text:p text:style-name="P102"/>
      <text:h text:style-name="P142" text:outline-level="3">Configuration and Backward Compatibility</text:h>
      <text:p text:style-name="P98">All of the properties used in AS 9.0 are identical to those used in AS 7.x and AS 8.x. <text:s/>Therefore standalone and ACC clients from AS 7 and 8 should work in AS 9 without modification. <text:s/>Note: even if a client used the “com.sun.appserv.iiop.endpoints” property in AS 9, it will still do load balancing and failover with respect to the current cluster membership. <text:s/>This is accomplished by an internal Cluster Reconfiguration Notification Protocol (CRNP) that is discussed next. </text:p>
      <text:p text:style-name="P98"/>
      <text:h text:style-name="P142" text:outline-level="3"><text:reference-mark-start text:name="CRNP"/>Cluster Reconfiguration Notification Protocol<text:reference-mark-end text:name="CRNP"/></text:h>
      <text:p text:style-name="P26"/>
      <text:p text:style-name="P26">The following steps shows the Cluster Reconfiguration Notification Protocol (CRNP) <text:s/>used to inform clients outside the group communication domain of cluster member changes. The server ORB keeps up-to-date on the shape of the cluster by registering with the Group Membership Service (GMS). The ORB subsystem that handles CRNP is call the “IIOP Group Agent” (IGA). </text:p>
      <text:p text:style-name="P26"/>
      <text:p text:style-name="P26">1 Server IGA labels each cluster membership “shape” (i.e., each time a machine is added or removed from the cluster give the current membership “shape” a unique id).</text:p>
      <text:p text:style-name="P26"/>
      <text:p text:style-name="P26">2 Server IGA embeds that membership shape id in IORs along with addresses of all app server instances.</text:p>
      <text:p text:style-name="P26"/>
      <text:p text:style-name="P26">3 Client IGA sends the membership shape id (out-of-band in a ServiceContext) on each request.</text:p>
      <text:p text:style-name="P26"/>
      <text:p text:style-name="P26"><text:soft-page-break/>4 Server handles the request as usual. <text:s/>Before returning the result, the server IGA intercepts the request response. If the shape id from the client is out-of-date then Server IGA returns (out-of-band in a ServiceContext) a new IOR that contains <text:s/>the current list of member addresses and an up-to-date membership shape id.</text:p>
      <text:p text:style-name="P26"/>
      <text:p text:style-name="P26">5 If a new membership list/id is received by the client IGA it will update its load-balancing and failover lists with the new info (but will stay "stuck" to the last server node).</text:p>
      <text:p text:style-name="P26"/>
      <text:p text:style-name="P26">The server IGA is registered with GMS. <text:s/>Each time it is notified of a membership change it creates a new shape id and updates its list of replica addresses.</text:p>
      <text:p text:style-name="P26"/>
      <text:p text:style-name="P26">Each server IGA maintains its own unique shape id. <text:s/>A shape id is just a UUID prepended with the server's IP address. <text:s/>That way shape ids do not need to be synchronized between server instances and, when a client fails over, an out-of-date shape id will not be incorrectly seen as valid by the failed to server instance. <text:s/>For a more detailed discussion of the scope of the shape id see the design document (<text:reference-ref text:reference-format="chapter" text:ref-name="IIOP FOLB Design Document">??</text:reference-ref>).</text:p>
      <text:p text:style-name="P26"/>
      <text:p text:style-name="P26">If GMS fails to function then the instance's shape ids will remain constant. <text:s/>This means that client's holding references that contain that shape id will not be updated with new references. <text:s/>If/when GMS functions again and assuming the shape has changed, the server IGA expects to be notified of any shape changes that occurred while GMS was not functioning. <text:s/>Alternatively, GMS can just notify the server IGA that it has come back up and that the IGA should reinitialize. <text:s/>In both cases this will cause a new shape id that will then cause client's to receive up-to-date information.</text:p>
      <text:p text:style-name="P26"/>
      <text:p text:style-name="P26">Note: The IGA is not built into the ORB (so we can deliver the ORB into J2SE</text:p>
      <text:p text:style-name="P26">and SJSAS 9.0 PE without this feature). <text:s/>It plugs into the ORB via both standard OMG IORInterceptor/ServerRequestInterceptor interfaces and proprietary PEPT interfaces.</text:p>
      <text:h text:style-name="P142" text:outline-level="3">InitialContext-based Load-balancing</text:h>
      <text:p text:style-name="P97"/>
      <text:list xml:id="list1810167633895598423" text:style-name="L8">
        <text:list-item>
          <text:p text:style-name="P182">Each time client code calls “new InitialContext” the load-balancer connects the InitialContext to a different app server instance. This is done in a randomized (possibly weighted) round-robin fashion. <text:s/>If the instance picked by the load-balancer is not available then failover tries the next instance until an available instance is found.</text:p>
          <text:p text:style-name="P182"/>
        </text:list-item>
        <text:list-item>
          <text:p text:style-name="P182">Client code instantiates a JNDI InitialContext Object by calling "new InitialContext". If COSNaming is used instead of JNDI, <text:span text:style-name="T30">a reference to the NamingContext is obtained via formatting the list of NameService replica endpoints as a corbaloc and giving that corbaloc to string_to_object method on the ORB. <text:s/>This results in a cluster-aware reference to the NameService.</text:span></text:p>
        </text:list-item>
      </text:list>
      <text:p text:style-name="P26"/>
      <text:list xml:id="list2016744579" text:continue-numbering="true" text:style-name="L8">
        <text:list-item>
          <text:p text:style-name="P156"><text:soft-page-break/>Client code calls the lookup method on the JNDI InitialContext Object and passes the name of the object being looked up as a parameter. <text:span text:style-name="T16">If COSNaming is used instead of JNDI, the resolve method on the NamingContext is called.</text:span></text:p>
        </text:list-item>
      </text:list>
      <text:p text:style-name="P26"/>
      <text:list xml:id="list197533640" text:continue-numbering="true" text:style-name="L8">
        <text:list-item>
          <text:p text:style-name="P156">The resolve method invocation is directed to an appropriate endpoint on an AS instance in the cluster. The AS instance includes a colocated NameService. <text:s/>The NameService returns a remote reference.</text:p>
        </text:list-item>
      </text:list>
      <text:p text:style-name="P26"/>
      <text:list xml:id="list591447853" text:continue-numbering="true" text:style-name="L8">
        <text:list-item>
          <text:p text:style-name="P156">When client code calls either the “create” or the “<text:span text:style-name="T11">findByPrimaryKey</text:span>” method on the EJBHome object, that call is directed to the AS instance that created the EJBHome object – the same instance that served the lookup of the EJBHome object.</text:p>
          <text:p text:style-name="P156"/>
        </text:list-item>
        <text:list-item>
          <text:p text:style-name="P156">When an EJB Object is created (via “findByPrimaryKey” or “create” on the EJBHome object) that object is created on the same AS instance where the EJBHome object resides. A remote reference to the EJB Object is returned to the client.</text:p>
        </text:list-item>
      </text:list>
      <text:p text:style-name="P26"/>
      <text:list xml:id="list415542043" text:continue-numbering="true" text:style-name="L8">
        <text:list-item>
          <text:p text:style-name="P183">The client application uses the EJB Object reference to invoke business methods. <text:s text:c="2"/>Those invocations will initially be directed to the same AS instance that created the reference.</text:p>
          <text:p text:style-name="P183"/>
        </text:list-item>
      </text:list>
      <text:h text:style-name="P142" text:outline-level="3">Failover</text:h>
      <text:p text:style-name="P26"/>
      <text:list xml:id="list1051575292" text:continue-numbering="true" text:style-name="L8">
        <text:list-item>
          <text:p text:style-name="P156">If an app server communication endpoint becomes unavailable, then subsequent invocations are redirected to an alternate app server endpoint in the cluster. All invocations to objects from the failed app server will be dispatched to the same alternate app server endpoint, thereby maintaining locality.</text:p>
        </text:list-item>
      </text:list>
      <text:p text:style-name="P23"/>
      <text:h text:style-name="P140" text:outline-level="2">Architectural Overview</text:h>
      <text:p text:style-name="P99"/>
      <text:p text:style-name="Body_20_Text1"><text:span text:style-name="T1">The conceptual model of an AS cluster and the common deployment scenarios are explained in the <text:s/></text:span><text:a xlink:type="simple" xlink:href="http://appserver.red.iplanet.com/apollo/architecture/appserv8ee_fsd.sxw" text:style-name="Internet_20_link" text:visited-style-name="Visited_20_Internet_20_Link"><text:span text:style-name="T2">9.0 EE Architectural Overview </text:span></text:a><text:span text:style-name="T1">document [3]. </text:span></text:p>
      <text:p text:style-name="P29"/>
      <text:h text:style-name="Heading_20_2" text:outline-level="2"><text:reference-mark-start text:name="Subsystem Overview"/>Subsystem Overview<text:reference-mark-end text:name="Subsystem Overview"/></text:h>
      <text:p text:style-name="Instruction_20_2"/>
      <text:p text:style-name="P18">The subsystem diagram (Figure 1)<text:span text:style-name="T11"> depicts </text:span>the interfaces between the IIOP LB/FO and external subsystems and interfaces. The association lines are<text:span text:style-name="T11"> labeled </text:span>with interface numbers that match the particular entries in the interface table described in Section 3. IIOP LB/FO contains the following logical subsystems:</text:p>
      <text:p text:style-name="Body_20_Text1"/>
      <text:list xml:id="list7750156430231610146" text:style-name="L9">
        <text:list-item>
          <text:p text:style-name="P153">Client-side ORB. <text:s/>Handles IIOP communication.</text:p>
        </text:list-item>
      </text:list>
      <text:p text:style-name="P18"><text:soft-page-break/></text:p>
      <text:list xml:id="list688796469" text:continue-numbering="true" text:style-name="L9">
        <text:list-item>
          <text:p text:style-name="P153">Load Balancer. <text:s/>Handles InitialContext-based LB.</text:p>
        </text:list-item>
      </text:list>
      <text:p text:style-name="Body_20_Text2"/>
      <text:list xml:id="list171192141" text:continue-numbering="true" text:style-name="L9">
        <text:list-item>
          <text:p text:style-name="P153">Client-side IIOP Group Agent. <text:s/>Responsible for group management and failover.</text:p>
        </text:list-item>
      </text:list>
      <text:p text:style-name="Body_20_Text1"/>
      <text:list xml:id="list251505442" text:continue-numbering="true" text:style-name="L9">
        <text:list-item>
          <text:p text:style-name="P153">Server-side ORB. <text:s/>Handles IIOP communication.</text:p>
        </text:list-item>
      </text:list>
      <text:p text:style-name="P18"/>
      <text:list xml:id="list1457425033" text:continue-numbering="true" text:style-name="L9">
        <text:list-item>
          <text:p text:style-name="P153">Server-side IIOP Group Agent. <text:s/>Responsible for group management. </text:p>
        </text:list-item>
      </text:list>
      <text:p text:style-name="P107"/>
      <text:p text:style-name="P108"/>
      <text:p text:style-name="Body_20_Text2"><draw:frame text:anchor-type="paragraph" draw:z-index="1" draw:style-name="gr21" draw:text-style-name="P192" svg:width="0.2398in" svg:height="0.1988in" svg:x="2.5071in" svg:y="1.2929in"><draw:text-box><text:p text:style-name="P191"><text:span text:style-name="T42">IF2</text:span></text:p></draw:text-box></draw:frame><draw:rect text:anchor-type="paragraph" draw:z-index="2" draw:style-name="gr22" draw:text-style-name="P190" svg:width="2.3043in" svg:height="0.3335in" svg:x="1.2311in" svg:y="0.9638in"><text:p text:style-name="P189"><text:span text:style-name="T42">Client-side ORB</text:span></text:p></draw:rect><draw:g text:anchor-type="paragraph" draw:z-index="0" draw:style-name="gr1"><draw:rect draw:style-name="gr2" draw:text-style-name="P190" svg:width="1.0724in" svg:height="0.6539in" svg:x="0.7094in" svg:y="2.3591in"><text:p text:style-name="P189"><text:span text:style-name="T42">Load Balancer</text:span></text:p><text:p text:style-name="P189"><text:span text:style-name="T42">Subsystem</text:span></text:p></draw:rect><draw:rect draw:style-name="gr2" draw:text-style-name="P190" svg:width="1.0571in" svg:height="0.6016in" svg:x="2.6945in" svg:y="2.3665in"><text:p text:style-name="P189"><text:span text:style-name="T42">Client-side </text:span></text:p><text:p text:style-name="P189"><text:span text:style-name="T42">IGA</text:span></text:p><text:p text:style-name="P189"><text:span text:style-name="T42">Subsystem</text:span></text:p></draw:rect><draw:rect draw:style-name="gr3" draw:text-style-name="P190" svg:width="1.5205in" svg:height="0.3043in" svg:x="0.5984in" svg:y="3.6437in"><text:p text:style-name="P189"><text:span text:style-name="T42">S1ASCtxFactory</text:span></text:p></draw:rect><draw:rect draw:style-name="gr3" draw:text-style-name="P190" svg:width="1.8795in" svg:height="0.5307in" svg:x="1.5047in" svg:y="4.4402in"><text:p text:style-name="P189"><text:span text:style-name="T42">JNDI </text:span></text:p><text:p text:style-name="P189"><text:span text:style-name="T42">Environment Properties</text:span></text:p></draw:rect><draw:rect draw:style-name="gr3" draw:text-style-name="P190" svg:width="0.9933in" svg:height="0.3421in" svg:x="2.424in" svg:y="3.6228in"><text:p text:style-name="P189"><text:span text:style-name="T42">sun-acc.xml</text:span></text:p></draw:rect><draw:rect draw:style-name="gr4" draw:text-style-name="P190" svg:width="2.0516in" svg:height="0.3335in" svg:x="4.0047in" svg:y="0.9319in"><text:p text:style-name="P189"><text:span text:style-name="T42">Server-side ORB</text:span></text:p></draw:rect><draw:rect draw:style-name="gr2" draw:text-style-name="P190" svg:width="1.7098in" svg:height="0.5539in" svg:x="4.152in" svg:y="2.3957in"><text:p text:style-name="P189"><text:span text:style-name="T42">Server-side </text:span></text:p><text:p text:style-name="P189"><text:span text:style-name="T42">IIOP Group Agent</text:span></text:p><text:p text:style-name="P189"><text:span text:style-name="T42">Subsystem</text:span></text:p></draw:rect><draw:rect draw:style-name="gr3" draw:text-style-name="P190" svg:width="1.0217in" svg:height="0.363in" svg:x="3.9657in" svg:y="3.6319in"><text:p text:style-name="P189"><text:span text:style-name="T42">domain.xml</text:span></text:p></draw:rect><draw:rect draw:style-name="gr5" draw:text-style-name="P190" svg:width="3.2732in" svg:height="5.4067in" svg:x="0.5165in" svg:y="0.1146in"><text:p/></draw:rect><draw:rect draw:style-name="gr6" draw:text-style-name="P190" svg:width="2.3398in" svg:height="5.4394in" svg:x="3.8591in" svg:y="0.0909in"><text:p/></draw:rect><draw:frame draw:style-name="gr7" draw:text-style-name="P192" svg:width="0.778in" svg:height="0.1988in" svg:x="1.6992in" svg:y="5.2429in"><draw:text-box><text:p text:style-name="P191"><text:span text:style-name="T42">Client Side</text:span></text:p></draw:text-box></draw:frame><draw:frame draw:style-name="gr8" draw:text-style-name="P192" svg:width="0.8157in" svg:height="0.1988in" svg:x="4.7201in" svg:y="5.2756in"><draw:text-box><text:p text:style-name="P191"><text:span text:style-name="T42">Server Side</text:span></text:p></draw:text-box></draw:frame><draw:rect draw:style-name="gr9" draw:text-style-name="P193" svg:width="5.365in" svg:height="1.7579in" svg:x="0.6457in" svg:y="1.5228in"><text:p/></draw:rect><draw:frame draw:style-name="gr10" draw:text-style-name="P192" svg:width="2.7004in" svg:height="0.1988in" svg:x="1.5268in" svg:y="1.6063in"><draw:text-box><text:p text:style-name="P191"><text:span text:style-name="T42">IIOP LB/FO</text:span></text:p></draw:text-box></draw:frame><draw:line draw:style-name="gr11" draw:text-style-name="P193" svg:x1="2.1102in" svg:y1="0.9571in" svg:x2="2.1102in" svg:y2="0.3319in"><text:p/></draw:line><draw:line draw:style-name="gr12" draw:text-style-name="P193" svg:x1="2.1102in" svg:y1="0.3484in" svg:x2="5.3413in" svg:y2="0.3484in"><text:p/></draw:line><draw:line draw:style-name="gr13" draw:text-style-name="P193" svg:x1="5.3346in" svg:y1="0.3563in" svg:x2="5.3346in" svg:y2="0.9315in"><text:p/></draw:line><draw:line draw:style-name="gr14" draw:text-style-name="P193" svg:x1="1.3126in" svg:y1="2.4311in" svg:x2="1.3126in" svg:y2="1.2882in"><text:p/></draw:line><draw:line draw:style-name="gr14" draw:text-style-name="P193" svg:x1="4.4272in" svg:y1="2.9492in" svg:x2="4.4272in" svg:y2="3.6319in"><text:p/></draw:line><draw:line draw:style-name="gr14" draw:text-style-name="P193" svg:x1="1.2209in" svg:y1="3.0228in" svg:x2="1.2209in" svg:y2="3.648in"><text:p/></draw:line><draw:frame draw:style-name="gr15" draw:text-style-name="P192" svg:width="0.2461in" svg:height="0.1988in" svg:x="1.3118in" svg:y="3.311in"><draw:text-box><text:p text:style-name="P191"><text:span text:style-name="T42">IF6</text:span></text:p></draw:text-box></draw:frame><draw:frame draw:style-name="gr16" draw:text-style-name="P192" svg:width="0.2469in" svg:height="0.1988in" svg:x="2.0047in" svg:y="3.302in"><draw:text-box><text:p text:style-name="P191"><text:span text:style-name="T42">IF7</text:span></text:p></draw:text-box></draw:frame><draw:frame draw:style-name="gr16" draw:text-style-name="P192" svg:width="0.2469in" svg:height="0.1988in" svg:x="2.7854in" svg:y="3.2937in"><draw:text-box><text:p text:style-name="P191"><text:span text:style-name="T42">IF8</text:span></text:p></draw:text-box></draw:frame><draw:frame draw:style-name="gr17" draw:text-style-name="P192" svg:width="0.3386in" svg:height="0.1988in" svg:x="4.0091in" svg:y="3.2807in"><draw:text-box><text:p text:style-name="P191"><text:span text:style-name="T42">IF12</text:span></text:p></draw:text-box></draw:frame><draw:line draw:style-name="gr18" draw:text-style-name="P193" svg:x1="1.7811in" svg:y1="2.8783in" svg:x2="2.265in" svg:y2="2.8827in"><text:p/></draw:line><draw:line draw:style-name="gr14" draw:text-style-name="P193" svg:x1="2.2547in" svg:y1="2.8846in" svg:x2="2.2547in" svg:y2="4.4402in"><text:p/></draw:line><draw:line draw:style-name="gr18" draw:text-style-name="P193" svg:x1="1.7811in" svg:y1="2.6429in" svg:x2="2.6209in" svg:y2="2.6429in"><text:p/></draw:line><draw:line draw:style-name="gr14" draw:text-style-name="P193" svg:x1="2.6118in" svg:y1="2.6339in" svg:x2="2.6118in" svg:y2="3.6185in"><text:p/></draw:line><draw:line draw:style-name="gr14" draw:text-style-name="P193" svg:x1="4.5236in" svg:y1="1.261in" svg:x2="4.5236in" svg:y2="2.3866in"><text:p/></draw:line><draw:line draw:style-name="gr14" draw:text-style-name="P193" svg:x1="2.7465in" svg:y1="1.2839in" svg:x2="2.7465in" svg:y2="2.3795in"><text:p/></draw:line><draw:frame draw:style-name="gr19" draw:text-style-name="P192" svg:width="0.2543in" svg:height="0.1988in" svg:x="4.2421in" svg:y="1.2937in"><draw:text-box><text:p text:style-name="P191"><text:span text:style-name="T42">IF9</text:span></text:p></draw:text-box></draw:frame><draw:frame draw:style-name="gr20" draw:text-style-name="P192" svg:width="1.1776in" svg:height="0.2043in" svg:x="2.322in" svg:y="0.1264in"><draw:text-box><text:p text:style-name="P191"><text:span text:style-name="T42">IIOP Protocol</text:span></text:p></draw:text-box></draw:frame></draw:g><draw:line text:anchor-type="paragraph" draw:z-index="5" draw:style-name="gr24" draw:text-style-name="P193" svg:x1="3.5354in" svg:y1="1.2972in" svg:x2="3.5354in" svg:y2="2.3756in"><text:p/></draw:line><draw:frame text:anchor-type="paragraph" draw:z-index="7" draw:style-name="gr21" draw:text-style-name="P192" svg:width="0.2398in" svg:height="0.1988in" svg:x="2.5071in" svg:y="1.2929in"><draw:text-box><text:p text:style-name="P191"><text:span text:style-name="T42">IF2</text:span></text:p></draw:text-box></draw:frame><draw:frame text:anchor-type="paragraph" draw:z-index="8" draw:style-name="gr21" draw:text-style-name="P192" svg:width="0.2398in" svg:height="0.1988in" svg:x="2.8862in" svg:y="1.2972in"><draw:text-box><text:p text:style-name="P191"><text:span text:style-name="T42">IF3</text:span></text:p></draw:text-box></draw:frame><draw:frame text:anchor-type="paragraph" draw:z-index="9" draw:style-name="gr21" draw:text-style-name="P192" svg:width="0.2398in" svg:height="0.1988in" svg:x="3.2957in" svg:y="1.2972in"><draw:text-box><text:p text:style-name="P191"><text:span text:style-name="T42">IF4</text:span></text:p></draw:text-box></draw:frame><draw:frame text:anchor-type="paragraph" draw:z-index="10" draw:style-name="gr25" draw:text-style-name="P192" svg:width="0.2398in" svg:height="0.198in" svg:x="2.1201in" svg:y="2.2425in"><draw:text-box><text:p text:style-name="P191"><text:span text:style-name="T42">IF5</text:span></text:p></draw:text-box></draw:frame><draw:frame text:anchor-type="paragraph" draw:z-index="11" draw:style-name="gr25" draw:text-style-name="P192" svg:width="0.2398in" svg:height="0.198in" svg:x="0.9917in" svg:y="1.2972in"><draw:text-box><text:p text:style-name="P191"><text:span text:style-name="T42">IF1</text:span></text:p></draw:text-box></draw:frame><draw:frame text:anchor-type="paragraph" draw:z-index="12" draw:style-name="gr26" draw:text-style-name="P192" svg:width="0.3169in" svg:height="0.1988in" svg:x="4.6846in" svg:y="1.2744in"><draw:text-box><text:p text:style-name="P191"><text:span text:style-name="T42">IF10</text:span></text:p></draw:text-box></draw:frame><draw:rect text:anchor-type="paragraph" draw:z-index="13" draw:style-name="gr27" draw:text-style-name="P190" svg:width="1.0217in" svg:height="0.363in" svg:x="5.0181in" svg:y="4.2555in"><text:p text:style-name="P189"><text:span text:style-name="T42">GMS</text:span></text:p></draw:rect><draw:frame text:anchor-type="paragraph" draw:z-index="15" draw:style-name="gr28" draw:text-style-name="P192" svg:width="0.3386in" svg:height="0.1988in" svg:x="5.1339in" svg:y="3.2807in"><draw:text-box><text:p text:style-name="P191"><text:span text:style-name="T42">IF13</text:span></text:p></draw:text-box></draw:frame><draw:frame text:anchor-type="paragraph" draw:z-index="17" draw:style-name="gr26" draw:text-style-name="P192" svg:width="0.3169in" svg:height="0.1988in" svg:x="5.2472in" svg:y="1.2654in"><draw:text-box><text:p text:style-name="P191"><text:span text:style-name="T42">IF11</text:span></text:p></draw:text-box></draw:frame><draw:line text:anchor-type="paragraph" draw:z-index="3" draw:style-name="gr23" draw:text-style-name="P194" svg:x1="5.0736in" svg:y1="1.2654in" svg:x2="5.0736in" svg:y2="2.3961in"><text:p/></draw:line><draw:line text:anchor-type="paragraph" draw:z-index="4" draw:style-name="gr23" draw:text-style-name="P194" svg:x1="3.1882in" svg:y1="1.2819in" svg:x2="3.1882in" svg:y2="2.3756in"><text:p/></draw:line><draw:line text:anchor-type="paragraph" draw:z-index="6" draw:style-name="gr23" draw:text-style-name="P194" svg:x1="2.6945in" svg:y1="2.4402in" svg:x2="1.7819in" svg:y2="2.4402in"><text:p/></draw:line><draw:line text:anchor-type="paragraph" draw:z-index="14" draw:style-name="gr23" draw:text-style-name="P194" svg:x1="5.5319in" svg:y1="2.9492in" svg:x2="5.5319in" svg:y2="4.2555in"><text:p/></draw:line><draw:line text:anchor-type="paragraph" draw:z-index="16" draw:style-name="gr23" draw:text-style-name="P194" svg:x1="5.678in" svg:y1="2.3957in" svg:x2="5.678in" svg:y2="1.25in"><text:p/></draw:line></text:p>
      <text:p text:style-name="Body_20_Text2"/>
      <text:p text:style-name="P35"><text:span text:style-name="T34"><text:tab/><text:tab/><text:tab/><text:tab/><text:tab/>Interfaces<text:tab/></text:span><text:tab/><text:tab/><text:tab/><text:tab/></text:p>
      <text:p text:style-name="P35"><text:tab/><text:tab/><text:tab/><text:tab/><text:tab/><text:tab/><text:tab/></text:p>
      <text:p text:style-name="P35"><text:tab/><text:span text:style-name="T34">IF1: ORB API<text:tab/><text:tab/><text:tab/><text:tab/><text:tab/>IF9: <text:s text:c="2"/>IORInterceptor</text:span></text:p>
      <text:p text:style-name="P36"><text:tab/>IF2: IORToSocketInfo<text:tab/><text:tab/><text:tab/><text:tab/>IF10: ServerRequestInterceptor</text:p>
      <text:p text:style-name="P35"><text:tab/><text:span text:style-name="T35">IF3: IIOPPrimaryToContactInfo<text:tab/><text:tab/><text:tab/>IF11: POA</text:span></text:p>
      <text:p text:style-name="P37"><text:tab/>IF4: ClientRequestInterceptor<text:tab/><text:tab/><text:tab/>IF12: domain.xml</text:p>
      <text:p text:style-name="P37"><text:tab/>IF5: UpdateEndpointList <text:tab/><text:tab/><text:tab/>IF13: Group Membership Service</text:p>
      <text:p text:style-name="P35"><text:tab/><text:span text:style-name="T34">IF6: S1ASCtxFactory</text:span></text:p>
      <text:p text:style-name="P38"><text:tab/>IF7: JNDI Environment Properties</text:p>
      <text:p text:style-name="P38"><text:tab/>IF8: sun-application-client-container_1_1.dtd</text:p>
      <text:p text:style-name="P38"><text:tab/><text:tab/><text:tab/><text:tab/><text:tab/><text:tab/><text:tab/><text:tab/><text:tab/><text:tab/><text:tab/><text:tab/></text:p>
      <text:p text:style-name="P111">Figure 1. Subsystem Overview for IIOP LB/FO</text:p>
      <text:p text:style-name="P111"/>
      <text:p text:style-name="P111"/>
      <text:p text:style-name="P111"/>
      <text:h text:style-name="Heading_20_4" text:outline-level="4"><text:bookmark-start text:name="DDE_LINK1"/><text:soft-page-break/>InitialContext (IC) based Load Balancing<text:bookmark-end text:name="DDE_LINK1"/></text:h>
      <text:p text:style-name="Contents_20_4"/>
      <text:p text:style-name="P18">The Load Balancer is responsible for distributing requests from clients to different server replicas to enable higher scalability. </text:p>
      <text:p text:style-name="P18"/>
      <text:p text:style-name="P18">IC-based LB makes the AS instance used to create an InitialContext service all subsequent requests on the InitialContext. <text:s/>Further, all objects looked up or created by objects looked up from a given InitialContext will reside on the same AS instance. <text:s/>This mechanism ensures <text:s/>"locality" for all the EJBHome and EJB Objects created using a particular InitialContext. </text:p>
      <text:p text:style-name="P18"/>
      <text:p text:style-name="P18"><text:s/>One<text:span text:style-name="T11"> load balancing policy is</text:span> supported by the Load Balancer Subsystem:</text:p>
      <text:p text:style-name="P18"/>
      <text:list xml:id="list8349671434065319301" text:style-name="L10">
        <text:list-item>
          <text:p text:style-name="P162">Randomized (possibly weighted) Round-Robin Load Balancing</text:p>
        </text:list-item>
      </text:list>
      <text:p text:style-name="P26"/>
      <text:h text:style-name="Heading_20_3" text:outline-level="3">Server-side IIOP Group Agent</text:h>
      <text:p text:style-name="Contents_20_3"/>
      <text:p text:style-name="P26">The Server-side IGA provides the server-side infrastructure for supporting HA of Remote References in dynamic clusters. The core functionality is make IORs cluster-aware an to update IORs that are out-of-date with respect to the cluster membership. The role of the Server-side Failover Subsystem involves performing the following tasks:</text:p>
      <text:p text:style-name="P26"/>
      <text:list xml:id="list5056358293473590570" text:style-name="L11">
        <text:list-item>
          <text:p text:style-name="P166">Generating Cluster-Aware IORs</text:p>
        </text:list-item>
      </text:list>
      <text:p text:style-name="P50"/>
      <text:list xml:id="list1397330584" text:continue-list="list5056358293473590570" text:style-name="L11">
        <text:list-item text:start-value="1">
          <text:p text:style-name="P166">Updating out-of-date IORs</text:p>
        </text:list-item>
      </text:list>
      <text:p text:style-name="P26"/>
      <text:h text:style-name="Heading_20_4" text:outline-level="4">Generating cluster-aware IORs</text:h>
      <text:p text:style-name="Contents_20_4"/>
      <text:p text:style-name="P18">Interoperable References are made cluster-aware by inserting endpoints of the server replicas in the cluster. <text:span text:style-name="T18">The list of endpoints are derived from the cluster configuration information (domain.xml, described in section 2.3.4.3). </text:span>The <text:s/>endpoints are categorized as those configured for non-SSL<text:span text:style-name="T36"> and those configured for SSL.</text:span></text:p>
      <text:p text:style-name="P113"/>
      <text:p text:style-name="P40">Non-SSL</text:p>
      <text:p text:style-name="P18">IIOP endpoints are inserted in the IOR as a sequence of tag components of the type <text:span text:style-name="T18">TAG_ALTERNATE_IIOP_ADDRESS</text:span>. The <text:span text:style-name="T11">IORInterceptor interface,</text:span> provides the mechanism to insert the <text:span text:style-name="T18">TAG_ALTERNATE_IIOP_ADDRESS</text:span> tag components in the IOR. Details pertaining to IORInterceptor are provided below. </text:p>
      <text:p text:style-name="P114"/>
      <text:p text:style-name="P115">SSL<text:span text:style-name="T34">*</text:span></text:p>
      <text:p text:style-name="P116">SSL enabled IIOP endpoints are inserted in the IOR by the IORInterceptor interface as a sequence of <text:span text:style-name="T12">TransportAddress</text:span> within the CSIv2 tag component of type <text:span text:style-name="T18">TAG_TLS_SEC_TRANS</text:span>. </text:p>
      <text:p text:style-name="P118"/>
      <text:p text:style-name="P18"><text:soft-page-break/>In both cases, an <text:span text:style-name="T27">IORInterceptor</text:span> adds tag components to the tagged IIOP profile (<text:span text:style-name="T18">TAG_INTERNET_IOP) of the template used to create IORs</text:span>. Additionally, the POA used to create these IORs is made persistent. This <text:span text:style-name="T11">ensures </text:span>that all IORs generated by the <text:span text:style-name="T18">create_reference</text:span> API of the POA are cluster-aware and persistent (survive server shutdowns and crashes). The generated IORs contains a TAG_ALTERNATE_IIOP_ADDRESS <text:span text:style-name="T36">(or </text:span><text:span text:style-name="T24">TAG_TLS_SEC_TRANS tag components in the SSL case*)</text:span><text:span text:style-name="T18"> </text:span>component with host and port for each <text:s/>endpoint. Figure 2 illustrates a cluster-aware IOR. </text:p>
      <text:p text:style-name="P18"/>
      <text:p text:style-name="P18"><text:span text:style-name="T28">Note:</text:span> The IORInterceptor class is registered during server initialization as follows:</text:p>
      <text:p text:style-name="Body_20_Text1"/>
      <text:p text:style-name="P57">-<text:span text:style-name="T11">Dorg.omg.PortableInterceptor.ORBInitializerClass.&lt;initializer&gt;=dummy</text:span></text:p>
      <text:p text:style-name="Body_20_Text1"/>
      <text:p text:style-name="Body_20_Text1">where &lt;initializer&gt; adds an IORInterceptor.</text:p>
      <text:p text:style-name="P119"/>
      <text:h text:style-name="Heading_20_4" text:outline-level="4">Updating out-of-date IORs</text:h>
      <text:p text:style-name="Contents_20_4"/>
      <text:p text:style-name="P18">The server IGA registers with GMS. <text:s/>Whenever GMS notifies the server IGA that an instance has joined or left the cluster the server IGA recreates POAs. <text:s/>This causes the POAs to run IORInterceptors again. <text:s/>The IORInterceptors then add the current shape id and list of instance addresses to the Object Reference Template. <text:s/>Therefore, if the EJB level creates IORs they will contain the latest membership list.</text:p>
      <text:p text:style-name="P18"/>
      <text:p text:style-name="P18">However, clients may contain out-of-date IORs. <text:s/>When a client sends a request, the client IGA adds the shape id (from the IOR held by the client) as out-of-band data (i.e., in a header ServerContext) to the request. <text:s/>After the server side has serviced the request, the server IGA examines the client's shape id. <text:s/>If it is out-of-date, it uses the Object ID contained in the request to find the appropriate POA and create a new up-to-date IOR. <text:s/>It then returns this IOR to the client as out-of-band data. <text:s/>The client IGA updates replaces the old IOR with the up-to-date IOR.</text:p>
      <text:p text:style-name="P18"/>
      <text:h text:style-name="Heading_20_4" text:outline-level="4">Supporting Failover of NameService References</text:h>
      <text:p text:style-name="Contents_20_4"/>
      <text:p text:style-name="P18">In AS 9.0, NameService support for publishing EJBHome is provided via the following transient object implementations:</text:p>
      <text:p text:style-name="P18"/>
      <text:p text:style-name="P18"/>
      <text:p text:style-name="P32">TransientNamingContext</text:p>
      <text:p text:style-name="P32"/>
      <text:p text:style-name="P18">This is the implementation of the <text:span text:style-name="T11">COSNaming</text:span> service provided in AS 9.0. <text:s/>ACC clients interface with this object through the JNDI InitialContext for NameService operations. </text:p>
      <text:p text:style-name="P18"/>
      <text:p text:style-name="P32">SerialContextProviderImpl</text:p>
      <text:p text:style-name="P32"/>
      <text:p text:style-name="P18"><text:soft-page-break/>In AS 9.0, this object is published to the CosNaming Service as a sub-context and is implemented as an RMI-IIOP object. Standalone Java based clients interface with this object through the JNDI InitialContext, for NameService operations. This class is also used by ACC clients to lookup non-EJB objects (e.g.: JDBC DataSource). </text:p>
      <text:p text:style-name="P18"/>
      <text:p text:style-name="P18">Both TransientNamingContext and SerialContextProviderImpl must be instantiated using a persistent POA. This ensures that the reference for the Initial NameService survives server restarts. </text:p>
      <text:p text:style-name="P18"/>
      <text:p text:style-name="P18">Further, each context has a (different) constant <text:span text:style-name="T12">objectid. </text:span>This ensures that, during failover of the NameService Remote Reference, the RMI-IIOP invocations on the reference succeed on the failed over AS instance. It also ensures that if the NameService goes down and then comes back up, previous references will continue to work with the restarted NameService.</text:p>
      <text:p text:style-name="P112"/>
      <text:h text:style-name="P143" text:outline-level="3">Client-side IIOP Group Agent</text:h>
      <text:p text:style-name="P109"/>
      <text:p text:style-name="P26">The client-side IGA works in tandem with the Server-side IGA to support HA of Remote References. The role of the client-side IGA involves:</text:p>
      <text:p text:style-name="P26"/>
      <text:list xml:id="list707240331" text:continue-list="list1397330584" text:style-name="L11">
        <text:list-item text:start-value="1">
          <text:p text:style-name="P166">Selecting an alternate endpoint during failover</text:p>
        </text:list-item>
      </text:list>
      <text:p text:style-name="P50"/>
      <text:list xml:id="list919535607" text:continue-list="list707240331" text:style-name="L11">
        <text:list-item text:start-value="1">
          <text:p text:style-name="P166">Ensuring “stickiness” of the failed over Reference</text:p>
          <text:p text:style-name="P166"/>
        </text:list-item>
        <text:list-item>
          <text:p text:style-name="P166">Updating out-of-date IORs</text:p>
        </text:list-item>
      </text:list>
      <text:p text:style-name="P18"/>
      <text:h text:style-name="P145" text:outline-level="4">Selecting an alternate endpoint<text:span text:style-name="T18"> during failover</text:span></text:h>
      <text:p text:style-name="P120"/>
      <text:p text:style-name="P18">The functionality described in this section is contingent upon the server-side IGA <text:s/>generating cluster-aware IORs (discussed previously in section 2.3.2.1). Failover happens only for those requests that cannot reach the server and cause a CORBA <text:span text:style-name="T18">COMM_FAILURE</text:span> exception with return status of <text:span text:style-name="T18">COMPLETED_NO on the client</text:span>. </text:p>
      <text:p text:style-name="P18"/>
      <text:p text:style-name="P18"><text:span text:style-name="T30">The IORToSocketInfo interface is responsible for picking all endpoints out of the IOR and ordering them in the order they should be tried if failover occurs. <text:s/></text:span><text:span text:style-name="T36">When SSL is plugged into the ORB it must supply an implementation of this interface </text:span><text:span text:style-name="T36">which picks out SSL endpoints. <text:s/>This class is registered during client initialization as follows:</text:span></text:p>
      <text:p text:style-name="P39"/>
      <text:p text:style-name="P58"/>
      <text:p text:style-name="P52"><text:span text:style-name="T37">-</text:span><text:span text:style-name="T38">Dcom.sun.CORBA.ior.ORBIORToSocketInfoClass=SSLIORToSocketInfoImpl</text:span></text:p>
      <text:p text:style-name="P41"/>
      <text:p text:style-name="P20"/>
      <text:p text:style-name="P18"><text:span text:style-name="T30">When a COMM_FAILURE occurs on the client-side, </text:span><text:span text:style-name="T25">the ORB's ContactInfoListIterator</text:span><text:span text:style-name="T30"> is responsible for picking the next endpoint in the ordered </text:span><text:soft-page-break/><text:span text:style-name="T30">endpoint list provided by IORToSocketInfo. IORToSocketInfo constructs this endpoint list from </text:span><text:span text:style-name="T25">TAG_ALTERNATE_IIOP_ADDRESS</text:span><text:span text:style-name="T30"> IOR tags</text:span><text:span text:style-name="T36"> (</text:span><text:span text:style-name="T24">TAG_TLS_SEC_TRANS IOR tags for the SSL case *)</text:span><text:span text:style-name="T25"> present in the IOR (placed there by an IORInterceptor on the server side)</text:span><text:span text:style-name="T30">. Once the iterator selects </text:span><text:span text:style-name="T25">an alternate endpoint, a </text:span><text:span text:style-name="T30">new IIOP connection socket is opened to it, and the request is failed over to the alternate endpoint. The implementation details for the <text:s/>IORToSocketInfo are </text:span><text:span text:style-name="T25">described in the Appendix (Section 9).</text:span></text:p>
      <text:p text:style-name="P20"/>
      <text:p text:style-name="P20"/>
      <text:p text:style-name="P20">When SSL is being used there must be an SSL socket factory plugged into the ORB to create SSL sockets. <text:s/>The AS 9.0 ORBSocketFactory is registered during client initialization as follows:</text:p>
      <text:p text:style-name="P20"/>
      <text:p text:style-name="P19"/>
      <text:p text:style-name="P59">-<text:span text:style-name="T11">Dcom.sun.CORBA.transport.ORBSocketFactoryClass</text:span>=IIOPSSLSocketFactory</text:p>
      <text:p text:style-name="P57"/>
      <text:p text:style-name="P57"/>
      <text:p text:style-name="P122"/>
      <text:h text:style-name="Heading_20_4" text:outline-level="4">Ensuring “stickiness” of a failed over Reference</text:h>
      <text:p text:style-name="Contents_20_4"/>
      <text:p text:style-name="P123">An IOR is published by any one of the AS instances in the cluster. This AS instance is identified by the primary endpoint published in the IOR. When the primary endpoint becomes unreachable due to the AS instance going down, the request is<text:span text:style-name="T30"> failed over to an alternate endpoint. All subsequent requests using the IOR are sent to the same alternate endpoint. <text:s/>For example, if the remote reference was on Server 1 and Server 1 becomes unavailable, the remote reference will be failed over to Server 2. Later, if Server 1 <text:s/>becomes available again, requests on the IOR are still sent to Server 2. This is done so as to ensure that object underlying the IOR does not simultaneously exist on two server instances. For instance, if the IOR was for a SFSB, it would be erroneous to have the SFSB state being updated and accessed from two instances concurrently. Hence, it is mandatory that “stickiness” or “localization” is maintained for failed over requests.</text:span></text:p>
      <text:p text:style-name="P124"/>
      <text:p text:style-name="P123">The IIOPPrimaryToContactInfo interface is responsible for maintaining stickyness. It maintains a dynamic mapping of primary endpoints to alternate endpoints for all failed AS instances. For all failed over requests, it retrieves the primary endpoint from the IOR and uses it to retrieve the alternate endpoint. The request is then dispatched to the alternate endpoint.</text:p>
      <text:p text:style-name="P123"/>
      <text:p text:style-name="P124">The AS 9.0 EE IIOPPrimaryToContactInfo is registered in ORBManager during client initialization as follows:</text:p>
      <text:p text:style-name="P124"/>
      <text:p text:style-name="P60">-<text:span text:style-name="T11">Dcom.sun.CORBA.transport.ORBIIOPPrimaryToContactInfoClass=</text:span>MapIIOPPrimary</text:p>
      <text:p text:style-name="P123"/>
      <text:p text:style-name="P18"/>
      <text:h text:style-name="Heading_20_4" text:outline-level="4">Updating out-of-date IORs</text:h>
      <text:p text:style-name="Contents_20_4"><text:soft-page-break/></text:p>
      <text:p text:style-name="P18">When the client IGA receives an updated IOR from the server IGA it updates the stub holding the reference with the new IOR. <text:s/>This causes the ContactInfoList to get updated to the current list of addresses. <text:s/>It does NOT update the sticky manager (i.e., the client stays stuck to the same node).</text:p>
      <text:p text:style-name="P18"/>
      <text:p text:style-name="P18">The client IGA also notifies the IC Load Balancer of the new IOR. <text:s/>The load balancer then uses the new list as the set of instances to load balance across.</text:p>
      <text:p text:style-name="P18"/>
      <text:p text:style-name="P18">Note, during the name service bootstrap the client side will not contain a shape id. <text:s/>When the server IGA sees a message from a SUN ORB that does not contain a shape ID it will send the current IOR that contains the addresses for the current shape and the shape id itself. <text:s/>This causes the load-balancer to load-balance across all available instance even if only a subset of instances were specified in the initial bootstrap endpoint list.</text:p>
      <text:p text:style-name="P18"/>
      <text:h text:style-name="Heading_20_3" text:outline-level="3">IIOP LB/FO Configuration Changes</text:h>
      <text:p text:style-name="Contents_20_3"/>
      <text:p text:style-name="P18">This section describes the configuration changes required for IIOP LB/FO. The configuration changes are:</text:p>
      <text:p text:style-name="P18"/>
      <text:list xml:id="list785918121857507829" text:style-name="L12">
        <text:list-item>
          <text:p text:style-name="P163">Properties to support LB/FO for Standalone Clients</text:p>
        </text:list-item>
      </text:list>
      <text:p text:style-name="P49"/>
      <text:list xml:id="list1995901672" text:continue-list="list785918121857507829" text:style-name="L12">
        <text:list-item text:start-value="1">
          <text:p text:style-name="P163">Prop<text:span text:style-name="T16">erties to support </text:span>LB/FO for ACC Clients</text:p>
        </text:list-item>
      </text:list>
      <text:p text:style-name="P49"/>
      <text:list xml:id="list2078113799" text:continue-list="list1995901672" text:style-name="L12">
        <text:list-item text:start-value="1">
          <text:p text:style-name="P163">Modifications to sun-domain.xml DTD</text:p>
        </text:list-item>
      </text:list>
      <text:p text:style-name="Body_20_Text1"/>
      <text:h text:style-name="Heading_20_4" text:outline-level="4"><text:reference-mark-start text:name="SA Configuration Properties"/>Prop<text:span text:style-name="T16">erties to support </text:span>LB/FO for Standalone Clients<text:reference-mark-end text:name="SA Configuration Properties"/></text:h>
      <text:p text:style-name="Contents_20_4"/>
      <text:p text:style-name="P23">These properties are required to be set ONLY for Standalone Clients. The properties can be set either on the JNDI InitialContext (as SPI Environment Properties) or passed as System Properties (via the -D flag). The table below provides a description for each of the properties:</text:p>
      <text:p text:style-name="P23"/>
      <text:p text:style-name="P23"/>
      <text:p text:style-name="P23"/>
      <table:table table:name="Table6" table:style-name="Table6">
        <table:table-column table:style-name="Table6.A"/>
        <table:table-column table:style-name="Table6.B"/>
        <table:table-header-rows>
          <table:table-row>
            <table:table-cell table:style-name="Table6.A1" office:value-type="string">
              <text:p text:style-name="P125">Property</text:p>
            </table:table-cell>
            <table:table-cell table:style-name="Table6.B1" office:value-type="string">
              <text:p text:style-name="P125">Description</text:p>
            </table:table-cell>
          </table:table-row>
        </table:table-header-rows>
        <table:table-row>
          <table:table-cell table:style-name="Table6.A2" office:value-type="string">
            <text:p text:style-name="P74"><text:s/><text:span text:style-name="T13">java.naming.factory.initial</text:span></text:p>
          </table:table-cell>
          <table:table-cell table:style-name="Table6.B2" office:value-type="string">
            <text:p text:style-name="P76">This specifies the Context Factory that should be used for load balancing IIOP requests. The property has to be set to <text:a xlink:type="simple" xlink:href="http://com.sun.appserv.naming.S1ASCtxFactory/" text:style-name="Internet_20_link" text:visited-style-name="Visited_20_Internet_20_Link">com.sun.appserv.naming.S1ASCtxFactory</text:a>. This property is only needed for load balancing.</text:p>
          </table:table-cell>
        </table:table-row>
        <text:soft-page-break/>
        <table:table-row>
          <table:table-cell table:style-name="Table6.A2" office:value-type="string">
            <text:p text:style-name="P77">com.sun.appserv.iiop.endpoints</text:p>
          </table:table-cell>
          <table:table-cell table:style-name="Table6.B2" office:value-type="string">
            <text:p text:style-name="P76"><text:span text:style-name="T37">A comma separated list of one or more IIOP endpoints. An IIOP endpoint is specified as host:port, where </text:span><text:span text:style-name="T39">host</text:span><text:span text:style-name="T37"> is an IP address or a </text:span><text:span text:style-name="T38">hostname</text:span><text:span text:style-name="T37"> resolvable by DNS, and the </text:span><text:span text:style-name="T39">port</text:span><text:span text:style-name="T37"> specifies the port number.</text:span></text:p>
          </table:table-cell>
        </table:table-row>
        <table:table-row>
          <table:table-cell table:style-name="Table6.A2" office:value-type="string">
            <text:p text:style-name="P77">com.sun.appserv.iiop.loadbalancingpolicy</text:p>
          </table:table-cell>
          <table:table-cell table:style-name="Table6.B2" office:value-type="string">
            <text:p text:style-name="P76">If the endpoints property is specified, then the property is used to specify the load balancing policy. This property can have one value, “IC-based”.</text:p>
          </table:table-cell>
        </table:table-row>
        <table:table-row>
          <table:table-cell table:style-name="Table6.A2" office:value-type="string">
            <text:p text:style-name="P55">com.sun.CORBA.transport.ORBIIOPPrimaryToContactInfoClass</text:p>
          </table:table-cell>
          <table:table-cell table:style-name="Table6.B2" office:value-type="string">
            <text:p text:style-name="P76">This property specifies the class used by ContactInfoListIterator to ensure stickyness.</text:p>
          </table:table-cell>
        </table:table-row>
        <table:table-row>
          <table:table-cell table:style-name="Table6.A2" office:value-type="string">
            <text:p text:style-name="P56">com.sun.CORBA.ior.ORBIORToSocketInfoClass</text:p>
          </table:table-cell>
          <table:table-cell table:style-name="Table6.B2" office:value-type="string">
            <text:p text:style-name="P76">This property specifies the class used to <text:s/>extract clear-text <text:span text:style-name="T36">and SSL </text:span>endpoint information.</text:p>
          </table:table-cell>
        </table:table-row>
      </table:table>
      <text:p text:style-name="P18"/>
      <text:h text:style-name="Heading_20_4" text:outline-level="4"><text:reference-mark-start text:name="ACC Configuration Properties"/>Prop<text:span text:style-name="T16">erties to support </text:span>LB/FO for ACC Clients<text:reference-mark-end text:name="ACC Configuration Properties"/></text:h>
      <text:p text:style-name="Contents_20_4"/>
      <text:p text:style-name="P18"><text:span text:style-name="T21">No properties need to be set. <text:s/>One specifies one or more app server instance iiop endpoints in the</text:span><text:span text:style-name="T26"> target-server </text:span><text:span text:style-name="T23">element. <text:s/>The default load-balancing policy is “ic-based”.</text:span></text:p>
      <text:p text:style-name="P24"/>
      <text:p text:style-name="P24">In AS7 and AS8 load balancing was enabled by specifying a list of endpoints via the “com.sun.appserv.iiop.endpoints” property. <text:s/>In that case the &lt;target-server&gt; element in the DTD is ignored. <text:s/>However, this is confusing to developers. <text:s/>To avoid confusion, the &lt;target-server&gt; element has been changed to &lt;target-server+&gt;. <text:s/>With this change the developer does not need to specify the “com.sun.appserv.iiop.endpoints” property for an ACC. <text:s/>Instead, all endpoints can be specified as part of the &lt;target-server+&gt; element. <text:s/>(“com.sun.appserv.iiop.endpoints” will be supported in 9.0 for backward compatibility.)</text:p>
      <text:p text:style-name="P24"/>
      <text:p text:style-name="P24">The relevant change of the sun-application-client-container_1_1.dtd[7] that will be used to specify the &lt;target-server&gt; element is:</text:p>
      <text:p text:style-name="P70"/>
      <text:p text:style-name="P42"><text:span text:style-name="Teletype"><text:span text:style-name="T40">&lt;!ELEMENT client-container (</text:span></text:span><text:span text:style-name="Teletype"><text:span text:style-name="T41">target-server</text:span></text:span><text:span text:style-name="Teletype"><text:span text:style-name="T40">,auth-realm?,<text:line-break/>client-credential?, log-service?,message-security-config*, property*)&gt; <text:line-break/><text:line-break/></text:span></text:span><text:span text:style-name="Teletype"><text:span text:style-name="T40">changes to:<text:line-break/><text:line-break/>&lt;!ELEMENT client-container (</text:span></text:span><text:span text:style-name="Teletype"><text:span text:style-name="T41">target-server+</text:span></text:span><text:span text:style-name="Teletype"><text:span text:style-name="T40">,auth-realm?,<text:line-break/>client-credential?, log-service?,message-security-config*, property*)&gt;</text:span></text:span></text:p>
      <text:p text:style-name="P23"/>
      <text:p text:style-name="P23">The following properties are supported (but not required) in sun-acc.xml <text:span text:style-name="T27">ONLY for ACC Clients</text:span><text:span text:style-name="T16"> <text:s/>to be compatible with AS 8. <text:s text:c="2"/>The</text:span> properties are:</text:p>
      <text:p text:style-name="P23"/>
      <text:list xml:id="list75113030581212745" text:style-name="L13">
        <text:list-item>
          <text:p text:style-name="P167">com.sun.appserv.iiop.endpoints</text:p>
        </text:list-item>
        <text:list-item>
          <text:p text:style-name="P167">com.sun.appserv.iiop.loadbalancingpolicy</text:p>
        </text:list-item>
      </text:list>
      <text:p text:style-name="P23"><text:soft-page-break/></text:p>
      <text:p text:style-name="P23">The description of these properties is identical to the corresponding environment properties described in the preceding section.</text:p>
      <text:h text:style-name="P146" text:outline-level="4"><text:reference-mark-start text:name="sun-domain_1_1.dtd elements"/>sun-domain_1_1.dtd elements<text:reference-mark-end text:name="sun-domain_1_1.dtd elements"/></text:h>
      <text:p text:style-name="P121"/>
      <text:p text:style-name="P25">This section has not changed from AS 8.1 EE. <text:s/>It is included to make this document self-contained.</text:p>
      <text:p text:style-name="P25"/>
      <text:p text:style-name="P25">The IIOP LB/FO subsystem needs information about all IIOP endpoints in a cluster as specified within domain.xml. This is automatically by obtained by looking at the named &lt;config&gt; element corresponding to the cluster in which the instance manufacturing the IOR belongs to.</text:p>
      <text:p text:style-name="P25"/>
      <text:p text:style-name="P25">The following snippets of domain.xml DTD will clarify the structure. A cluster is defined as follows:</text:p>
      <text:p text:style-name="P25"/>
      <text:p text:style-name="P25"/>
      <text:p text:style-name="P126">&lt;!ELEMENT cluster (<text:span text:style-name="T34">server-ref*</text:span>, ..........)&gt;</text:p>
      <text:p text:style-name="P126">&lt;!ATTLIST name CDATA #REQUIRED</text:p>
      <text:p text:style-name="P126"><text:s text:c="20"/><text:span text:style-name="T34">config-ref CDATA #REQUIRED</text:span>&gt;</text:p>
      <text:p text:style-name="P126"/>
      <text:p text:style-name="P126"/>
      <text:p text:style-name="P128"><text:span text:style-name="T34">server-ref</text:span> sub-elements list all server instances that belong to the <text:span text:style-name="T34">cluster and config-ref</text:span> points to a named configuration profile which is shared by all instances in the cluster.</text:p>
      <text:p text:style-name="P126"/>
      <text:p text:style-name="P126">&lt;!ELEMENT <text:span text:style-name="T34">config</text:span> (http-service, <text:span text:style-name="T34">iiop-service</text:span>,.......)&gt;</text:p>
      <text:p text:style-name="P126">&lt;!ATTLIST <text:s text:c="2"/>config name #REQUIRED</text:p>
      <text:p text:style-name="P126"><text:s text:c="33"/>....... <text:s text:c="23"/>&gt;</text:p>
      <text:p text:style-name="P126"/>
      <text:p text:style-name="P128"><text:span text:style-name="T34">iiop-service</text:span> element describes the IIOP listeners at each server instance. </text:p>
      <text:p text:style-name="P126"/>
      <text:p text:style-name="P126"/>
      <text:p text:style-name="P126">&lt;!ELEMENT <text:span text:style-name="T34">iiop-service</text:span> (orb, ssl-client-config, <text:span text:style-name="T34">iiop-listener</text:span>*)&gt;</text:p>
      <text:p text:style-name="P126"/>
      <text:p text:style-name="P127">&lt;!ELEMENT iiop-listener (ssl? , property*)&gt;</text:p>
      <text:p text:style-name="P127">&lt;!ATTLIST <text:s text:c="3"/>iiop-listener id CDATA #REQUIRED</text:p>
      <text:p text:style-name="P127"><text:s text:c="46"/>address CDATA #REQUIRED<text:line-break/> <text:s text:c="45"/>port <text:s text:c="7"/>CDATA “1072”</text:p>
      <text:p text:style-name="P127"><text:s text:c="46"/>security-enabled %boolean; <text:s/>“false”</text:p>
      <text:p text:style-name="P127"><text:s text:c="46"/>enabled <text:s/>%boolean; “true”&gt;</text:p>
      <text:p text:style-name="P127"><text:s text:c="46"/></text:p>
      <text:p text:style-name="P53">Multiple IIOP listeners are permitted per instance (which means that multiple IIOP ports are opened, per instance). <text:s/></text:p>
      <text:p text:style-name="P54"/>
      <text:h text:style-name="Heading_20_1" text:outline-level="1"><text:reference-mark-start text:name="Interfaces"/>Interfaces<text:reference-mark-end text:name="Interfaces"/></text:h>
      <text:p text:style-name="Instructions_20_1"/>
      <text:h text:style-name="Heading_20_2" text:outline-level="2">Interface Table</text:h>
      <text:p text:style-name="Instruction_20_2"/>
      <text:h text:style-name="P144" text:outline-level="3"><text:soft-page-break/>Imported Programmatic Interfaces </text:h>
      <text:p text:style-name="Body_20_Text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8">Interface Name</text:p>
          </table:table-cell>
          <table:table-cell table:style-name="Table2.A1" office:value-type="string">
            <text:p text:style-name="P78">Stability Classification</text:p>
          </table:table-cell>
          <table:table-cell table:style-name="Table2.A1" office:value-type="string">
            <text:p text:style-name="P78">Former Stability Classification </text:p>
          </table:table-cell>
          <table:table-cell table:style-name="Table2.D1" office:value-type="string">
            <text:p text:style-name="P78">Specified in Document</text:p>
          </table:table-cell>
        </table:table-row>
        <table:table-row table:style-name="Table2.1">
          <table:table-cell table:style-name="Table2.A2" office:value-type="string">
            <text:p text:style-name="P71">IF1: ORB API</text:p>
          </table:table-cell>
          <table:table-cell table:style-name="Table2.A2" office:value-type="string">
            <text:p text:style-name="P71">Standard</text:p>
          </table:table-cell>
          <table:table-cell table:style-name="Table2.A2" office:value-type="string">
            <text:p text:style-name="P79">Standard</text:p>
          </table:table-cell>
          <table:table-cell table:style-name="Table2.D2" office:value-type="string">
            <text:p text:style-name="P80">[5]</text:p>
          </table:table-cell>
        </table:table-row>
        <table:table-row table:style-name="Table2.1">
          <table:table-cell table:style-name="Table2.A2" office:value-type="string">
            <text:p text:style-name="P71">IF2:<text:span text:style-name="T30"> IORToSocketInfo</text:span></text:p>
            <text:p text:style-name="P72"/>
          </table:table-cell>
          <table:table-cell table:style-name="Table2.A2" office:value-type="string">
            <text:p text:style-name="P71">Project Private</text:p>
          </table:table-cell>
          <table:table-cell table:style-name="Table2.A2" office:value-type="string">
            <text:p text:style-name="P79">Project Private</text:p>
          </table:table-cell>
          <table:table-cell table:style-name="Table2.D2" office:value-type="string">
            <text:p text:style-name="P80">This document, Section 2.3.3.1</text:p>
          </table:table-cell>
        </table:table-row>
        <table:table-row table:style-name="Table2.1">
          <table:table-cell table:style-name="Table2.A2" office:value-type="string">
            <text:p text:style-name="P71">IF3: IIOPPrimaryToContactInfo</text:p>
          </table:table-cell>
          <table:table-cell table:style-name="Table2.A2" office:value-type="string">
            <text:p text:style-name="P71">Project Private</text:p>
          </table:table-cell>
          <table:table-cell table:style-name="Table2.A2" office:value-type="string">
            <text:p text:style-name="P79">Project Private</text:p>
          </table:table-cell>
          <table:table-cell table:style-name="Table2.D2" office:value-type="string">
            <text:p text:style-name="P80">This document Section 2.3.3.1</text:p>
          </table:table-cell>
        </table:table-row>
        <table:table-row table:style-name="Table2.1">
          <table:table-cell table:style-name="Table2.A2" office:value-type="string">
            <text:p text:style-name="P71">IF4: ClientRequestInterceptor</text:p>
          </table:table-cell>
          <table:table-cell table:style-name="Table2.A2" office:value-type="string">
            <text:p text:style-name="P71">Standard</text:p>
          </table:table-cell>
          <table:table-cell table:style-name="Table2.A2" office:value-type="string">
            <text:p text:style-name="P79">Standard</text:p>
          </table:table-cell>
          <table:table-cell table:style-name="Table2.D2" office:value-type="string">
            <text:p text:style-name="P80">[5]</text:p>
          </table:table-cell>
        </table:table-row>
        <table:table-row table:style-name="Table2.1">
          <table:table-cell table:style-name="Table2.A2" office:value-type="string">
            <text:p text:style-name="P71">IF9: IORInterceptor </text:p>
          </table:table-cell>
          <table:table-cell table:style-name="Table2.A2" office:value-type="string">
            <text:p text:style-name="P71">Standard</text:p>
          </table:table-cell>
          <table:table-cell table:style-name="Table2.A2" office:value-type="string">
            <text:p text:style-name="P79">Standard</text:p>
          </table:table-cell>
          <table:table-cell table:style-name="Table2.D2" office:value-type="string">
            <text:p text:style-name="P80">[5]</text:p>
          </table:table-cell>
        </table:table-row>
        <table:table-row table:style-name="Table2.1">
          <table:table-cell table:style-name="Table2.A2" office:value-type="string">
            <text:p text:style-name="P71">IF10: ServerRequestInterceptor</text:p>
          </table:table-cell>
          <table:table-cell table:style-name="Table2.A2" office:value-type="string">
            <text:p text:style-name="P71">Standard</text:p>
          </table:table-cell>
          <table:table-cell table:style-name="Table2.A2" office:value-type="string">
            <text:p text:style-name="P79">Standard</text:p>
          </table:table-cell>
          <table:table-cell table:style-name="Table2.D2" office:value-type="string">
            <text:p text:style-name="P80">[5]</text:p>
          </table:table-cell>
        </table:table-row>
        <table:table-row table:style-name="Table2.1">
          <table:table-cell table:style-name="Table2.A2" office:value-type="string">
            <text:p text:style-name="P71">IF11: PortableObjectAdapter</text:p>
          </table:table-cell>
          <table:table-cell table:style-name="Table2.A2" office:value-type="string">
            <text:p text:style-name="P71">Standard</text:p>
          </table:table-cell>
          <table:table-cell table:style-name="Table2.A2" office:value-type="string">
            <text:p text:style-name="P79">Standard</text:p>
          </table:table-cell>
          <table:table-cell table:style-name="Table2.D2" office:value-type="string">
            <text:p text:style-name="P80">[5]</text:p>
          </table:table-cell>
        </table:table-row>
        <table:table-row table:style-name="Table2.1">
          <table:table-cell table:style-name="Table2.A2" office:value-type="string">
            <text:p text:style-name="P71">IF13: Group Membership Service</text:p>
          </table:table-cell>
          <table:table-cell table:style-name="Table2.A2" office:value-type="string">
            <text:p text:style-name="P71">Porject Private</text:p>
          </table:table-cell>
          <table:table-cell table:style-name="Table2.A2" office:value-type="string">
            <text:p text:style-name="P79">Project Private</text:p>
          </table:table-cell>
          <table:table-cell table:style-name="Table2.D2" office:value-type="string">
            <text:p text:style-name="P80">??</text:p>
          </table:table-cell>
        </table:table-row>
      </table:table>
      <text:p text:style-name="P15"/>
      <text:h text:style-name="Heading_20_3" text:outline-level="3">Exported Programmatic Interfaces</text:h>
      <text:p text:style-name="Body_20_Text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8">Interface Name</text:p>
          </table:table-cell>
          <table:table-cell table:style-name="Table5.A1" office:value-type="string">
            <text:p text:style-name="P78">Stability Classification</text:p>
          </table:table-cell>
          <table:table-cell table:style-name="Table5.A1" office:value-type="string">
            <text:p text:style-name="P78">Former Stability Classification </text:p>
          </table:table-cell>
          <table:table-cell table:style-name="Table5.D1" office:value-type="string">
            <text:p text:style-name="P78">Specified in Document</text:p>
          </table:table-cell>
        </table:table-row>
        <table:table-row table:style-name="Table5.1">
          <table:table-cell table:style-name="Table5.A2" office:value-type="string">
            <text:p text:style-name="P81">IF6: S1ASCtxFactory</text:p>
          </table:table-cell>
          <table:table-cell table:style-name="Table5.A2" office:value-type="string">
            <text:p text:style-name="P79">Evolving</text:p>
          </table:table-cell>
          <table:table-cell table:style-name="Table5.A2" office:value-type="string">
            <text:p text:style-name="P79">Evolving</text:p>
          </table:table-cell>
          <table:table-cell table:style-name="Table5.D2" office:value-type="string">
            <text:p text:style-name="P79">This document, Sections 2.1.1 and 2.3.1</text:p>
          </table:table-cell>
        </table:table-row>
      </table:table>
      <text:p text:style-name="P15"/>
      <text:h text:style-name="Heading_20_3" text:outline-level="3">Exported Configuration Interfaces</text:h>
      <text:p text:style-name="Body_20_Text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8">Interface Name</text:p>
          </table:table-cell>
          <table:table-cell table:style-name="Table4.A1" office:value-type="string">
            <text:p text:style-name="P78">Stability Classification</text:p>
          </table:table-cell>
          <table:table-cell table:style-name="Table4.A1" office:value-type="string">
            <text:p text:style-name="P78">Former Stability Classification </text:p>
          </table:table-cell>
          <table:table-cell table:style-name="Table4.D1" office:value-type="string">
            <text:p text:style-name="P78">Specified in Document</text:p>
          </table:table-cell>
        </table:table-row>
        <table:table-row table:style-name="Table4.1">
          <table:table-cell table:style-name="Table4.A2" office:value-type="string">
            <text:p text:style-name="P79">IF7: <text:span text:style-name="T15">JNDI Environment Properties</text:span></text:p>
          </table:table-cell>
          <table:table-cell table:style-name="Table4.A2" office:value-type="string">
            <text:p text:style-name="P79">Evolving</text:p>
          </table:table-cell>
          <table:table-cell table:style-name="Table4.A2" office:value-type="string">
            <text:p text:style-name="P79">Evolving</text:p>
          </table:table-cell>
          <table:table-cell table:style-name="Table4.D2" office:value-type="string">
            <text:p text:style-name="P79">This document, Section 2.3.4.1</text:p>
          </table:table-cell>
        </table:table-row>
        <text:soft-page-break/>
        <table:table-row table:style-name="Table4.1">
          <table:table-cell table:style-name="Table4.A2" office:value-type="string">
            <text:p text:style-name="P79">IF8 : sun-application-client-container_1_1.dtd</text:p>
          </table:table-cell>
          <table:table-cell table:style-name="Table4.A2" office:value-type="string">
            <text:p text:style-name="P79">Unstable</text:p>
          </table:table-cell>
          <table:table-cell table:style-name="Table4.A2" office:value-type="string">
            <text:p text:style-name="P79">Unstable</text:p>
          </table:table-cell>
          <table:table-cell table:style-name="Table4.D2" office:value-type="string">
            <text:p text:style-name="P79">This document, Section 2.3.4.2</text:p>
          </table:table-cell>
        </table:table-row>
        <table:table-row table:style-name="Table4.1">
          <table:table-cell table:style-name="Table4.A2" office:value-type="string">
            <text:p text:style-name="P79">IF12: sun-domain_1_1.dtd</text:p>
          </table:table-cell>
          <table:table-cell table:style-name="Table4.A2" office:value-type="string">
            <text:p text:style-name="P79">Unstable</text:p>
          </table:table-cell>
          <table:table-cell table:style-name="Table4.A2" office:value-type="string">
            <text:p text:style-name="P79">Unstable</text:p>
          </table:table-cell>
          <table:table-cell table:style-name="Table4.D2" office:value-type="string">
            <text:p text:style-name="P79">This document, Section 2.3.4.3</text:p>
          </table:table-cell>
        </table:table-row>
      </table:table>
      <text:p text:style-name="P28"/>
      <text:p text:style-name="P28"/>
      <text:h text:style-name="Heading_20_1" text:outline-level="1">Design Overview</text:h>
      <text:p text:style-name="Instructions_20_1"/>
      <text:h text:style-name="Heading_20_2" text:outline-level="2">Proposed Approach</text:h>
      <text:p text:style-name="P18">A detailed discussion of the design issues has been presented in Section 2.3 and the Appendix. </text:p>
      <text:p text:style-name="P18"/>
      <text:h text:style-name="Heading_20_2" text:outline-level="2">Alternatives Considered</text:h>
      <text:p text:style-name="Instruction_20_2"/>
      <text:p text:style-name="P18">The following were alternative approaches considered to support failover of IIOP requests:</text:p>
      <text:p text:style-name="P18"/>
      <text:list xml:id="list1611372104159706946" text:style-name="L14">
        <text:list-item>
          <text:p text:style-name="P164">Exposing Cluster Configuration to the Client</text:p>
          <text:p text:style-name="P164"/>
        </text:list-item>
        <text:list-item>
          <text:p text:style-name="P164">Implementing OMG Fault Tolerant CORBA</text:p>
        </text:list-item>
      </text:list>
      <text:p text:style-name="P49"/>
      <text:list xml:id="list837863620" text:continue-list="list1611372104159706946" text:style-name="L14">
        <text:list-item text:start-value="1">
          <text:p text:style-name="P164">Using Smart Stubs</text:p>
        </text:list-item>
      </text:list>
      <text:p text:style-name="P49"/>
      <text:h text:style-name="Heading_20_3" text:outline-level="3">Exposing Cluster Configuration to the Client</text:h>
      <text:p text:style-name="Contents_20_3"/>
      <text:p text:style-name="P18">One alternative approach is to expose the entire cluster configuration, the endpoints for each server replica, to the client. The ContactInfoListIterator uses this information to failover the request to another server IIOP endpoint, whenever a communication failure occurs with the primary endpoint. </text:p>
      <text:p text:style-name="P18"/>
      <text:p text:style-name="P18">The advantage of this approach is that IORs need not be cluster-aware. <text:span text:style-name="T15">The downside to this approach is that the entire cluster configuration has to be exposed to the client. Further, whenever the cluster configuration changes, the endpoints exposed to the clients will no longer be valid unless the client is able to contact the Group Membership Service, an assumption we cannot make.</text:span></text:p>
      <text:p text:style-name="Body_20_Text1"/>
      <text:h text:style-name="Heading_20_3" text:outline-level="3">Implementing Fault Tolerant CORBA</text:h>
      <text:p text:style-name="P18"/>
      <text:p text:style-name="P18">The design document (<text:reference-ref text:reference-format="chapter" text:ref-name="IIOP FOLB Design Document">??</text:reference-ref>) discusses our approach to LB/FO with respect to FT CORBA. <text:s text:c="2"/>The main difference is scope: we are concentrating on LB/FO of IIOP communications whereas FT CORBA is a framework that covers all aspects of FT.</text:p>
      <text:h text:style-name="Heading_20_3" text:outline-level="3">Using Smart Stubs</text:h>
      <text:p text:style-name="Contents_20_3"><text:soft-page-break/></text:p>
      <text:p text:style-name="P44">This approach requires building intelligence into the stubs to detect IIOP com<text:span text:style-name="T16">munication failure on the primary endpoint and to retry the request to another alternate </text:span>endpoint. Even in this alternative, the cluster configuration is exposed to the client and the smart stubs interface use this information to locate the alternate<text:span text:style-name="T11"> </text:span>endpoint. </text:p>
      <text:p text:style-name="P44"/>
      <text:p text:style-name="P44">This alternative has all the advantages and disadvantages of the previous alternative. Further, it has the following additional disadvantages:</text:p>
      <text:p text:style-name="P44"/>
      <text:list xml:id="list5570246593564941664" text:style-name="L15">
        <text:list-item>
          <text:p text:style-name="P169">There would be type-independent behavior in type-dependent stub code. </text:p>
        </text:list-item>
      </text:list>
      <text:p text:style-name="P61"/>
      <text:list xml:id="list1576866596" text:continue-list="list5570246593564941664" text:style-name="L15">
        <text:list-item text:start-value="1">
          <text:p text:style-name="P169">The size of the stub code increases. </text:p>
        </text:list-item>
      </text:list>
      <text:p text:style-name="P61"/>
      <text:list xml:id="list954469980" text:continue-list="list1576866596" text:style-name="L15">
        <text:list-item text:start-value="1">
          <text:p text:style-name="P169">Smart stubs are hard to manage if an application uses multiple implementations of the same type.</text:p>
        </text:list-item>
      </text:list>
      <text:list xml:id="list133450736789571558" text:style-name="L16">
        <text:list-header>
          <text:p text:style-name="P157"/>
        </text:list-header>
      </text:list>
      <text:p text:style-name="Instruction_20_2"/>
      <text:h text:style-name="P144" text:outline-level="3">Monitoring</text:h>
      <text:p text:style-name="P110"/>
      <text:p text:style-name="P117">AS 9.0 EE IIOP LB/FO will support a limited amount of monitoring. <text:s/>To be determined. <text:s/>Monitoring will be done on a per-ORB basis. <text:s/>Since the app server uses only one ORB this means that monitoring will be done on a per-app server instance basis on the server-side. <text:s/>Similarly on the client-side, assuming clients uses ORBManager to get an ORB. <text:s/>If clients explicity create an ORB then each ORB is monitored separately.</text:p>
      <text:p text:style-name="P117"/>
      <text:h text:style-name="Heading_20_1" text:outline-level="1">Performance</text:h>
      <text:p text:style-name="Instructions_20_1"/>
      <text:h text:style-name="Heading_20_3" text:outline-level="3">Performance Goals</text:h>
      <text:p text:style-name="Contents_20_3"/>
      <text:p text:style-name="P18">The performance goal for IIOP LB/FO is that there should no degradation in performance, as compared to AS 9.0 PE, while processing requests that are not failed over. </text:p>
      <text:p text:style-name="P18"/>
      <text:h text:style-name="Heading_20_3" text:outline-level="3">Benchmarks</text:h>
      <text:p text:style-name="Contents_20_3"/>
      <text:p text:style-name="P18">The <text:span text:style-name="T12">SpecJAppserver</text:span> benchmark will be used to measure the performance. <text:s text:c="2"/></text:p>
      <text:p text:style-name="P18"/>
      <text:h text:style-name="Heading_20_3" text:outline-level="3">Performance Risks </text:h>
      <text:p text:style-name="Contents_20_3"/>
      <text:p text:style-name="Body_20_Text1">There are no specific performance risks associated with the IIOP LB/FO. </text:p>
      <text:p text:style-name="Body_20_Text1"><text:soft-page-break/></text:p>
      <text:h text:style-name="Heading_20_3" text:outline-level="3">Scalability</text:h>
      <text:p text:style-name="Contents_20_3"/>
      <text:p text:style-name="P26">The horizontal scalability of IIOP LB/FO is directly<text:span text:style-name="T11"> proportional </text:span>to the number of AS instances in the cluster. The vertical scalability of the system depends on the scalability of the underlying ORB.</text:p>
      <text:p text:style-name="P21"/>
      <text:h text:style-name="Heading_20_1" text:outline-level="1">Reliability, Availability, Serviceability</text:h>
      <text:p text:style-name="Instructions_20_1"/>
      <text:h text:style-name="Heading_20_3" text:outline-level="3">Reliability</text:h>
      <text:p text:style-name="Contents_20_3"/>
      <text:p text:style-name="P18">The system will detect failures during IIOP invocation. <text:s/>It will validate successful failover of remote references. However, there can be cases when the request fails but there would be no failover. For example, requests that cannot reach the server and cause a CORBA <text:span text:style-name="T18">COMM_FAILURE</text:span> exception with return status of <text:span text:style-name="T18">COMPLETED_MAYBE on the client</text:span>. </text:p>
      <text:p text:style-name="P18"/>
      <text:h text:style-name="Heading_20_3" text:outline-level="3">Availability</text:h>
      <text:p text:style-name="Contents_20_3"/>
      <text:p text:style-name="P18">The client should specify at least two endpoints using the “com.sun.appserv.iiop.endpoints” property to ensure that the NameService does not become the single point of failure. <text:s text:c="2"/>When <text:s/>the client IGA contacts an AS instance it is then informed of ALL AS instances in the cluster and kept up-to-date with respect to cluster configuration changes.</text:p>
      <text:p text:style-name="P18"/>
      <text:p text:style-name="P26">The availability of the system will be higher if more AS instances are configured in the cluster.</text:p>
      <text:p text:style-name="Body_20_Text3"/>
      <text:h text:style-name="Heading_20_3" text:outline-level="3">Serviceability</text:h>
      <text:p text:style-name="Contents_20_3"/>
      <text:p text:style-name="P18">Informational messages, errors, and warnings will be logged using the standard logging mechanism in AS 9.0:</text:p>
      <text:p text:style-name="P18"/>
      <text:list xml:id="list7151318388728208371" text:style-name="L17">
        <text:list-item>
          <text:p text:style-name="P154">For non-ACC Java Client applications, the log information is directed to standard output.</text:p>
        </text:list-item>
      </text:list>
      <text:p text:style-name="P18"/>
      <text:list xml:id="list727389405" text:continue-list="list7151318388728208371" text:style-name="L17">
        <text:list-item text:start-value="1">
          <text:p text:style-name="P154">For ACC Clients, the log information will be directed to the log file specified in sun-acc.xml. If no log file is configured, then the log information is directed to standard output.</text:p>
        </text:list-item>
      </text:list>
      <text:p text:style-name="P20"/>
      <text:h text:style-name="Heading_20_1" text:outline-level="1">Administration and Tools</text:h>
      <text:p text:style-name="Instructions_20_1"/>
      <text:p text:style-name="P44"><text:soft-page-break/>The following Admin capabilities will be supported:</text:p>
      <text:p text:style-name="P44"/>
      <text:list xml:id="list5004852953364684625" text:style-name="L18">
        <text:list-item>
          <text:p text:style-name="P170">The CLI and GUI will populate modified <text:span text:style-name="T30">domain.xml. </text:span></text:p>
        </text:list-item>
      </text:list>
      <text:p text:style-name="P61"/>
      <text:list xml:id="list262606099" text:continue-numbering="true" text:style-name="L18">
        <text:list-item>
          <text:p text:style-name="P171">asadmin supports cluster-wide administration.</text:p>
        </text:list-item>
      </text:list>
      <text:p text:style-name="P61"/>
      <text:list xml:id="list1195089943" text:continue-numbering="true" text:style-name="L18">
        <text:list-item>
          <text:p text:style-name="P170">The CLI will support monitoring of parameters specific to IIOP LB/FO.</text:p>
        </text:list-item>
      </text:list>
      <text:p text:style-name="P43"/>
      <text:p text:style-name="P43">The administration functionality is described in detail in [12].</text:p>
      <text:p text:style-name="P43"/>
      <text:h text:style-name="Heading_20_1" text:outline-level="1">Feature Delivery</text:h>
      <text:p text:style-name="Instructions_20_1"/>
      <text:p text:style-name="P18">This feature will be delivered in AS 9.0EE. The same JDK versions supported in 9.0 PE will be supported. The operating system platforms supported are:</text:p>
      <text:p text:style-name="P18"/>
      <text:list xml:id="list7177795486234484803" text:style-name="L19">
        <text:list-item>
          <text:list>
            <text:list-item>
              <text:p text:style-name="P158">Solaris SPARC 10 and 9</text:p>
            </text:list-item>
          </text:list>
        </text:list-item>
      </text:list>
      <text:p text:style-name="P31"/>
      <text:list xml:id="list1115400245" text:continue-numbering="true" text:style-name="L19">
        <text:list-item>
          <text:list>
            <text:list-item>
              <text:p text:style-name="P158">Red Hat Linux ??</text:p>
            </text:list-item>
          </text:list>
        </text:list-item>
      </text:list>
      <text:p text:style-name="P31"/>
      <text:list xml:id="list1800441687" text:continue-numbering="true" text:style-name="L19">
        <text:list-item>
          <text:list>
            <text:list-item>
              <text:p text:style-name="P155">More platforms considered per product, JES requirements and schedule </text:p>
            </text:list-item>
          </text:list>
        </text:list-item>
      </text:list>
      <text:p text:style-name="P133"/>
      <text:h text:style-name="Heading_20_2" text:outline-level="2">Packaging, Files, and Location</text:h>
      <text:p text:style-name="Instruction_20_2"/>
      <text:p text:style-name="P130">A modified<text:span text:style-name="T34"> </text:span><text:span text:style-name="T15">AS</text:span> runtime library will be delivered in 9.0 EE to support this feature. The names of the libraries, their location in the <text:span text:style-name="T11">installable</text:span>, and also their location post-installation, will be unchanged<text:span text:style-name="T11"> with respect to 9.</text:span>0 PE .</text:p>
      <text:p text:style-name="P129"/>
      <text:h text:style-name="Heading_20_2" text:outline-level="2">Upgrades</text:h>
      <text:p text:style-name="Instruction_20_2"/>
      <text:p text:style-name="P132"><text:span text:style-name="T18">The upgrade from 9.0 PE to 9.0 EE will take care of replacing the existing AS library with the upgraded library. </text:span><text:span text:style-name="T21">The existing applications would work as is after the upgrade. Backward compatibility </text:span><text:span text:style-name="T18">with respect </text:span><text:span text:style-name="T21">to AS 8.1 EE will be maintained for the “com.sun.appserv.iiop.loadbalancingpolicy</text:span><text:span text:style-name="T18">” </text:span><text:span text:style-name="T21"><text:s/>property</text:span><text:span text:style-name="T18">.</text:span></text:p>
      <text:p text:style-name="P131"/>
      <text:h text:style-name="Heading_20_2" text:outline-level="2">Installation</text:h>
      <text:p text:style-name="Instruction_20_2"/>
      <text:p text:style-name="P18">There are no specific installation requirements for IIOP LB/FO. It would be installed as part of AS 9.0 EE install.</text:p>
      <text:p text:style-name="P18"/>
      <text:h text:style-name="Heading_20_2" text:outline-level="2">Licensing</text:h>
      <text:p text:style-name="Instruction_20_2"/>
      <text:p text:style-name="Body_20_Text1">There are no special licensing requirements specific to this feature.</text:p>
      <text:p text:style-name="Body_20_Text1"><text:soft-page-break/></text:p>
      <text:h text:style-name="Heading_20_2" text:outline-level="2">Internationalization</text:h>
      <text:p text:style-name="Instruction_20_2"/>
      <text:p text:style-name="P18">The aspect of IIOP LB/FO that relies internationalization is logging. Since the AS 9.0 Logging Framework will be used, support for internationalization is already built in. Hence, there are no new internationalization requirements for IIOP LB/FO.</text:p>
      <text:p text:style-name="Body_20_Text1"/>
      <text:h text:style-name="Heading_20_2" text:outline-level="2">Documentation <text:span text:style-name="T33">Requirements </text:span></text:h>
      <text:p text:style-name="P134"/>
      <text:p text:style-name="P135">The following documents will be modified or newly created for this feature:</text:p>
      <text:p text:style-name="Body_20_Text2"/>
      <text:list xml:id="list2720153793683707302" text:style-name="L20">
        <text:list-item>
          <text:p text:style-name="P188">Recommended deployment and<text:span text:style-name="T11"> administration </text:span>practices for ensuring HA</text:p>
        </text:list-item>
      </text:list>
      <text:p text:style-name="P64"/>
      <text:list xml:id="list484642167" text:continue-list="list2720153793683707302" text:style-name="L20">
        <text:list-item text:start-value="1">
          <text:p text:style-name="P188">Administration Guidelines to support HA</text:p>
        </text:list-item>
      </text:list>
      <text:p text:style-name="P64"/>
      <text:list xml:id="list628706333" text:continue-list="list484642167" text:style-name="L20">
        <text:list-item text:start-value="1">
          <text:p text:style-name="P188">HA and L<text:span text:style-name="T11">oad Balancing F</text:span>eatures</text:p>
        </text:list-item>
      </text:list>
      <text:p text:style-name="P64"/>
      <text:list xml:id="list1701074126" text:continue-list="list628706333" text:style-name="L20">
        <text:list-item text:start-value="1">
          <text:p text:style-name="P188">Client Programming Guidelines</text:p>
        </text:list-item>
      </text:list>
      <text:p text:style-name="P64"/>
      <text:h text:style-name="Heading_20_1" text:outline-level="1">User Experience</text:h>
      <text:p text:style-name="Instructions_20_1"/>
      <text:p text:style-name="P18">The issues that relate to the user experience for IIOP LB/FO have been previously described in sections 2.1 and 5.</text:p>
      <text:p text:style-name="P18"/>
      <text:h text:style-name="Heading_20_1" text:outline-level="1">Dependencies</text:h>
      <text:p text:style-name="Instructions_20_1"/>
      <text:p text:style-name="P18">This feature depends on the Group Membership Service notifying the IIOP Group Agent when AS instances join or leave the cluster.</text:p>
      <text:p text:style-name="P18"/>
      <text:p text:style-name="P18">This feature depends on the SFSB Failover Support [8] that was implemented in 8.1 EE.</text:p>
      <text:h text:style-name="Heading_20_1" text:outline-level="1">Open Issues</text:h>
      <text:p text:style-name="P136"/>
      <text:p text:style-name="P19">CSIv2/SSL/IIOP working with load-balancing and failover.</text:p>
      <text:p text:style-name="P19"/>
      <text:p text:style-name="P45">* IIOP-FOLB/Security meeting/tasks</text:p>
      <text:p text:style-name="P45"/>
      <text:p text:style-name="P45">To: Ken.Cavanaugh@Sun.COM, Shing-Wai.Chan@Sun.COM, Ronald.Monzillo@Sun.COM, Mimi.Hills@Sun.COM, Vella.Raman@Sun.COM</text:p>
      <text:p text:style-name="P45">Cc: sreeram.duvur@sun.com, bill.shannon@sun.com</text:p>
      <text:p text:style-name="P45">Subject: Secure LB/FO phased work items</text:p>
      <text:p text:style-name="P45">--text follows this line--</text:p>
      <text:p text:style-name="P45"><text:soft-page-break/>Hello all,</text:p>
      <text:p text:style-name="P45"/>
      <text:p text:style-name="P45">We decided to partition the work into two phases:</text:p>
      <text:p text:style-name="P45"/>
      <text:p text:style-name="P45">- Phase one: CSIv2 failover (but non-secure bootstrap).</text:p>
      <text:p text:style-name="P45">- Phase two: CSIv2 bootstrap to NameService.</text:p>
      <text:p text:style-name="P45"/>
      <text:p text:style-name="P45">Phase two *MAY* possibly may *NOT* be done for 9.0 depending on resources. </text:p>
      <text:p text:style-name="P45"/>
      <text:p text:style-name="P45">ASSUMPTION:</text:p>
      <text:p text:style-name="P45"/>
      <text:p text:style-name="P45"><text:tab/>*NOT* doing phase two ASSUMES that requests to Secure EJBs</text:p>
      <text:p text:style-name="P45"><text:tab/>that arrive on a CLEAR_TEXT connetion will be REJECTED by CSIv2.</text:p>
      <text:p text:style-name="P45"/>
      <text:p text:style-name="P45">------------------------------------------------------------------------------</text:p>
      <text:p text:style-name="P45">PHASE ONE: <text:s/>CSIv2 failover</text:p>
      <text:p text:style-name="P45"/>
      <text:p text:style-name="P45">--------------------------------------------------</text:p>
      <text:p text:style-name="P45">Task: Server side: add all CSIv2 host/port addresses to IOR</text:p>
      <text:p text:style-name="P45"/>
      <text:p text:style-name="P45"><text:tab/>1. IIOP-FOLB team:</text:p>
      <text:p text:style-name="P45"><text:tab/> <text:s text:c="2"/>Get list of CSIv2 host/port addresses of all cluster</text:p>
      <text:p text:style-name="P45"><text:tab/> <text:s text:c="2"/>instances from admin (like we do for CLEAR_TEXT now).</text:p>
      <text:p text:style-name="P45"><text:tab/> <text:s text:c="2"/></text:p>
      <text:p text:style-name="P45"><text:tab/> <text:s text:c="2"/>Give that list to CSIv2 module.</text:p>
      <text:p text:style-name="P46"/>
      <text:p text:style-name="P45"><text:tab/>2. Security team:</text:p>
      <text:p text:style-name="P45"/>
      <text:p text:style-name="P45"><text:tab/> <text:s text:c="2"/>Given list of addresses, return CSIv2 component(s) that</text:p>
      <text:p text:style-name="P45"><text:tab/> <text:s text:c="2"/>must be added to an IOR.</text:p>
      <text:p text:style-name="P45"/>
      <text:p text:style-name="P45"><text:tab/>3. IIOP-FOLB team:</text:p>
      <text:p text:style-name="P45"/>
      <text:p text:style-name="P45"><text:tab/> <text:s text:c="2"/>Add CSIv2 components to IOR.</text:p>
      <text:p text:style-name="P45"/>
      <text:p text:style-name="P45"><text:tab/>Notes:</text:p>
      <text:p text:style-name="P45"/>
      <text:p text:style-name="P45"><text:tab/> <text:s text:c="2"/>Steps 1 &amp; 3 will be coded in:</text:p>
      <text:p text:style-name="P45"><text:tab/> <text:s text:c="2"/>com.sun.enterprise.iiop.TxSecIORInterceptor.addCSIv2Components</text:p>
      <text:p text:style-name="P45"><text:s text:c="2"/></text:p>
      <text:p text:style-name="P45"><text:tab/> <text:s text:c="2"/>The hostname/ssl-port of the node executing the TxSecIORInterceptor</text:p>
      <text:p text:style-name="P45"><text:s text:c="11"/>*MUST* be the first address in the list.</text:p>
      <text:p text:style-name="P45"/>
      <text:p text:style-name="P45">--------------------------------------------------</text:p>
      <text:p text:style-name="P45">Task: Client side: extract all CSIv2 host/port addresses from IOR</text:p>
      <text:p text:style-name="P45"/>
      <text:p text:style-name="P45"><text:soft-page-break/><text:tab/>1. IIOP-FOLB team:</text:p>
      <text:p text:style-name="P45"/>
      <text:p text:style-name="P45"><text:tab/> <text:s text:c="2"/>On each invocation give IOR to CSIv2.</text:p>
      <text:p text:style-name="P45"/>
      <text:p text:style-name="P45"><text:s text:c="8"/>2. Security team:</text:p>
      <text:p text:style-name="P45"/>
      <text:p text:style-name="P45"><text:tab/> <text:s text:c="2"/>Given an IOR, return List of SocketInfo containing</text:p>
      <text:p text:style-name="P45"><text:tab/> <text:s text:c="2"/>CSIv2 addresses and socket type.</text:p>
      <text:p text:style-name="P45"/>
      <text:p text:style-name="P45"><text:tab/> <text:s text:c="2"/>If IOR does not contain CSIv2 information return null.</text:p>
      <text:p text:style-name="P45"/>
      <text:p text:style-name="P45"><text:tab/>3. IIOP-FOLB team:</text:p>
      <text:p text:style-name="P46"/>
      <text:p text:style-name="P45"><text:tab/> <text:s text:c="2"/>If step two returns null then return List of CLEAR_TEXT SocketInfo.</text:p>
      <text:p text:style-name="P45"><text:tab/> <text:s text:c="2"/>Otherwise return CSIv2 List from step two.</text:p>
      <text:p text:style-name="P45"/>
      <text:p text:style-name="P45"><text:tab/>4. IIOP-FOLB Team:</text:p>
      <text:p text:style-name="P45"/>
      <text:p text:style-name="P45"><text:tab/> <text:s text:c="2"/>Use the List returned from above for failover.</text:p>
      <text:p text:style-name="P45"/>
      <text:p text:style-name="P45"><text:tab/>Note:</text:p>
      <text:p text:style-name="P45"/>
      <text:p text:style-name="P45"><text:tab/> <text:s text:c="2"/>Step 1 &amp; 3 will be coded in:</text:p>
      <text:p text:style-name="P45"><text:tab/> <text:s text:c="2"/>com.sun.enterprise.iiop.IORToSocketInfoImpl.getSocketInfo</text:p>
      <text:p text:style-name="P45"/>
      <text:p text:style-name="P45"><text:tab/> <text:s text:c="2"/>The order of the return List should be the same</text:p>
      <text:p text:style-name="P45"><text:tab/> <text:s text:c="2"/>as the order in the IOR.</text:p>
      <text:p text:style-name="P45"/>
      <text:p text:style-name="P45">--------------------------------------------------</text:p>
      <text:p text:style-name="P45">Task: Debugging:</text:p>
      <text:p text:style-name="P45"/>
      <text:p text:style-name="P45"><text:tab/>1. IIOP-FOLB team:</text:p>
      <text:p text:style-name="P45"/>
      <text:p text:style-name="P45"><text:tab/> <text:s text:c="2"/>Add property to disable load-balancing.</text:p>
      <text:p text:style-name="P45"/>
      <text:p text:style-name="P45"><text:tab/> <text:s text:c="2"/>Add property to disable failover.</text:p>
      <text:p text:style-name="P45"/>
      <text:p text:style-name="P45">------------------------------------------------------------------------------</text:p>
      <text:p text:style-name="P45">PHASE TWO: secure bootstrap</text:p>
      <text:p text:style-name="P45"/>
      <text:p text:style-name="P45">Task: Server side:</text:p>
      <text:p text:style-name="P45"/>
      <text:p text:style-name="P45"><text:tab/>1. Security Team:</text:p>
      <text:p text:style-name="P45"/>
      <text:p text:style-name="P45"><text:tab/> <text:s text:c="2"/>Determine if/how the NameServer needs to be configured for SSL.</text:p>
      <text:p text:style-name="P45"/>
      <text:p text:style-name="P45"><text:soft-page-break/>Task: Client side:</text:p>
      <text:p text:style-name="P45"/>
      <text:p text:style-name="P45"/>
      <text:p text:style-name="P45"><text:tab/>1. Security and IIOP-FOLB teams:</text:p>
      <text:p text:style-name="P45"/>
      <text:p text:style-name="P45"/>
      <text:p text:style-name="P45"><text:tab/> <text:s text:c="2"/>When the client is given CSIv2 host/ports it needs to</text:p>
      <text:p text:style-name="P45"><text:tab/> <text:s text:c="2"/>create an IOR to make a CSIv2 invocation.</text:p>
      <text:p text:style-name="P46"/>
      <text:p text:style-name="P45"><text:tab/>Notes:</text:p>
      <text:p text:style-name="P45"/>
      <text:p text:style-name="P45"><text:tab/> <text:s text:c="2"/>Possible design:</text:p>
      <text:p text:style-name="P45"/>
      <text:p text:style-name="P45"><text:tab/> <text:s text:c="7"/>1. IIOP-FOLB Team:</text:p>
      <text:p text:style-name="P45"/>
      <text:p text:style-name="P45"><text:tab/> <text:s text:c="10"/>Implement a proprietary "secure corbaloc" to create</text:p>
      <text:p text:style-name="P45"><text:tab/><text:tab/> <text:s text:c="2"/>a secure bootstrap IOR for initial communication</text:p>
      <text:p text:style-name="P45"><text:tab/><text:tab/> <text:s text:c="2"/>with the NameService. <text:s/>We will create a OA from the</text:p>
      <text:p text:style-name="P45"><text:tab/><text:tab/> <text:s text:c="2"/>secure corbaloc. <text:s/>The creation of the OA will call</text:p>
      <text:p text:style-name="P45"><text:tab/><text:tab/> <text:s text:c="2"/>TxSecIORInterceptor.addCSIv2Components that will add</text:p>
      <text:p text:style-name="P45"><text:tab/><text:tab/> <text:s text:c="2"/>the necessary components to the ORT to enable creation</text:p>
      <text:p text:style-name="P45"><text:tab/><text:tab/> <text:s text:c="2"/>of a secure IOR.</text:p>
      <text:p text:style-name="P45"/>
      <text:p text:style-name="P45"><text:tab/><text:tab/>2. Security Team:</text:p>
      <text:p text:style-name="P45"/>
      <text:p text:style-name="P45"><text:tab/><text:tab/> <text:s text:c="2"/>Ensure that </text:p>
      <text:p text:style-name="P45"><text:s text:c="16"/>com.sun.enterprise.iiop.TxSecIORInterceptor.addCSIv2Components</text:p>
      <text:p text:style-name="P45"><text:tab/> <text:s text:c="10"/>will operate correctly if called from a "client" ORB.</text:p>
      <text:p text:style-name="P47"/>
      <text:p text:style-name="P136"/>
      <text:h text:style-name="Heading_20_1" text:outline-level="1"><text:s/><text:span text:style-name="T30">Appendix – IIOPPrimaryToContactInfo and IORToSocketInfo Implementations Details</text:span></text:h>
      <text:p text:style-name="P84"/>
      <text:p text:style-name="P48">IORToSocketInfo is used by the Client-side ORB to obtain a list of endpoint addresses. <text:s/>IIOPPrimaryToContactInfo is used to ensure stickyness after failover.</text:p>
      <text:p text:style-name="P48">The following sequence of steps describe the interaction between the Client-side ORB and these classes.</text:p>
      <text:p text:style-name="P27"/>
      <text:list xml:id="list2991179603541306894" text:style-name="L21">
        <text:list-item>
          <text:p text:style-name="P172">The Client makes method call on a remote reference. </text:p>
        </text:list-item>
      </text:list>
      <text:p text:style-name="P62"/>
      <text:list xml:id="list1156321806" text:continue-numbering="true" text:style-name="L21">
        <text:list-item>
          <text:p text:style-name="P172">Client-side ORB calls <text:span text:style-name="T11">ContactInfoList.getContactInfoListIterator. </text:span></text:p>
        </text:list-item>
      </text:list>
      <text:p text:style-name="P62"/>
      <text:list xml:id="list226866727" text:continue-numbering="true" text:style-name="L21">
        <text:list-item>
          <text:p text:style-name="P172">Client-side ORB calls iterator.next() to obtain a ContactInfo that represents the host/port from the cluster-aware IOR (discussed in detail in section 2.3.3.1).</text:p>
          <text:p text:style-name="P172"/>
        </text:list-item>
        <text:list-item>
          <text:p text:style-name="P172"><text:soft-page-break/>If this is the first call to the reference then the iterator calls IORToSocketInfo to obtain a list of endpoint addresses. The iterator picks the first endpoint (i.e., the primary), calls IIOPPrimaryToContactInfo.put, encapsulates it in a ContactInfo, and returns that ContactInfo.</text:p>
          <text:p text:style-name="P172"/>
        </text:list-item>
        <text:list-item>
          <text:p text:style-name="P172">If this is a subsequent call to this reference then the iterator calls IIOPPrimaryToContactInfo.get, encapsulates the mapped endpoint in a ContactInfo and returns that ContactInfo.</text:p>
        </text:list-item>
      </text:list>
      <text:p text:style-name="P62"/>
      <text:list xml:id="list1818885899" text:continue-numbering="true" text:style-name="L21">
        <text:list-item>
          <text:p text:style-name="P172">Using the ContactInfo (i.e., host/port information in the endpoint), the Client-side ORB checks if a connection already exists, and if so, it reuses the existing connection.</text:p>
        </text:list-item>
      </text:list>
      <text:p text:style-name="P62"/>
      <text:list xml:id="list1238868083" text:continue-numbering="true" text:style-name="L21">
        <text:list-item>
          <text:p text:style-name="P172">If no connection exists, the Client-side ORB calls <text:span text:style-name="T11">createSocket</text:span> method on the <text:s/>ORB<text:span text:style-name="T18">SocketFactory</text:span> class to create a new connection (this enables CSIv2 to create SSL sockets).</text:p>
        </text:list-item>
      </text:list>
      <text:p text:style-name="P62"/>
      <text:list xml:id="list307708304" text:continue-numbering="true" text:style-name="L21">
        <text:list-item>
          <text:p text:style-name="P172">If the createSocket method is successful, it returns a connection to the indicated host/port.</text:p>
        </text:list-item>
      </text:list>
      <text:p text:style-name="P62"/>
      <text:list xml:id="list1166121987" text:continue-numbering="true" text:style-name="L21">
        <text:list-item>
          <text:p text:style-name="P172">If createSocket cannot create a connection, the <text:s/>ORBSocketFactory class <text:bookmark-start text:name="DDE_LINK3"/>t<text:bookmark-end text:name="DDE_LINK3"/>hrows the exception raised by the underlying network.</text:p>
        </text:list-item>
      </text:list>
      <text:p text:style-name="P62"/>
      <text:list xml:id="list1729751622" text:continue-numbering="true" text:style-name="L21">
        <text:list-item>
          <text:p text:style-name="P172">The Client ORB catches the exception.</text:p>
        </text:list-item>
      </text:list>
      <text:p text:style-name="P63"/>
      <text:list xml:id="list2102660150" text:continue-numbering="true" text:style-name="L21">
        <text:list-item>
          <text:p text:style-name="P172"><text:span text:style-name="T11">The Client-side ORB</text:span> calls iterator.hasNext. <text:s/>If false go to step 13. </text:p>
          <text:p text:style-name="P172"/>
        </text:list-item>
        <text:list-item>
          <text:p text:style-name="P172">Otherwise Client-side ORB calls iterator.next() again to obtain a different ContactInfo that represents a different host/port. “next” will pick the next endpoint in the endpoint list, call IIOPPrimaryToContactInfo.put, then encapsulate and return a ContactInfo. <text:s/>Go to step 6.</text:p>
        </text:list-item>
      </text:list>
      <text:p text:style-name="P62"/>
      <text:list xml:id="list1071524653" text:continue-numbering="true" text:style-name="L21">
        <text:list-item>
          <text:p text:style-name="P172">If no connection is established even after trying all available endpoints, a COMM_FAILURE exception is returned by the Client-side ORB to the Client.</text:p>
        </text:list-item>
      </text:list>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ourier" svg:font-family="Courier" style:font-family-generic="modern"/>
    <style:font-face style:name="Courier New1" svg:font-family="'Courier New'" style:font-family-generic="modern"/>
    <style:font-face style:name="Times New Roman2" svg:font-family="'Times New Roman'" style:font-family-generic="roman"/>
    <style:font-face style:name="Cumberland" svg:font-family="Cumberland"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 svg:font-family="Helvetica" style:font-family-generic="swiss" style:font-pitch="variable"/>
  </office:font-face-decls>
  <office:styles>
    <draw:marker draw:name="Arrow" svg:viewBox="0 0 20 30" svg:d="M10 0l-10 30h20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101%"/>
    <draw:stroke-dash draw:name="Dash_20_1" draw:display-name="Dash 1" draw:style="rect" draw:dots1="1" draw:dots1-length="0.0114in" draw:dots2="1" draw:dots2-length="0.0114in" draw:distance="0.0114in"/>
    <draw:stroke-dash draw:name="Dash_20_10" draw:display-name="Dash 10" draw:style="rect" draw:dots1="1" draw:dots1-length="0.0114in" draw:dots2="1" draw:dots2-length="0.0114in" draw:distance="0.0114in"/>
    <draw:stroke-dash draw:name="Dash_20_11" draw:display-name="Dash 11" draw:style="rect" draw:dots1="1" draw:dots1-length="0.0114in" draw:dots2="1" draw:dots2-length="0.0114in" draw:distance="0.0114in"/>
    <draw:stroke-dash draw:name="Dash_20_12" draw:display-name="Dash 12" draw:style="rect" draw:dots1="1" draw:dots1-length="112%" draw:distance="68%"/>
    <draw:stroke-dash draw:name="Dash_20_13" draw:display-name="Dash 13" draw:style="rect" draw:dots1="1" draw:dots1-length="112%" draw:distance="68%"/>
    <draw:stroke-dash draw:name="Dash_20_14" draw:display-name="Dash 14" draw:style="rect" draw:dots1="1" draw:dots1-length="112%" draw:distance="68%"/>
    <draw:stroke-dash draw:name="Dash_20_2" draw:display-name="Dash 2" draw:style="rect" draw:dots1="1" draw:dots1-length="0.0114in" draw:dots2="1" draw:dots2-length="0.0114in" draw:distance="0.0114in"/>
    <draw:stroke-dash draw:name="Dash_20_3" draw:display-name="Dash 3" draw:style="rect" draw:dots1="1" draw:dots1-length="0.0114in" draw:dots2="1" draw:dots2-length="0.0114in" draw:distance="0.0114in"/>
    <draw:stroke-dash draw:name="Dash_20_4" draw:display-name="Dash 4" draw:style="rect" draw:dots1="1" draw:dots1-length="0.0114in" draw:dots2="1" draw:dots2-length="0.0114in" draw:distance="0.0114in"/>
    <draw:stroke-dash draw:name="Dash_20_5" draw:display-name="Dash 5" draw:style="rect" draw:dots1="1" draw:dots1-length="0.0114in" draw:dots2="1" draw:dots2-length="0.0114in" draw:distance="0.0114in"/>
    <draw:stroke-dash draw:name="Dash_20_6" draw:display-name="Dash 6" draw:style="rect" draw:dots1="1" draw:dots1-length="0.0114in" draw:dots2="1" draw:dots2-length="0.0114in" draw:distance="0.0114in"/>
    <draw:stroke-dash draw:name="Dash_20_7" draw:display-name="Dash 7" draw:style="rect" draw:dots1="1" draw:dots1-length="112%" draw:distance="68%"/>
    <draw:stroke-dash draw:name="Dash_20_8" draw:display-name="Dash 8" draw:style="rect" draw:dots1="1" draw:dots1-length="112%" draw:distance="68%"/>
    <draw:stroke-dash draw:name="Dash_20_9" draw:display-name="Dash 9" draw:style="rect" draw:dots1="1" draw:dots1-length="112%" draw:distance="68%"/>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font-name="Times New Roman" fo:font-size="12pt" fo:language="en" fo:country="US"/>
    </style:style>
    <style:style style:name="Text_20_body" style:display-name="Text body" style:family="paragraph" style:parent-style-name="Standard" style:class="text">
      <style:paragraph-properties fo:margin-left="0in" fo:margin-right="0in" fo:margin-top="0in" fo:margin-bottom="0in" fo:text-indent="0in" style:auto-text-indent="false">
        <style:tab-stops/>
      </style:paragraph-properties>
      <style:text-properties fo:font-size="10pt" fo:font-weight="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3937in"/>
        </style:tab-stops>
      </style:paragraph-properties>
      <style:text-properties style:font-name="Helvetica" fo:font-weight="normal"/>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text-properties style:font-name="Helvetica" fo:font-weight="normal"/>
    </style:style>
    <style:style style:name="Signature" style:family="paragraph" style:parent-style-name="Standard" style:class="text">
      <style:text-properties style:font-name="Helvetica" fo:font-weight="normal"/>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1.9689in"/>
        </style:tab-stops>
      </style:paragraph-properties>
      <style:text-properties style:font-name="Helvetica" fo:font-weight="normal"/>
    </style:style>
    <style:style style:name="Marginalia" style:family="paragraph" style:parent-style-name="Text_20_body" style:class="text">
      <style:paragraph-properties fo:margin-left="1.5752in" fo:margin-right="0in" fo:text-indent="0in" style:auto-text-indent="false"/>
      <style:text-properties style:font-name="Helvetica" fo:font-weight="normal"/>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fo:font-weight="normal"/>
    </style:style>
    <style:style style:name="Heading_20_1" style:display-name="Heading 1" style:family="paragraph" style:parent-style-name="Heading" style:next-style-name="Instructions_20_1" style:default-outline-level="1" style:class="text">
      <style:paragraph-properties fo:margin-top="0.0972in" fo:margin-bottom="0.0417in" fo:keep-with-next="auto"/>
      <style:text-properties style:font-name="Arial" fo:font-size="12pt" fo:font-weight="bold"/>
    </style:style>
    <style:style style:name="Heading_20_2" style:display-name="Heading 2" style:family="paragraph" style:parent-style-name="Heading" style:next-style-name="Instruction_20_2" style:auto-update="true" style:default-outline-level="2" style:class="text" style:master-page-name="">
      <style:paragraph-properties fo:margin-left="-0.0102in" fo:margin-right="0in" fo:margin-top="0.0972in" fo:margin-bottom="0.0417in" fo:text-indent="0in" style:auto-text-indent="false" style:page-number="auto" fo:keep-with-next="auto">
        <style:tab-stops/>
      </style:paragraph-properties>
      <style:text-properties style:font-name="Arial" fo:font-size="12pt" fo:font-weight="bold"/>
    </style:style>
    <style:style style:name="Heading_20_3" style:display-name="Heading 3" style:family="paragraph" style:parent-style-name="Heading" style:next-style-name="Contents_20_3" style:auto-update="true" style:default-outline-level="3" style:class="text">
      <style:paragraph-properties fo:margin-left="0in" fo:margin-right="0in" fo:margin-top="0.0972in" fo:margin-bottom="0.0417in" fo:text-indent="0.0008in" style:auto-text-indent="false" fo:background-color="transparent" fo:keep-with-next="auto">
        <style:background-image/>
      </style:paragraph-properties>
      <style:text-properties style:font-name="Arial" fo:font-size="12pt" fo:font-weight="bold" fo:background-color="transparent"/>
    </style:style>
    <style:style style:name="Heading_20_4" style:display-name="Heading 4" style:family="paragraph" style:parent-style-name="Heading" style:next-style-name="Contents_20_4" style:default-outline-level="4" style:class="text" style:master-page-name="">
      <style:paragraph-properties fo:margin-left="0in" fo:margin-right="0in" fo:margin-top="0.0972in" fo:margin-bottom="0.0417in" fo:text-indent="0in" style:auto-text-indent="false" style:page-number="auto" fo:keep-with-next="auto">
        <style:tab-stops/>
      </style:paragraph-properties>
      <style:text-properties style:font-name="Arial" fo:font-size="12pt" fo:font-weight="bold"/>
    </style:style>
    <style:style style:name="Heading_20_5" style:display-name="Heading 5" style:family="paragraph" style:parent-style-name="Heading" style:next-style-name="Text_20_body" style:class="text">
      <style:paragraph-properties fo:margin-top="0in" fo:margin-bottom="0in" fo:keep-with-next="auto"/>
      <style:text-properties fo:font-size="10pt" fo:font-style="italic" fo:font-weight="normal"/>
    </style:style>
    <style:style style:name="Heading_20_6" style:display-name="Heading 6" style:family="paragraph" style:parent-style-name="Heading" style:next-style-name="Text_20_body" style:class="text">
      <style:paragraph-properties fo:margin-top="0in" fo:margin-bottom="0in" fo:keep-with-next="auto"/>
      <style:text-properties fo:font-size="10pt" fo:font-weight="normal"/>
    </style:style>
    <style:style style:name="Heading_20_7" style:display-name="Heading 7" style:family="paragraph" style:parent-style-name="Heading" style:next-style-name="Text_20_body" style:class="text">
      <style:text-properties fo:font-size="10pt" fo:font-weight="normal"/>
    </style:style>
    <style:style style:name="Heading_20_8" style:display-name="Heading 8" style:family="paragraph" style:parent-style-name="Heading" style:next-style-name="Text_20_body" style:class="text">
      <style:text-properties fo:font-size="10pt" fo:font-weight="normal"/>
    </style:style>
    <style:style style:name="Heading_20_9" style:display-name="Heading 9" style:family="paragraph" style:parent-style-name="Heading" style:next-style-name="Text_20_body" style:class="text">
      <style:text-properties fo:font-size="10pt" fo:font-weight="normal"/>
    </style:style>
    <style:style style:name="Heading_20_10" style:display-name="Heading 10" style:family="paragraph" style:parent-style-name="Heading" style:next-style-name="Text_20_body" style:list-style-name="WW8Num5" style:class="text">
      <style:text-properties fo:font-size="10pt" fo:font-weight="norm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normal" fo:font-weight="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1965in" fo:margin-right="0in" fo:text-indent="-0.1965in" style:auto-text-indent="false"/>
    </style:style>
    <style:style style:name="Addressee" style:family="paragraph" style:parent-style-name="Standard" style:class="extra">
      <style:paragraph-properties fo:margin-top="0in" fo:margin-bottom="0.0417in"/>
    </style:style>
    <style:style style:name="Drawing" style:family="paragraph" style:parent-style-name="Caption" style:class="extra"/>
    <style:style style:name="Index" style:family="paragraph" style:parent-style-name="Standard" style:class="index">
      <style:text-properties fo:font-size="10pt" fo:font-weight="normal"/>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style:text-properties fo:font-size="16pt" fo:font-weight="bold"/>
    </style:style>
    <style:style style:name="Contents_20_1" style:display-name="Contents 1" style:family="paragraph" style:parent-style-name="Index" style:class="index">
      <style:paragraph-properties fo:margin-left="0.25in" fo:margin-right="0in" fo:text-indent="0.0008in" style:auto-text-indent="false">
        <style:tab-stops>
          <style:tab-stop style:position="0.6252in"/>
          <style:tab-stop style:position="6in" style:type="right"/>
        </style:tab-stops>
      </style:paragraph-properties>
      <style:text-properties style:font-name="Arial" fo:font-size="12pt" fo:language="zxx" fo:country="none"/>
    </style:style>
    <style:style style:name="Contents_20_2" style:display-name="Contents 2" style:family="paragraph" style:parent-style-name="Index" style:class="index">
      <style:paragraph-properties fo:margin-left="0.6in" fo:margin-right="0in" fo:text-indent="0.0008in" style:auto-text-indent="false">
        <style:tab-stops>
          <style:tab-stop style:position="0.6in"/>
          <style:tab-stop style:position="1.0626in"/>
          <style:tab-stop style:position="6in" style:type="right"/>
        </style:tab-stops>
      </style:paragraph-properties>
      <style:text-properties style:font-name="Arial" fo:font-size="12pt" fo:language="zxx" fo:country="none"/>
    </style:style>
    <style:style style:name="Contents_20_3" style:display-name="Contents 3" style:family="paragraph" style:parent-style-name="Index" style:class="index">
      <style:paragraph-properties fo:margin-left="1in" fo:margin-right="0in" fo:text-indent="0.0008in" style:auto-text-indent="false">
        <style:tab-stops>
          <style:tab-stop style:position="1in"/>
          <style:tab-stop style:position="1.5in"/>
          <style:tab-stop style:position="6in" style:type="right"/>
        </style:tab-stops>
      </style:paragraph-properties>
      <style:text-properties style:font-name="Arial" fo:font-size="12pt" fo:language="zxx" fo:country="none"/>
    </style:style>
    <style:style style:name="Contents_20_4" style:display-name="Contents 4" style:family="paragraph" style:parent-style-name="Index" style:class="index">
      <style:paragraph-properties fo:margin-left="0.5898in" fo:margin-right="0in" fo:text-indent="0.0008in" style:auto-text-indent="false">
        <style:tab-stops>
          <style:tab-stop style:position="6.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0008in" style:auto-text-indent="false">
        <style:tab-stops>
          <style:tab-stop style:position="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0008in" style:auto-text-indent="false">
        <style:tab-stops>
          <style:tab-stop style:position="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0008in" style:auto-text-indent="false">
        <style:tab-stops>
          <style:tab-stop style:position="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0008in" style:auto-text-indent="false">
        <style:tab-stops>
          <style:tab-stop style:position="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0008in" style:auto-text-indent="false">
        <style:tab-stops>
          <style:tab-stop style:position="6.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5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6.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32pt" fo:font-weight="bold"/>
    </style:style>
    <style:style style:name="Subtitle" style:family="paragraph" style:parent-style-name="Heading" style:next-style-name="Text_20_body" style:class="chapter">
      <style:paragraph-properties fo:text-align="center" style:justify-single-word="false"/>
      <style:text-properties fo:font-size="20pt" fo:font-style="normal" fo:font-weight="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tructions_20_1" style:display-name="Instructions 1" style:family="paragraph" style:next-style-name="Body_20_Text1">
      <style:paragraph-properties fo:margin-left="0.25in" fo:margin-right="0in" fo:margin-top="0in" fo:margin-bottom="0.0417in" fo:orphans="2" fo:widows="2" fo:text-indent="0.0008in" style:auto-text-indent="false"/>
      <style:text-properties style:font-name="Arial" fo:font-size="10pt" fo:language="en" fo:country="US" fo:font-style="italic"/>
    </style:style>
    <style:style style:name="Instruction_20_2" style:display-name="Instruction 2" style:family="paragraph" style:next-style-name="Body_20_Text2">
      <style:paragraph-properties fo:margin-left="0.7in" fo:margin-right="0in" fo:margin-top="0in" fo:margin-bottom="0.0417in" fo:orphans="2" fo:widows="2" fo:text-indent="0.0008in" style:auto-text-indent="false"/>
      <style:text-properties style:font-name="Arial" fo:font-size="10pt" fo:language="en" fo:country="US" fo:font-style="italic"/>
    </style:style>
    <style:style style:name="Standard_5f_Helvetica" style:display-name="Standard_Helvetica" style:family="paragraph" style:parent-style-name="Standard">
      <style:paragraph-properties>
        <style:tab-stops/>
      </style:paragraph-properties>
      <style:text-properties style:font-name="Helvetica" fo:font-size="10pt" fo:font-weight="normal"/>
    </style:style>
    <style:style style:name="WW-Body_20_Text_20_First_20_Indent" style:display-name="WW-Body Text First Indent" style:family="paragraph" style:parent-style-name="Text_20_body">
      <style:paragraph-properties fo:margin-left="0in" fo:margin-right="0in" fo:text-indent="0.1965in" style:auto-text-indent="false"/>
      <style:text-properties style:font-name="Helvetica" fo:font-weight="normal"/>
    </style:style>
    <style:style style:name="Standard_5f_Helvetica_5f_num" style:display-name="Standard_Helvetica_num" style:family="paragraph" style:parent-style-name="Standard"/>
    <style:style style:name="SunPLCP_5f_Note" style:display-name="SunPLCP_Note" style:family="paragraph" style:parent-style-name="Text_20_body" style:next-style-name="Text_20_body">
      <style:text-properties fo:color="#ff0000" fo:font-size="8pt" style:text-underline-style="none"/>
    </style:style>
    <style:style style:name="Table_20_Contents2" style:display-name="Table Contents2" style:family="paragraph" style:parent-style-name="Table_20_Contents"/>
    <style:style style:name="Step2_2b_" style:display-name="Step2+" style:family="paragraph" style:parent-style-name="Standard">
      <style:paragraph-properties fo:margin-left="0.25in" fo:margin-right="0in" fo:text-align="start" style:justify-single-word="false" fo:text-indent="-0.25in" style:auto-text-indent="false">
        <style:tab-stops/>
      </style:paragraph-properties>
    </style:style>
    <style:style style:name="Step3" style:family="paragraph" style:parent-style-name="Standard">
      <style:paragraph-properties fo:margin-left="0.4201in" fo:margin-right="0in" fo:text-align="start" style:justify-single-word="false" fo:text-indent="-0.3299in" style:auto-text-indent="false">
        <style:tab-stops>
          <style:tab-stop style:position="0.0902in"/>
          <style:tab-stop style:position="0.3799in" style:type="right"/>
          <style:tab-stop style:position="0.4201in"/>
        </style:tab-stops>
      </style:paragraph-properties>
    </style:style>
    <style:style style:name="Step3_2b_" style:display-name="Step3+" style:family="paragraph" style:parent-style-name="Standard">
      <style:paragraph-properties fo:margin-left="0.4201in" fo:margin-right="0in" fo:text-align="start" style:justify-single-word="false" fo:text-indent="-0.3299in" style:auto-text-indent="false">
        <style:tab-stops/>
      </style:paragraph-properties>
    </style:style>
    <style:style style:name="Step1_2b_" style:display-name="Step1+" style:family="paragraph" style:parent-style-name="Standard">
      <style:paragraph-properties fo:margin-left="0.25in" fo:margin-right="0in" fo:text-align="start" style:justify-single-word="false" fo:text-indent="-0.25in" style:auto-text-indent="false">
        <style:tab-stops>
          <style:tab-stop style:position="0.25in"/>
          <style:tab-stop style:position="0.4598in" style:type="right"/>
        </style:tab-stops>
      </style:paragraph-properties>
    </style:style>
    <style:style style:name="Step2" style:family="paragraph" style:parent-style-name="Standard">
      <style:paragraph-properties fo:margin-left="0.25in" fo:margin-right="0in" fo:text-align="start" style:justify-single-word="false" fo:text-indent="-0.25in" style:auto-text-indent="false">
        <style:tab-stops>
          <style:tab-stop style:position="0.0402in"/>
          <style:tab-stop style:position="0.25in"/>
        </style:tab-stops>
      </style:paragraph-properties>
    </style:style>
    <style:style style:name="Bullet2" style:family="paragraph" style:parent-style-name="Standard">
      <style:paragraph-properties fo:margin-left="0.4201in" fo:margin-right="0in" fo:text-align="start" style:justify-single-word="false" fo:text-indent="-0.1701in" style:auto-text-indent="false">
        <style:tab-stops>
          <style:tab-stop style:position="0.4201in"/>
        </style:tab-stops>
      </style:paragraph-properties>
    </style:style>
    <style:style style:name="Bullet2_2b_" style:display-name="Bullet2+" style:family="paragraph" style:parent-style-name="Standard">
      <style:paragraph-properties fo:margin-left="0.4201in" fo:margin-right="0in" fo:text-align="start" style:justify-single-word="false" fo:text-indent="-0.1701in" style:auto-text-indent="false">
        <style:tab-stops/>
      </style:paragraph-properties>
    </style:style>
    <style:style style:name="StepPara1" style:family="paragraph" style:parent-style-name="Standard">
      <style:paragraph-properties fo:margin-left="0.0902in" fo:margin-right="0in" fo:text-align="start" style:justify-single-word="false" fo:text-indent="0in" style:auto-text-indent="false"/>
    </style:style>
    <style:style style:name="WW-List_20_Number" style:display-name="WW-List Number" style:family="paragraph" style:parent-style-name="Standard" style:list-style-name="WW8Num68"/>
    <style:style style:name="Instruction_20_3" style:display-name="Instruction 3" style:family="paragraph" style:next-style-name="Body_20_Text3">
      <style:paragraph-properties fo:margin-left="1.2in" fo:margin-right="0in" fo:orphans="2" fo:widows="2" fo:text-indent="0.0008in" style:auto-text-indent="false"/>
      <style:text-properties style:font-name="Arial" fo:font-size="10pt" fo:language="en" fo:country="US" fo:font-style="italic"/>
    </style:style>
    <style:style style:name="Body_20_Text1" style:display-name="Body Text1" style:family="paragraph">
      <style:paragraph-properties fo:margin-left="0.3in" fo:margin-right="0in" fo:orphans="2" fo:widows="2" fo:text-indent="0.0008in" style:auto-text-indent="false"/>
      <style:text-properties style:font-name="Arial" fo:font-size="12pt" fo:language="en" fo:country="US"/>
    </style:style>
    <style:style style:name="Body_20_Text2" style:display-name="Body Text2" style:family="paragraph">
      <style:paragraph-properties fo:margin-left="0.8in" fo:margin-right="0in" fo:orphans="2" fo:widows="2" fo:text-indent="0.0008in" style:auto-text-indent="false"/>
      <style:text-properties style:font-name="Arial" fo:font-size="12pt" fo:language="en" fo:country="US"/>
    </style:style>
    <style:style style:name="Body_20_Text3" style:display-name="Body Text3" style:family="paragraph">
      <style:paragraph-properties fo:margin-left="1.2in" fo:margin-right="0in" fo:orphans="2" fo:widows="2" fo:text-indent="0.0008in" style:auto-text-indent="false"/>
      <style:text-properties style:font-name="Arial" fo:font-size="12pt" fo:language="en" fo:country="US" fo:font-style="italic"/>
    </style:style>
    <style:style style:name="Instruction_20_4" style:display-name="Instruction 4" style:family="paragraph" style:parent-style-name="Text_20_body" style:next-style-name="Body_20_Text4">
      <style:paragraph-properties fo:margin-left="1.8in" fo:margin-right="0in" fo:text-indent="0.0008in" style:auto-text-indent="false"/>
      <style:text-properties style:font-name="Arial" fo:font-style="italic"/>
    </style:style>
    <style:style style:name="Body_20_Text4" style:display-name="Body Text4" style:family="paragraph" style:parent-style-name="Text_20_body">
      <style:paragraph-properties fo:margin-left="1.8in" fo:margin-right="0in" fo:text-indent="0.0008in" style:auto-text-indent="false"/>
      <style:text-properties style:font-name="Arial" fo:font-size="12pt"/>
    </style:style>
    <style:style style:name="_31_Level" style:display-name="1Level" style:family="paragraph" style:parent-style-name="Standard">
      <style:paragraph-properties fo:margin-left="0.75in" fo:margin-right="0in" fo:margin-top="0.1665in" fo:margin-bottom="0in" fo:orphans="2" fo:widows="2" fo:text-indent="-0.75in" style:auto-text-indent="false" fo:keep-with-next="always">
        <style:tab-stops>
          <style:tab-stop style:position="0.75in"/>
        </style:tab-stops>
      </style:paragraph-properties>
      <style:text-properties fo:color="#000000" style:font-name="Times" fo:font-size="16pt" fo:font-weight="bold"/>
    </style:style>
    <style:style style:name="_31_LevelContinued" style:display-name="1LevelContinued" style:family="paragraph" style:parent-style-name="Standard">
      <style:paragraph-properties fo:margin-left="0.75in" fo:margin-right="0in" fo:margin-top="0.0555in" fo:margin-bottom="0in" fo:orphans="2" fo:widows="2" fo:text-indent="0.0008in" style:auto-text-indent="false"/>
      <style:text-properties fo:color="#000000" style:font-name="Times" fo:font-size="12pt"/>
    </style:style>
    <style:style style:name="_32_Level" style:display-name="2Level" style:family="paragraph" style:parent-style-name="Standard">
      <style:paragraph-properties fo:margin-left="1.1193in" fo:margin-right="0in" fo:margin-top="0.111in" fo:margin-bottom="0in" fo:orphans="2" fo:widows="2" fo:text-indent="-0.3693in" style:auto-text-indent="false" fo:keep-with-next="always">
        <style:tab-stops>
          <style:tab-stop style:position="1.1193in"/>
        </style:tab-stops>
      </style:paragraph-properties>
      <style:text-properties fo:color="#000000" style:font-name="Times" fo:font-size="12pt" fo:font-weight="bold"/>
    </style:style>
    <style:style style:name="_32_LevelContinued" style:display-name="2LevelContinued" style:family="paragraph" style:parent-style-name="Standard">
      <style:paragraph-properties fo:margin-left="1.1193in" fo:margin-right="0in" fo:margin-top="0.0555in" fo:margin-bottom="0in" fo:orphans="2" fo:widows="2" fo:text-indent="0.0008in" style:auto-text-indent="false"/>
      <style:text-properties fo:color="#000000" style:font-name="Times" fo:font-size="12pt"/>
    </style:style>
    <style:style style:name="_33_Level" style:display-name="3Level" style:family="paragraph" style:parent-style-name="Standard">
      <style:paragraph-properties fo:margin-left="1.3693in" fo:margin-right="0in" fo:margin-top="0.0555in" fo:margin-bottom="0in" fo:orphans="2" fo:widows="2" fo:text-indent="-0.25in" style:auto-text-indent="false">
        <style:tab-stops>
          <style:tab-stop style:position="1.3693in"/>
        </style:tab-stops>
      </style:paragraph-properties>
      <style:text-properties fo:color="#000000" style:font-name="Times" fo:font-size="12pt"/>
    </style:style>
    <style:style style:name="_33_LevelContinued" style:display-name="3LevelContinued" style:family="paragraph" style:parent-style-name="Standard">
      <style:paragraph-properties fo:margin-left="1.3693in" fo:margin-right="0in" fo:margin-top="0.0555in" fo:margin-bottom="0in" fo:orphans="2" fo:widows="2" fo:text-indent="0.0008in" style:auto-text-indent="false"/>
      <style:text-properties fo:color="#000000" style:font-name="Times" fo:font-size="12pt"/>
    </style:style>
    <style:style style:name="_34_Level" style:display-name="4Level" style:family="paragraph" style:parent-style-name="Standard">
      <style:paragraph-properties fo:margin-left="1.6193in" fo:margin-right="0in" fo:margin-top="0.0555in" fo:margin-bottom="0in" fo:orphans="2" fo:widows="2" fo:text-indent="-0.25in" style:auto-text-indent="false">
        <style:tab-stops>
          <style:tab-stop style:position="1.6193in"/>
        </style:tab-stops>
      </style:paragraph-properties>
      <style:text-properties fo:color="#000000" style:font-name="Times" fo:font-size="12pt"/>
    </style:style>
    <style:style style:name="_34_LevelContinued" style:display-name="4LevelContinued" style:family="paragraph" style:parent-style-name="Standard">
      <style:paragraph-properties fo:margin-left="1.6193in" fo:margin-right="0in" fo:margin-top="0.0555in" fo:margin-bottom="0in" fo:orphans="2" fo:widows="2" fo:text-indent="0.0008in" style:auto-text-indent="false"/>
      <style:text-properties fo:color="#000000" style:font-name="Times New Roman1" fo:font-size="12pt"/>
    </style:style>
    <style:style style:name="_35_Level" style:display-name="5Level" style:family="paragraph" style:parent-style-name="Standard">
      <style:paragraph-properties fo:margin-left="2in" fo:margin-right="0in" fo:margin-top="0.0555in" fo:margin-bottom="0in" fo:orphans="2" fo:widows="2" fo:text-indent="-0.3807in" style:auto-text-indent="false">
        <style:tab-stops>
          <style:tab-stop style:position="2in"/>
        </style:tab-stops>
      </style:paragraph-properties>
      <style:text-properties fo:color="#000000" style:font-name="Times" fo:font-size="12pt"/>
    </style:style>
    <style:style style:name="_35_LevelContinued" style:display-name="5LevelContinued" style:family="paragraph" style:parent-style-name="Standard">
      <style:paragraph-properties fo:margin-left="2in" fo:margin-right="0in" fo:margin-top="0.0555in" fo:margin-bottom="0in" fo:orphans="2" fo:widows="2" fo:text-indent="0.0008in" style:auto-text-indent="false"/>
      <style:text-properties fo:color="#000000" style:font-name="Times New Roman1" fo:font-size="12pt"/>
    </style:style>
    <style:style style:name="_36_Level" style:display-name="6Level" style:family="paragraph" style:parent-style-name="Standard">
      <style:paragraph-properties fo:margin-left="2.3693in" fo:margin-right="0in" fo:margin-top="0.0555in" fo:margin-bottom="0in" fo:orphans="2" fo:widows="2" fo:text-indent="-0.3693in" style:auto-text-indent="false">
        <style:tab-stops>
          <style:tab-stop style:position="2.3693in"/>
        </style:tab-stops>
      </style:paragraph-properties>
      <style:text-properties fo:color="#000000" style:font-name="Times" fo:font-size="12pt"/>
    </style:style>
    <style:style style:name="_36_LevelContinued" style:display-name="6LevelContinued" style:family="paragraph" style:parent-style-name="Standard">
      <style:paragraph-properties fo:margin-left="2.3693in" fo:margin-right="0in" fo:margin-top="0.0555in" fo:margin-bottom="0in" fo:orphans="2" fo:widows="2" fo:text-indent="0.0008in" style:auto-text-indent="false"/>
      <style:text-properties fo:color="#000000" style:font-name="Times" fo:font-size="12pt"/>
    </style:style>
    <style:style style:name="_37_Level" style:display-name="7Level" style:family="paragraph" style:parent-style-name="Standard">
      <style:paragraph-properties fo:margin-left="2.75in" fo:margin-right="0in" fo:margin-top="0.0555in" fo:margin-bottom="0in" fo:orphans="2" fo:widows="2" fo:text-indent="-0.3807in" style:auto-text-indent="false">
        <style:tab-stops>
          <style:tab-stop style:position="2.75in"/>
        </style:tab-stops>
      </style:paragraph-properties>
      <style:text-properties fo:color="#000000" style:font-name="Times" fo:font-size="12pt"/>
    </style:style>
    <style:style style:name="_37_LevelContinued" style:display-name="7LevelContinued" style:family="paragraph" style:parent-style-name="Standard">
      <style:paragraph-properties fo:margin-left="2.75in" fo:margin-right="0in" fo:margin-top="0.0555in" fo:margin-bottom="0in" fo:orphans="2" fo:widows="2" fo:text-indent="0.0008in" style:auto-text-indent="false"/>
      <style:text-properties fo:color="#000000" style:font-name="Times" fo:font-size="12pt"/>
    </style:style>
    <style:style style:name="_38__20_level" style:display-name="8 level" style:family="paragraph" style:parent-style-name="Standard">
      <style:paragraph-properties fo:margin-left="0.75in" fo:margin-right="0in" fo:margin-top="0.1665in" fo:margin-bottom="0in" fo:orphans="2" fo:widows="2" fo:text-indent="-0.75in" style:auto-text-indent="false" fo:keep-with-next="always">
        <style:tab-stops>
          <style:tab-stop style:position="0.75in"/>
        </style:tab-stops>
      </style:paragraph-properties>
      <style:text-properties fo:color="#000000" style:font-name="Times" fo:font-size="16pt" fo:font-weight="bold"/>
    </style:style>
    <style:style style:name="Author" style:family="paragraph" style:parent-style-name="Standard">
      <style:paragraph-properties fo:margin-top="0.111in" fo:margin-bottom="0in" fo:text-align="center" style:justify-single-word="false" fo:orphans="2" fo:widows="2" fo:keep-with-next="always"/>
      <style:text-properties fo:color="#000000" style:font-name="Times" fo:font-size="12pt"/>
    </style:style>
    <style:style style:name="bullet" style:family="paragraph" style:parent-style-name="Standard">
      <style:paragraph-properties fo:margin-left="1.75in" fo:margin-right="0in" fo:margin-top="0.0555in" fo:margin-bottom="0in" fo:orphans="2" fo:widows="2" fo:text-indent="-0.1307in" style:auto-text-indent="false">
        <style:tab-stops>
          <style:tab-stop style:position="1.75in"/>
        </style:tab-stops>
      </style:paragraph-properties>
      <style:text-properties fo:color="#000000" style:font-name="Times" fo:font-size="12pt"/>
    </style:style>
    <style:style style:name="CellBody" style:family="paragraph" style:parent-style-name="Standard">
      <style:paragraph-properties fo:orphans="2" fo:widows="2"/>
      <style:text-properties fo:color="#000000" style:font-name="Times" fo:font-size="12pt"/>
    </style:style>
    <style:style style:name="CellBodyRight" style:family="paragraph" style:parent-style-name="Standard">
      <style:paragraph-properties fo:text-align="end" style:justify-single-word="false" fo:orphans="2" fo:widows="2"/>
      <style:text-properties fo:color="#000000" style:font-name="Times" fo:font-size="12pt"/>
    </style:style>
    <style:style style:name="CellHeading" style:family="paragraph" style:parent-style-name="Standard">
      <style:paragraph-properties fo:text-align="center" style:justify-single-word="false" fo:orphans="2" fo:widows="2"/>
      <style:text-properties fo:color="#000000" style:font-name="Times" fo:font-size="12pt"/>
    </style:style>
    <style:style style:name="interline" style:family="paragraph" style:parent-style-name="Standard">
      <style:paragraph-properties fo:margin-left="1.3693in" fo:margin-right="0in" fo:orphans="2" fo:widows="2" fo:text-indent="0.0008in" style:auto-text-indent="false"/>
      <style:text-properties fo:color="#000000" style:font-name="Times" fo:font-size="12pt"/>
    </style:style>
    <style:style style:name="list" style:family="paragraph" style:parent-style-name="Standard">
      <style:paragraph-properties fo:margin-left="1.6693in" fo:margin-right="0in" fo:margin-top="0.0555in" fo:margin-bottom="0in" fo:orphans="2" fo:widows="2" fo:text-indent="-0.4193in" style:auto-text-indent="false">
        <style:tab-stops>
          <style:tab-stop style:position="1.6193in" style:type="right"/>
          <style:tab-stop style:position="1.6693in"/>
        </style:tab-stops>
      </style:paragraph-properties>
      <style:text-properties fo:color="#000000" style:font-name="Times" fo:font-size="12pt"/>
    </style:style>
    <style:style style:name="listStart" style:family="paragraph" style:parent-style-name="Standard">
      <style:paragraph-properties fo:margin-left="1.6598in" fo:margin-right="0in" fo:margin-top="0.0555in" fo:margin-bottom="0in" fo:orphans="2" fo:widows="2" fo:text-indent="-0.4098in" style:auto-text-indent="false">
        <style:tab-stops>
          <style:tab-stop style:position="1.6193in" style:type="right"/>
          <style:tab-stop style:position="1.6598in"/>
        </style:tab-stops>
      </style:paragraph-properties>
      <style:text-properties fo:color="#000000" style:font-name="Times" fo:font-size="12pt"/>
    </style:style>
    <style:style style:name="purpose" style:family="paragraph" style:parent-style-name="Standard">
      <style:paragraph-properties fo:margin-left="0.75in" fo:margin-right="0in" fo:margin-top="0.0555in" fo:margin-bottom="0in" fo:orphans="2" fo:widows="2" fo:text-indent="0.0008in" style:auto-text-indent="false"/>
      <style:text-properties fo:color="#000000" style:font-name="Times" fo:font-size="12pt" fo:font-style="italic"/>
    </style:style>
    <style:style style:name="question" style:family="paragraph" style:parent-style-name="Standard">
      <style:paragraph-properties fo:margin-left="1.3693in" fo:margin-right="0in" fo:margin-top="0.111in" fo:margin-bottom="0in" style:line-height-at-least="0.222in" fo:orphans="2" fo:widows="2" fo:text-indent="0.0008in" style:auto-text-indent="false"/>
      <style:text-properties fo:color="#000000" style:font-name="Times" fo:font-size="12pt" fo:font-style="italic"/>
    </style:style>
    <style:style style:name="TableFootnote" style:family="paragraph" style:parent-style-name="Standard">
      <style:paragraph-properties fo:margin-left="0.4098in" fo:margin-right="0.25in" fo:orphans="2" fo:widows="2" fo:text-indent="-0.1598in" style:auto-text-indent="false">
        <style:tab-stops>
          <style:tab-stop style:position="0.4098in"/>
        </style:tab-stops>
      </style:paragraph-properties>
      <style:text-properties fo:color="#000000" style:font-name="Times"/>
    </style:style>
    <style:style style:name="TableTitle" style:family="paragraph" style:parent-style-name="Standard">
      <style:paragraph-properties fo:text-align="center" style:justify-single-word="false" fo:orphans="2" fo:widows="2"/>
      <style:text-properties fo:color="#000000" style:font-name="Times" fo:font-size="12pt" fo:font-weight="bold"/>
    </style:style>
    <style:style style:name="WW-Body_20_Text_20_Indent_20_2" style:display-name="WW-Body Text Indent 2" style:family="paragraph" style:parent-style-name="Standard">
      <style:paragraph-properties fo:margin-left="0.5in" fo:margin-right="0in" fo:orphans="2" fo:widows="2" fo:text-indent="0.0008in" style:auto-text-indent="false"/>
      <style:text-properties style:font-name="Times New Roman" fo:font-style="italic"/>
    </style:style>
    <style:style style:name="WW-Body_20_Text_20_2" style:display-name="WW-Body Text 2" style:family="paragraph" style:parent-style-name="Standard">
      <style:paragraph-properties fo:orphans="2" fo:widows="2"/>
      <style:text-properties fo:color="#ff0000" style:font-name="Times New Roman" fo:font-size="12pt"/>
    </style:style>
    <style:style style:name="WW-Body_20_Text_20_Indent_20_3" style:display-name="WW-Body Text Indent 3" style:family="paragraph" style:parent-style-name="Standard">
      <style:paragraph-properties fo:margin-left="0.75in" fo:margin-right="0in" fo:orphans="2" fo:widows="2" fo:text-indent="0.0008in" style:auto-text-indent="false"/>
      <style:text-properties style:font-name="Times New Roman" fo:font-style="italic"/>
    </style:style>
    <style:style style:name="WW-Normal_20__28_Web_29_" style:display-name="WW-Normal (Web)" style:family="paragraph" style:parent-style-name="Standard">
      <style:paragraph-properties fo:margin-top="0.0693in" fo:margin-bottom="0.0693in"/>
    </style:style>
    <style:style style:name="Appendix" style:family="paragraph" style:parent-style-name="Addressee" style:next-style-name="Text_20_body" style:list-style-name="Appendix" style:master-page-name="">
      <style:paragraph-properties fo:margin-top="0.3307in" fo:margin-bottom="0.248in" style:page-number="auto" fo:break-before="page" fo:background-color="transparent" fo:keep-with-next="always" text:number-lines="false" text:line-number="0" style:vertical-align="top">
        <style:tab-stops/>
        <style:background-image/>
      </style:paragraph-properties>
      <style:text-properties fo:font-size="14pt" fo:letter-spacing="0.028in" fo:font-weight="bold"/>
    </style:style>
    <style:style style:name="Footnote_20_Symbol" style:display-name="Footnote Symbol" style:family="text">
      <style:text-properties style:text-position="super 58%" style:font-name="Helvetica" fo:font-weight="normal"/>
    </style:style>
    <style:style style:name="Page_20_Number" style:display-name="Page Number" style:family="text">
      <style:text-properties style:font-name="Helvetica" fo:font-weight="normal"/>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font-name="Helvetica" style:text-underline-style="solid" style:text-underline-width="auto" style:text-underline-color="font-color" fo:font-weight="normal"/>
    </style:style>
    <style:style style:name="Visited_20_Internet_20_Link" style:display-name="Visited Internet Link" style:family="text">
      <style:text-properties fo:color="#ff0000" style:font-name="Helvetica" style:text-underline-style="solid" style:text-underline-width="auto" style:text-underline-color="font-color" fo:font-weight="normal"/>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text-properties style:text-position="super 58%" style:font-name="Helvetica" fo:font-weight="normal"/>
    </style:style>
    <style:style style:name="Line_20_numbering" style:display-name="Line numbering" style:family="text">
      <style:text-properties style:font-name="Helvetica" fo:font-weight="normal"/>
    </style:style>
    <style:style style:name="Main_20_index_20_entry" style:display-name="Main index entry" style:family="text">
      <style:text-properties fo:font-weight="bold"/>
    </style:style>
    <style:style style:name="Emphasis" style:family="text">
      <style:text-properties style:font-name="Helvetica" fo:font-style="italic" fo:font-weight="normal"/>
    </style:style>
    <style:style style:name="Citation" style:family="text">
      <style:text-properties fo:font-style="italic"/>
    </style:style>
    <style:style style:name="Strong_20_Emphasis" style:display-name="Strong Emphasis" style:family="text">
      <style:text-properties style:font-name="Helvetica"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text-properties style:font-name="Arial1"/>
    </style:style>
    <style:style style:name="Teletype" style:family="text">
      <style:text-properties style:font-name="Courier New"/>
    </style:style>
    <style:style style:name="WW-Default_20_Paragraph_20_Font" style:display-name="WW-Default Paragraph Font" style:family="text"/>
    <style:style style:name="WW-Bullet_20_Symbols" style:display-name="WW-Bullet Symbols" style:family="text">
      <style:text-properties style:font-name="StarSymbol" fo:font-size="9pt"/>
    </style:style>
    <style:style style:name="WW-Caption_20_characters" style:display-name="WW-Caption characters" style:family="text">
      <style:text-properties style:font-name="Helvetica" fo:font-weight="normal"/>
    </style:style>
    <style:style style:name="WW-Citation" style:family="text">
      <style:text-properties style:font-name="Helvetica" fo:font-style="italic" fo:font-weight="normal"/>
    </style:style>
    <style:style style:name="WW-Definition" style:family="text">
      <style:text-properties style:font-name="Helvetica" fo:font-weight="normal"/>
    </style:style>
    <style:style style:name="WW-Drop_20_Caps" style:display-name="WW-Drop Caps" style:family="text">
      <style:text-properties style:font-name="Helvetica" fo:font-weight="normal"/>
    </style:style>
    <style:style style:name="WW-Endnote_20_Symbol" style:display-name="WW-Endnote Symbol" style:family="text">
      <style:text-properties style:font-name="Helvetica" fo:font-weight="normal"/>
    </style:style>
    <style:style style:name="WW-Example" style:family="text">
      <style:text-properties style:font-name="Courier" fo:font-weight="normal"/>
    </style:style>
    <style:style style:name="WW-Footnote_20_Symbol" style:display-name="WW-Footnote Symbol" style:family="text">
      <style:text-properties style:font-name="Helvetica" fo:font-weight="normal"/>
    </style:style>
    <style:style style:name="WW-Index_20_Link" style:display-name="WW-Index Link" style:family="text">
      <style:text-properties style:font-name="Helvetica" fo:font-weight="normal"/>
    </style:style>
    <style:style style:name="WW-Main_20_index_20_entry" style:display-name="WW-Main index entry" style:family="text">
      <style:text-properties style:font-name="Helvetica" fo:font-weight="bold"/>
    </style:style>
    <style:style style:name="WW-Numbering_20_Symbols" style:display-name="WW-Numbering Symbols" style:family="text">
      <style:text-properties style:font-name="Helvetica" fo:font-weight="normal"/>
    </style:style>
    <style:style style:name="WW-Placeholder" style:family="text">
      <style:text-properties fo:font-variant="small-caps" fo:color="#008080" style:font-name="Helvetica" style:text-underline-style="dotted" style:text-underline-width="auto" style:text-underline-color="font-color" fo:font-weight="normal"/>
    </style:style>
    <style:style style:name="WW-Source_20_Text" style:display-name="WW-Source Text" style:family="text">
      <style:text-properties style:font-name="Courier" fo:font-weight="normal"/>
    </style:style>
    <style:style style:name="WW-Teletype" style:family="text">
      <style:text-properties style:font-name="Courier" fo:font-weight="normal"/>
    </style:style>
    <style:style style:name="WW-User_20_Entry" style:display-name="WW-User Entry" style:family="text">
      <style:text-properties style:font-name="Courier" fo:font-weight="normal"/>
    </style:style>
    <style:style style:name="WW-Variable" style:family="text">
      <style:text-properties style:font-name="Helvetica" fo:font-style="italic" fo:font-weight="normal"/>
    </style:style>
    <style:style style:name="WW-Default_20_Paragraph_20_Font1" style:display-name="WW-Default Paragraph Font1" style:family="text"/>
    <style:style style:name="WW-Emphasis" style:family="text">
      <style:text-properties fo:font-style="italic"/>
    </style:style>
    <style:style style:name="EquationVariables" style:family="text">
      <style:text-properties fo:font-style="italic"/>
    </style:style>
    <style:style style:name="WW8Num3z0" style:family="text">
      <style:text-properties style:font-name="StarSymbol" fo:font-size="9pt"/>
    </style:style>
    <style:style style:name="WW8Num4z0" style:family="text">
      <style:text-properties style:font-name="Helvetica" fo:font-weight="normal"/>
    </style:style>
    <style:style style:name="WW8Num24z0" style:family="text">
      <style:text-properties style:font-name="Helvetica" fo:font-weight="normal"/>
    </style:style>
    <style:style style:name="WW8Num25z0" style:family="text">
      <style:text-properties style:font-name="Helvetica" fo:font-weight="normal"/>
    </style:style>
    <style:style style:name="WW8Num26z0" style:family="text">
      <style:text-properties style:font-name="Helvetica" fo:font-weight="norma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1"/>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1"/>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1"/>
    </style:style>
    <style:style style:name="WW8Num43z2" style:family="text">
      <style:text-properties style:font-name="Wingdings"/>
    </style:style>
    <style:style style:name="WW8Num44z0" style:family="text">
      <style:text-properties style:font-name="Symbol"/>
    </style:style>
    <style:style style:name="WW8Num45z0" style:family="text">
      <style:text-properties style:font-name="Symbol"/>
    </style:style>
    <style:style style:name="WW8Num46z0" style:family="text">
      <style:text-properties style:font-name="Symbol"/>
    </style:style>
    <style:style style:name="WW8Num47z0" style:family="text">
      <style:text-properties style:font-name="Symbol"/>
    </style:style>
    <style:style style:name="WW8Num47z1" style:family="text">
      <style:text-properties style:font-name="Courier New1"/>
    </style:style>
    <style:style style:name="WW8Num47z2" style:family="text">
      <style:text-properties style:font-name="Wingdings"/>
    </style:style>
    <style:style style:name="WW8Num48z0" style:family="text">
      <style:text-properties style:font-name="Symbol"/>
    </style:style>
    <style:style style:name="WW8Num50z0" style:family="text">
      <style:text-properties style:font-name="Symbol"/>
    </style:style>
    <style:style style:name="WW8Num52z0" style:family="text">
      <style:text-properties style:font-name="Symbol"/>
    </style:style>
    <style:style style:name="WW8Num53z0" style:family="text">
      <style:text-properties style:font-name="Symbol"/>
    </style:style>
    <style:style style:name="WW8Num54z0" style:family="text">
      <style:text-properties style:font-name="Symbol"/>
    </style:style>
    <style:style style:name="WW8Num55z0" style:family="text">
      <style:text-properties style:font-name="Symbol"/>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1"/>
    </style:style>
    <style:style style:name="WW8Num58z2" style:family="text">
      <style:text-properties style:font-name="Wingdings"/>
    </style:style>
    <style:style style:name="WW8Num59z0" style:family="text">
      <style:text-properties style:font-name="Symbol"/>
    </style:style>
    <style:style style:name="WW8Num60z0" style:family="text">
      <style:text-properties style:font-name="Symbol"/>
    </style:style>
    <style:style style:name="WW8Num61z0" style:family="text">
      <style:text-properties style:font-name="Symbol"/>
    </style:style>
    <style:style style:name="WW8Num62z0" style:family="text">
      <style:text-properties style:font-name="Symbol"/>
    </style:style>
    <style:style style:name="WW8Num63z0" style:family="text">
      <style:text-properties style:font-name="Symbol"/>
    </style:style>
    <style:style style:name="WW8Num64z0" style:family="text">
      <style:text-properties style:font-name="Symbol"/>
    </style:style>
    <style:style style:name="WW8Num65z0" style:family="text">
      <style:text-properties style:font-name="Symbol"/>
    </style:style>
    <style:style style:name="WW8Num66z0" style:family="text">
      <style:text-properties style:font-name="Symbol"/>
    </style:style>
    <style:style style:name="WW8Num66z1" style:family="text">
      <style:text-properties style:font-name="Courier New1"/>
    </style:style>
    <style:style style:name="WW8Num66z2" style:family="text">
      <style:text-properties style:font-name="Wingdings"/>
    </style:style>
    <style:style style:name="WW8Num70z0" style:family="text">
      <style:text-properties style:font-name="Symbol"/>
    </style:style>
    <style:style style:name="WW8Num71z0" style:family="text">
      <style:text-properties style:font-name="Symbol"/>
    </style:style>
    <style:style style:name="WW8Num72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4z1" style:family="text">
      <style:text-properties style:font-name="Courier New1"/>
    </style:style>
    <style:style style:name="WW8Num74z2" style:family="text">
      <style:text-properties style:font-name="Wingdings"/>
    </style:style>
    <style:style style:name="WW8Num76z0" style:family="text">
      <style:text-properties style:font-name="Symbol"/>
    </style:style>
    <style:style style:name="WW8Num77z0" style:family="text">
      <style:text-properties style:font-name="Symbol"/>
    </style:style>
    <style:style style:name="WW8Num79z0" style:family="text">
      <style:text-properties style:font-name="Symbol"/>
    </style:style>
    <style:style style:name="WW8Num80z0" style:family="text">
      <style:text-properties style:font-name="Symbol"/>
    </style:style>
    <style:style style:name="WW8Num81z0" style:family="text">
      <style:text-properties style:font-name="Symbol"/>
    </style:style>
    <style:style style:name="WW8Num82z0" style:family="text">
      <style:text-properties style:font-name="Symbol"/>
    </style:style>
    <style:style style:name="WW8Num82z1" style:family="text">
      <style:text-properties style:font-name="Courier New1"/>
    </style:style>
    <style:style style:name="WW8Num82z2" style:family="text">
      <style:text-properties style:font-name="Wingdings"/>
    </style:style>
    <style:style style:name="WW8Num85z0" style:family="text">
      <style:text-properties style:font-name="Symbol"/>
    </style:style>
    <style:style style:name="WW8Num86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3z1" style:family="text">
      <style:text-properties style:font-name="Symbol"/>
    </style:style>
    <style:style style:name="WW8Num94z0" style:family="text">
      <style:text-properties style:font-name="Symbol"/>
    </style:style>
    <style:style style:name="WW8Num95z0" style:family="text">
      <style:text-properties style:font-name="Symbol"/>
    </style:style>
    <style:style style:name="WW8Num96z0" style:family="text">
      <style:text-properties style:font-name="Symbol"/>
    </style:style>
    <style:style style:name="WW8Num97z0" style:family="text">
      <style:text-properties style:font-name="Symbol"/>
    </style:style>
    <style:style style:name="WW8Num98z0" style:family="text">
      <style:text-properties style:font-name="Symbol"/>
    </style:style>
    <style:style style:name="WW8Num99z0" style:family="text">
      <style:text-properties style:font-name="Symbol"/>
    </style:style>
    <style:style style:name="WW8Num100z0" style:family="text">
      <style:text-properties style:font-name="Symbol"/>
    </style:style>
    <style:style style:name="WW8Num101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3">
      <text:list-level-style-bullet text:level="1" text:style-name="WW8Num3z0" text:bullet-char="•">
        <style:list-level-properties text:min-label-width="0.1965in"/>
        <style:text-properties style:font-name="StarSymbol"/>
      </text:list-level-style-bullet>
      <text:list-level-style-bullet text:level="2" text:style-name="WW8Num3z0" text:bullet-char="•">
        <style:list-level-properties text:space-before="0.1965in" text:min-label-width="0.1965in"/>
        <style:text-properties style:font-name="StarSymbol"/>
      </text:list-level-style-bullet>
      <text:list-level-style-bullet text:level="3" text:style-name="WW8Num3z0" text:bullet-char="•">
        <style:list-level-properties text:space-before="0.3933in" text:min-label-width="0.1965in"/>
        <style:text-properties style:font-name="StarSymbol"/>
      </text:list-level-style-bullet>
      <text:list-level-style-bullet text:level="4" text:style-name="WW8Num3z0" text:bullet-char="•">
        <style:list-level-properties text:space-before="0.5898in" text:min-label-width="0.1965in"/>
        <style:text-properties style:font-name="StarSymbol"/>
      </text:list-level-style-bullet>
      <text:list-level-style-bullet text:level="5" text:style-name="WW8Num3z0" text:bullet-char="•">
        <style:list-level-properties text:space-before="0.7862in" text:min-label-width="0.1965in"/>
        <style:text-properties style:font-name="StarSymbol"/>
      </text:list-level-style-bullet>
      <text:list-level-style-bullet text:level="6" text:style-name="WW8Num3z0" text:bullet-char="•">
        <style:list-level-properties text:space-before="0.9827in" text:min-label-width="0.1965in"/>
        <style:text-properties style:font-name="StarSymbol"/>
      </text:list-level-style-bullet>
      <text:list-level-style-bullet text:level="7" text:style-name="WW8Num3z0" text:bullet-char="•">
        <style:list-level-properties text:space-before="1.1791in" text:min-label-width="0.1965in"/>
        <style:text-properties style:font-name="StarSymbol"/>
      </text:list-level-style-bullet>
      <text:list-level-style-bullet text:level="8" text:style-name="WW8Num3z0" text:bullet-char="•">
        <style:list-level-properties text:space-before="1.3756in" text:min-label-width="0.1965in"/>
        <style:text-properties style:font-name="StarSymbol"/>
      </text:list-level-style-bullet>
      <text:list-level-style-bullet text:level="9" text:style-name="WW8Num3z0" text:bullet-char="•">
        <style:list-level-properties text:space-before="1.5724in" text:min-label-width="0.1965in"/>
        <style:text-properties style:font-name="StarSymbol"/>
      </text:list-level-style-bullet>
      <text:list-level-style-number text:level="10" style:num-suffix="." style:num-format="1">
        <style:list-level-properties text:space-before="1.7724in" text:min-label-width="0.1965in"/>
      </text:list-level-style-number>
    </text:list-style>
    <text:list-style style:name="WW8Num4">
      <text:list-level-style-number text:level="1" text:style-name="WW8Num4z0" style:num-suffix="." style:num-format="1" text:start-value="4">
        <style:list-level-properties text:min-label-width="0.1965in"/>
      </text:list-level-style-number>
      <text:list-level-style-number text:level="2" text:style-name="WW8Num4z0" style:num-suffix="." style:num-format="1" text:display-levels="2">
        <style:list-level-properties text:space-before="0.098in" text:min-label-width="0.1965in"/>
      </text:list-level-style-number>
      <text:list-level-style-number text:level="3" text:style-name="WW8Num4z0" style:num-format="1" text:display-levels="3">
        <style:list-level-properties text:space-before="0.1961in" text:min-label-width="0.1965in"/>
      </text:list-level-style-number>
      <text:list-level-style-number text:level="4" style:num-suffix="." style:num-format="1" text:display-levels="4">
        <style:list-level-properties text:space-before="0.2937in" text:min-label-width="0.1965in"/>
      </text:list-level-style-number>
      <text:list-level-style-number text:level="5" style:num-suffix="." style:num-format="1" text:display-levels="5">
        <style:list-level-properties text:space-before="0.3917in" text:min-label-width="0.1965in"/>
      </text:list-level-style-number>
      <text:list-level-style-number text:level="6" style:num-suffix="." style:num-format="1" text:display-levels="6">
        <style:list-level-properties text:space-before="0.4898in" text:min-label-width="0.1965in"/>
      </text:list-level-style-number>
      <text:list-level-style-number text:level="7" style:num-suffix="." style:num-format="1" text:display-levels="7">
        <style:list-level-properties text:space-before="0.5874in" text:min-label-width="0.1965in"/>
      </text:list-level-style-number>
      <text:list-level-style-number text:level="8" style:num-suffix="." style:num-format="1" text:display-levels="8">
        <style:list-level-properties text:space-before="0.6854in" text:min-label-width="0.1965in"/>
      </text:list-level-style-number>
      <text:list-level-style-number text:level="9" style:num-suffix="." style:num-format="1" text:display-levels="9">
        <style:list-level-properties text:space-before="0.7835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6">
      <text:list-level-style-number text:level="1" style:num-format="" text:start-value="0">
        <style:list-level-properties/>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number text:level="1" style:num-format="" text:start-value="0">
        <style:list-level-properties/>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6">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3">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suffix="." style:num-format="1">
        <style:list-level-properties text:min-label-width="0.1965in"/>
      </text:list-level-style-number>
      <text:list-level-style-number text:level="2" text:style-name="WW8Num24z0" style:num-suffix="." style:num-format="1">
        <style:list-level-properties text:space-before="0.1965in" text:min-label-width="0.1965in"/>
      </text:list-level-style-number>
      <text:list-level-style-number text:level="3" text:style-name="WW8Num24z0" style:num-suffix="." style:num-format="1">
        <style:list-level-properties text:space-before="0.3933in" text:min-label-width="0.1965in"/>
      </text:list-level-style-number>
      <text:list-level-style-number text:level="4" text:style-name="WW8Num24z0" style:num-suffix="." style:num-format="1">
        <style:list-level-properties text:space-before="0.5898in" text:min-label-width="0.1965in"/>
      </text:list-level-style-number>
      <text:list-level-style-number text:level="5" text:style-name="WW8Num24z0" style:num-suffix="." style:num-format="1">
        <style:list-level-properties text:space-before="0.7862in" text:min-label-width="0.1965in"/>
      </text:list-level-style-number>
      <text:list-level-style-number text:level="6" text:style-name="WW8Num24z0" style:num-suffix="." style:num-format="1">
        <style:list-level-properties text:space-before="0.9827in" text:min-label-width="0.1965in"/>
      </text:list-level-style-number>
      <text:list-level-style-number text:level="7" text:style-name="WW8Num24z0" style:num-suffix="." style:num-format="1">
        <style:list-level-properties text:space-before="1.1791in" text:min-label-width="0.1965in"/>
      </text:list-level-style-number>
      <text:list-level-style-number text:level="8" text:style-name="WW8Num24z0" style:num-suffix="." style:num-format="1">
        <style:list-level-properties text:space-before="1.3756in" text:min-label-width="0.1965in"/>
      </text:list-level-style-number>
      <text:list-level-style-number text:level="9" text:style-name="WW8Num24z0"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5">
      <text:list-level-style-number text:level="1" text:style-name="WW8Num25z0" style:num-suffix="." style:num-format="1">
        <style:list-level-properties text:min-label-width="0.1965in"/>
      </text:list-level-style-number>
      <text:list-level-style-number text:level="2" text:style-name="WW8Num25z0" style:num-suffix="." style:num-format="1">
        <style:list-level-properties text:space-before="0.1965in" text:min-label-width="0.1965in"/>
      </text:list-level-style-number>
      <text:list-level-style-number text:level="3" text:style-name="WW8Num25z0" style:num-suffix="." style:num-format="1">
        <style:list-level-properties text:space-before="0.3933in" text:min-label-width="0.1965in"/>
      </text:list-level-style-number>
      <text:list-level-style-number text:level="4" text:style-name="WW8Num25z0" style:num-suffix="." style:num-format="1">
        <style:list-level-properties text:space-before="0.5898in" text:min-label-width="0.1965in"/>
      </text:list-level-style-number>
      <text:list-level-style-number text:level="5" text:style-name="WW8Num25z0" style:num-suffix="." style:num-format="1">
        <style:list-level-properties text:space-before="0.7862in" text:min-label-width="0.1965in"/>
      </text:list-level-style-number>
      <text:list-level-style-number text:level="6" text:style-name="WW8Num25z0" style:num-suffix="." style:num-format="1">
        <style:list-level-properties text:space-before="0.9827in" text:min-label-width="0.1965in"/>
      </text:list-level-style-number>
      <text:list-level-style-number text:level="7" text:style-name="WW8Num25z0" style:num-suffix="." style:num-format="1">
        <style:list-level-properties text:space-before="1.1791in" text:min-label-width="0.1965in"/>
      </text:list-level-style-number>
      <text:list-level-style-number text:level="8" text:style-name="WW8Num25z0" style:num-suffix="." style:num-format="1">
        <style:list-level-properties text:space-before="1.3756in" text:min-label-width="0.1965in"/>
      </text:list-level-style-number>
      <text:list-level-style-number text:level="9" text:style-name="WW8Num25z0"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number text:level="1" text:style-name="WW8Num26z0" style:num-suffix="." style:num-format="1">
        <style:list-level-properties text:min-label-width="0.1965in"/>
      </text:list-level-style-number>
      <text:list-level-style-number text:level="2" text:style-name="WW8Num26z0" style:num-suffix="." style:num-format="1">
        <style:list-level-properties text:space-before="0.1965in" text:min-label-width="0.1965in"/>
      </text:list-level-style-number>
      <text:list-level-style-number text:level="3" text:style-name="WW8Num26z0" style:num-suffix="." style:num-format="1">
        <style:list-level-properties text:space-before="0.3933in" text:min-label-width="0.1965in"/>
      </text:list-level-style-number>
      <text:list-level-style-number text:level="4" text:style-name="WW8Num26z0" style:num-suffix="." style:num-format="1">
        <style:list-level-properties text:space-before="0.5898in" text:min-label-width="0.1965in"/>
      </text:list-level-style-number>
      <text:list-level-style-number text:level="5" text:style-name="WW8Num26z0" style:num-suffix="." style:num-format="1">
        <style:list-level-properties text:space-before="0.7862in" text:min-label-width="0.1965in"/>
      </text:list-level-style-number>
      <text:list-level-style-number text:level="6" text:style-name="WW8Num26z0" style:num-suffix="." style:num-format="1">
        <style:list-level-properties text:space-before="0.9827in" text:min-label-width="0.1965in"/>
      </text:list-level-style-number>
      <text:list-level-style-number text:level="7" text:style-name="WW8Num26z0" style:num-suffix="." style:num-format="1">
        <style:list-level-properties text:space-before="1.1791in" text:min-label-width="0.1965in"/>
      </text:list-level-style-number>
      <text:list-level-style-number text:level="8" text:style-name="WW8Num26z0" style:num-suffix="." style:num-format="1">
        <style:list-level-properties text:space-before="1.3756in" text:min-label-width="0.1965in"/>
      </text:list-level-style-number>
      <text:list-level-style-number text:level="9" text:style-name="WW8Num26z0"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7">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1.7724in" text:min-label-width="0.1965in"/>
      </text:list-level-style-number>
    </text:list-style>
    <text:list-style style:name="WW8Num28">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29">
      <text:list-level-style-bullet text:level="1" text:style-name="WW8Num2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1">
      <text:list-level-style-bullet text:level="1" text:style-name="WW8Num3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2">
      <text:list-level-style-bullet text:level="1" text:style-name="WW8Num3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bullet text:level="1" text:style-name="WW8Num3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list-level-style-bullet text:level="1" text:style-name="WW8Num34z0" text:bullet-char="">
        <style:list-level-properties text:space-before="0.6in" text:min-label-width="0.25in"/>
        <style:text-properties style:font-name="Symbol"/>
      </text:list-level-style-bullet>
      <text:list-level-style-number text:level="2" style:num-suffix="." style:num-format="1" text:display-levels="2">
        <style:list-level-properties text:space-before="0.85in" text:min-label-width="0.35in"/>
      </text:list-level-style-number>
      <text:list-level-style-number text:level="3" style:num-suffix="." style:num-format="1" text:display-levels="3">
        <style:list-level-properties text:space-before="1.1in" text:min-label-width="0.35in"/>
      </text:list-level-style-number>
      <text:list-level-style-number text:level="4" style:num-suffix="." style:num-format="1" text:display-levels="4">
        <style:list-level-properties text:space-before="1.35in" text:min-label-width="0.45in"/>
      </text:list-level-style-number>
      <text:list-level-style-number text:level="5" style:num-suffix="." style:num-format="1" text:display-levels="5">
        <style:list-level-properties text:space-before="1.6in" text:min-label-width="0.55in"/>
      </text:list-level-style-number>
      <text:list-level-style-number text:level="6" style:num-suffix="." style:num-format="1" text:display-levels="6">
        <style:list-level-properties text:space-before="1.85in" text:min-label-width="0.65in"/>
      </text:list-level-style-number>
      <text:list-level-style-number text:level="7" style:num-suffix="." style:num-format="1" text:display-levels="7">
        <style:list-level-properties text:space-before="2.1in" text:min-label-width="0.75in"/>
      </text:list-level-style-number>
      <text:list-level-style-number text:level="8" style:num-suffix="." style:num-format="1" text:display-levels="8">
        <style:list-level-properties text:space-before="2.35in" text:min-label-width="0.85in"/>
      </text:list-level-style-number>
      <text:list-level-style-number text:level="9" style:num-suffix="." style:num-format="1" text:display-levels="9">
        <style:list-level-properties text:space-before="2.6in" text:min-label-width="1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
      <text:list-level-style-bullet text:level="1" text:style-name="WW8Num3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space-before="0.25in" text:min-label-width="0.25in"/>
      </text:list-level-style-number>
      <text:list-level-style-number text:level="2" style:num-format="1" text:display-levels="2">
        <style:list-level-properties text:space-before="0.5in" text:min-label-width="0.2917in"/>
      </text:list-level-style-number>
      <text:list-level-style-number text:level="3" style:num-format="1" text:display-levels="3">
        <style:list-level-properties text:space-before="0.75in" text:min-label-width="0.5in"/>
      </text:list-level-style-number>
      <text:list-level-style-number text:level="4" style:num-format="1" text:display-levels="4">
        <style:list-level-properties text:space-before="1in" text:min-label-width="0.5in"/>
      </text:list-level-style-number>
      <text:list-level-style-number text:level="5" style:num-format="1" text:display-levels="5">
        <style:list-level-properties text:space-before="1.25in" text:min-label-width="0.75in"/>
      </text:list-level-style-number>
      <text:list-level-style-number text:level="6" style:num-format="1" text:display-levels="6">
        <style:list-level-properties text:space-before="1.5in" text:min-label-width="0.75in"/>
      </text:list-level-style-number>
      <text:list-level-style-number text:level="7" style:num-format="1" text:display-levels="7">
        <style:list-level-properties text:space-before="1.75in" text:min-label-width="1in"/>
      </text:list-level-style-number>
      <text:list-level-style-number text:level="8" style:num-format="1" text:display-levels="8">
        <style:list-level-properties text:space-before="2in" text:min-label-width="1in"/>
      </text:list-level-style-number>
      <text:list-level-style-number text:level="9" style:num-format="1" text:display-levels="9">
        <style:list-level-properties text:space-before="2.25in" text:min-label-width="1.25in"/>
      </text:list-level-style-number>
      <text:list-level-style-number text:level="10" style:num-suffix="." style:num-format="1">
        <style:list-level-properties text:space-before="1.7724in" text:min-label-width="0.1965in"/>
      </text:list-level-style-number>
    </text:list-style>
    <text:list-style style:name="WW8Num39">
      <text:list-level-style-bullet text:level="1" text:style-name="WW8Num3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text:bullet-char="">
        <style:list-level-properties text:space-before="2.3in" text:min-label-width="0.25in"/>
        <style:text-properties style:font-name="Symbol"/>
      </text:list-level-style-bullet>
      <text:list-level-style-bullet text:level="2" text:style-name="WW8Num40z1" text:bullet-char="o">
        <style:list-level-properties text:space-before="2.8in" text:min-label-width="0.25in"/>
        <style:text-properties fo:font-family="'Courier New'" style:font-family-generic="modern" style:font-pitch="fixed"/>
      </text:list-level-style-bullet>
      <text:list-level-style-bullet text:level="3" text:style-name="WW8Num40z2" text:bullet-char="">
        <style:list-level-properties text:space-before="3.3in" text:min-label-width="0.25in"/>
        <style:text-properties style:font-name="Wingdings"/>
      </text:list-level-style-bullet>
      <text:list-level-style-bullet text:level="4" text:style-name="WW8Num40z0" text:bullet-char="">
        <style:list-level-properties text:space-before="3.8in" text:min-label-width="0.25in"/>
        <style:text-properties style:font-name="Symbol"/>
      </text:list-level-style-bullet>
      <text:list-level-style-bullet text:level="5" text:style-name="WW8Num40z1" text:bullet-char="o">
        <style:list-level-properties text:space-before="4.3in" text:min-label-width="0.25in"/>
        <style:text-properties fo:font-family="'Courier New'" style:font-family-generic="modern" style:font-pitch="fixed"/>
      </text:list-level-style-bullet>
      <text:list-level-style-bullet text:level="6" text:style-name="WW8Num40z2" text:bullet-char="">
        <style:list-level-properties text:space-before="4.8in" text:min-label-width="0.25in"/>
        <style:text-properties style:font-name="Wingdings"/>
      </text:list-level-style-bullet>
      <text:list-level-style-bullet text:level="7" text:style-name="WW8Num40z0" text:bullet-char="">
        <style:list-level-properties text:space-before="5.3in" text:min-label-width="0.25in"/>
        <style:text-properties style:font-name="Symbol"/>
      </text:list-level-style-bullet>
      <text:list-level-style-bullet text:level="8" text:style-name="WW8Num40z1" text:bullet-char="o">
        <style:list-level-properties text:space-before="5.8in" text:min-label-width="0.25in"/>
        <style:text-properties fo:font-family="'Courier New'" style:font-family-generic="modern" style:font-pitch="fixed"/>
      </text:list-level-style-bullet>
      <text:list-level-style-bullet text:level="9" text:style-name="WW8Num40z2" text:bullet-char="">
        <style:list-level-properties text:space-before="6.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bullet text:level="1" text:style-name="WW8Num4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2">
      <text:list-level-style-bullet text:level="1" text:style-name="WW8Num42z0" text:bullet-char="">
        <style:list-level-properties text:space-before="0.85in" text:min-label-width="0.25in"/>
        <style:text-properties style:font-name="Symbol"/>
      </text:list-level-style-bullet>
      <text:list-level-style-bullet text:level="2" text:style-name="WW8Num42z1" text:bullet-char="o">
        <style:list-level-properties text:space-before="1.35in" text:min-label-width="0.25in"/>
        <style:text-properties fo:font-family="'Courier New'" style:font-family-generic="modern" style:font-pitch="fixed"/>
      </text:list-level-style-bullet>
      <text:list-level-style-bullet text:level="3" text:style-name="WW8Num42z2" text:bullet-char="">
        <style:list-level-properties text:space-before="1.85in" text:min-label-width="0.25in"/>
        <style:text-properties style:font-name="Wingdings"/>
      </text:list-level-style-bullet>
      <text:list-level-style-bullet text:level="4" text:style-name="WW8Num42z0" text:bullet-char="">
        <style:list-level-properties text:space-before="2.35in" text:min-label-width="0.25in"/>
        <style:text-properties style:font-name="Symbol"/>
      </text:list-level-style-bullet>
      <text:list-level-style-bullet text:level="5" text:style-name="WW8Num42z1" text:bullet-char="o">
        <style:list-level-properties text:space-before="2.85in" text:min-label-width="0.25in"/>
        <style:text-properties fo:font-family="'Courier New'" style:font-family-generic="modern" style:font-pitch="fixed"/>
      </text:list-level-style-bullet>
      <text:list-level-style-bullet text:level="6" text:style-name="WW8Num42z2" text:bullet-char="">
        <style:list-level-properties text:space-before="3.35in" text:min-label-width="0.25in"/>
        <style:text-properties style:font-name="Wingdings"/>
      </text:list-level-style-bullet>
      <text:list-level-style-bullet text:level="7" text:style-name="WW8Num42z0" text:bullet-char="">
        <style:list-level-properties text:space-before="3.85in" text:min-label-width="0.25in"/>
        <style:text-properties style:font-name="Symbol"/>
      </text:list-level-style-bullet>
      <text:list-level-style-bullet text:level="8" text:style-name="WW8Num42z1" text:bullet-char="o">
        <style:list-level-properties text:space-before="4.35in" text:min-label-width="0.25in"/>
        <style:text-properties fo:font-family="'Courier New'" style:font-family-generic="modern" style:font-pitch="fixed"/>
      </text:list-level-style-bullet>
      <text:list-level-style-bullet text:level="9" text:style-name="WW8Num42z2" text:bullet-char="">
        <style:list-level-properties text:space-before="4.8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bullet text:level="1" text:style-name="WW8Num43z0" text:bullet-char="">
        <style:list-level-properties text:min-label-width="0.25in"/>
        <style:text-properties style:font-name="Symbol"/>
      </text:list-level-style-bullet>
      <text:list-level-style-bullet text:level="2" text:style-name="WW8Num43z1" text:bullet-char="o">
        <style:list-level-properties text:space-before="0.5in" text:min-label-width="0.25in"/>
        <style:text-properties fo:font-family="'Courier New'" style:font-family-generic="modern" style:font-pitch="fixed"/>
      </text:list-level-style-bullet>
      <text:list-level-style-bullet text:level="3" text:style-name="WW8Num43z2" text:bullet-char="">
        <style:list-level-properties text:space-before="1in" text:min-label-width="0.25in"/>
        <style:text-properties style:font-name="Wingdings"/>
      </text:list-level-style-bullet>
      <text:list-level-style-bullet text:level="4" text:style-name="WW8Num43z0" text:bullet-char="">
        <style:list-level-properties text:space-before="1.5in" text:min-label-width="0.25in"/>
        <style:text-properties style:font-name="Symbol"/>
      </text:list-level-style-bullet>
      <text:list-level-style-bullet text:level="5" text:style-name="WW8Num43z1" text:bullet-char="o">
        <style:list-level-properties text:space-before="2in" text:min-label-width="0.25in"/>
        <style:text-properties fo:font-family="'Courier New'" style:font-family-generic="modern" style:font-pitch="fixed"/>
      </text:list-level-style-bullet>
      <text:list-level-style-bullet text:level="6" text:style-name="WW8Num43z2" text:bullet-char="">
        <style:list-level-properties text:space-before="2.5in" text:min-label-width="0.25in"/>
        <style:text-properties style:font-name="Wingdings"/>
      </text:list-level-style-bullet>
      <text:list-level-style-bullet text:level="7" text:style-name="WW8Num43z0" text:bullet-char="">
        <style:list-level-properties text:space-before="3in" text:min-label-width="0.25in"/>
        <style:text-properties style:font-name="Symbol"/>
      </text:list-level-style-bullet>
      <text:list-level-style-bullet text:level="8" text:style-name="WW8Num43z1" text:bullet-char="o">
        <style:list-level-properties text:space-before="3.5in" text:min-label-width="0.25in"/>
        <style:text-properties fo:font-family="'Courier New'" style:font-family-generic="modern" style:font-pitch="fixed"/>
      </text:list-level-style-bullet>
      <text:list-level-style-bullet text:level="9" text:style-name="WW8Num43z2"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bullet text:level="1" text:style-name="WW8Num4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7">
      <text:list-level-style-bullet text:level="1" text:style-name="WW8Num47z0" text:bullet-char="">
        <style:list-level-properties text:space-before="0.25in" text:min-label-width="0.25in"/>
        <style:text-properties style:font-name="Symbol"/>
      </text:list-level-style-bullet>
      <text:list-level-style-bullet text:level="2" text:style-name="WW8Num47z1" text:bullet-char="o">
        <style:list-level-properties text:space-before="0.75in" text:min-label-width="0.25in"/>
        <style:text-properties fo:font-family="'Courier New'" style:font-family-generic="modern" style:font-pitch="fixed"/>
      </text:list-level-style-bullet>
      <text:list-level-style-bullet text:level="3" text:style-name="WW8Num47z2" text:bullet-char="">
        <style:list-level-properties text:space-before="1.25in" text:min-label-width="0.25in"/>
        <style:text-properties style:font-name="Wingdings"/>
      </text:list-level-style-bullet>
      <text:list-level-style-bullet text:level="4" text:style-name="WW8Num47z0" text:bullet-char="">
        <style:list-level-properties text:space-before="1.75in" text:min-label-width="0.25in"/>
        <style:text-properties style:font-name="Symbol"/>
      </text:list-level-style-bullet>
      <text:list-level-style-bullet text:level="5" text:style-name="WW8Num47z1" text:bullet-char="o">
        <style:list-level-properties text:space-before="2.25in" text:min-label-width="0.25in"/>
        <style:text-properties fo:font-family="'Courier New'" style:font-family-generic="modern" style:font-pitch="fixed"/>
      </text:list-level-style-bullet>
      <text:list-level-style-bullet text:level="6" text:style-name="WW8Num47z2" text:bullet-char="">
        <style:list-level-properties text:space-before="2.75in" text:min-label-width="0.25in"/>
        <style:text-properties style:font-name="Wingdings"/>
      </text:list-level-style-bullet>
      <text:list-level-style-bullet text:level="7" text:style-name="WW8Num47z0" text:bullet-char="">
        <style:list-level-properties text:space-before="3.25in" text:min-label-width="0.25in"/>
        <style:text-properties style:font-name="Symbol"/>
      </text:list-level-style-bullet>
      <text:list-level-style-bullet text:level="8" text:style-name="WW8Num47z1" text:bullet-char="o">
        <style:list-level-properties text:space-before="3.75in" text:min-label-width="0.25in"/>
        <style:text-properties fo:font-family="'Courier New'" style:font-family-generic="modern" style:font-pitch="fixed"/>
      </text:list-level-style-bullet>
      <text:list-level-style-bullet text:level="9" text:style-name="WW8Num47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8">
      <text:list-level-style-bullet text:level="1" text:style-name="WW8Num4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50">
      <text:list-level-style-bullet text:level="1" text:style-name="WW8Num5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1">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52">
      <text:list-level-style-bullet text:level="1" text:style-name="WW8Num52z0" text:bullet-char="">
        <style:list-level-properties text:space-before="0.6in" text:min-label-width="0.25in"/>
        <style:text-properties style:font-name="Symbol"/>
      </text:list-level-style-bullet>
      <text:list-level-style-number text:level="2" style:num-suffix="." style:num-format="1" text:display-levels="2">
        <style:list-level-properties text:space-before="0.85in" text:min-label-width="0.35in"/>
      </text:list-level-style-number>
      <text:list-level-style-number text:level="3" style:num-suffix="." style:num-format="1" text:display-levels="3">
        <style:list-level-properties text:space-before="1.1in" text:min-label-width="0.35in"/>
      </text:list-level-style-number>
      <text:list-level-style-number text:level="4" style:num-suffix="." style:num-format="1" text:display-levels="4">
        <style:list-level-properties text:space-before="1.35in" text:min-label-width="0.45in"/>
      </text:list-level-style-number>
      <text:list-level-style-number text:level="5" style:num-suffix="." style:num-format="1" text:display-levels="5">
        <style:list-level-properties text:space-before="1.6in" text:min-label-width="0.55in"/>
      </text:list-level-style-number>
      <text:list-level-style-number text:level="6" style:num-suffix="." style:num-format="1" text:display-levels="6">
        <style:list-level-properties text:space-before="1.85in" text:min-label-width="0.65in"/>
      </text:list-level-style-number>
      <text:list-level-style-number text:level="7" style:num-suffix="." style:num-format="1" text:display-levels="7">
        <style:list-level-properties text:space-before="2.1in" text:min-label-width="0.75in"/>
      </text:list-level-style-number>
      <text:list-level-style-number text:level="8" style:num-suffix="." style:num-format="1" text:display-levels="8">
        <style:list-level-properties text:space-before="2.35in" text:min-label-width="0.85in"/>
      </text:list-level-style-number>
      <text:list-level-style-number text:level="9" style:num-suffix="." style:num-format="1" text:display-levels="9">
        <style:list-level-properties text:space-before="2.6in" text:min-label-width="1in"/>
      </text:list-level-style-number>
      <text:list-level-style-number text:level="10" style:num-suffix="." style:num-format="1">
        <style:list-level-properties text:space-before="1.7724in" text:min-label-width="0.1965in"/>
      </text:list-level-style-number>
    </text:list-style>
    <text:list-style style:name="WW8Num53">
      <text:list-level-style-bullet text:level="1" text:style-name="WW8Num5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4">
      <text:list-level-style-bullet text:level="1" text:style-name="WW8Num5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bullet text:level="1" text:style-name="WW8Num5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6">
      <text:list-level-style-bullet text:level="1" text:style-name="WW8Num5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7">
      <text:list-level-style-bullet text:level="1" text:style-name="WW8Num5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8">
      <text:list-level-style-bullet text:level="1" text:style-name="WW8Num58z0" text:bullet-char="">
        <style:list-level-properties text:space-before="1in" text:min-label-width="0.25in"/>
        <style:text-properties style:font-name="Symbol"/>
      </text:list-level-style-bullet>
      <text:list-level-style-bullet text:level="2" text:style-name="WW8Num58z1" text:bullet-char="o">
        <style:list-level-properties text:space-before="1.5in" text:min-label-width="0.25in"/>
        <style:text-properties fo:font-family="'Courier New'" style:font-family-generic="modern" style:font-pitch="fixed"/>
      </text:list-level-style-bullet>
      <text:list-level-style-bullet text:level="3" text:style-name="WW8Num58z2" text:bullet-char="">
        <style:list-level-properties text:space-before="2in" text:min-label-width="0.25in"/>
        <style:text-properties style:font-name="Wingdings"/>
      </text:list-level-style-bullet>
      <text:list-level-style-bullet text:level="4" text:style-name="WW8Num58z0" text:bullet-char="">
        <style:list-level-properties text:space-before="2.5in" text:min-label-width="0.25in"/>
        <style:text-properties style:font-name="Symbol"/>
      </text:list-level-style-bullet>
      <text:list-level-style-bullet text:level="5" text:style-name="WW8Num58z1" text:bullet-char="o">
        <style:list-level-properties text:space-before="3in" text:min-label-width="0.25in"/>
        <style:text-properties fo:font-family="'Courier New'" style:font-family-generic="modern" style:font-pitch="fixed"/>
      </text:list-level-style-bullet>
      <text:list-level-style-bullet text:level="6" text:style-name="WW8Num58z2" text:bullet-char="">
        <style:list-level-properties text:space-before="3.5in" text:min-label-width="0.25in"/>
        <style:text-properties style:font-name="Wingdings"/>
      </text:list-level-style-bullet>
      <text:list-level-style-bullet text:level="7" text:style-name="WW8Num58z0" text:bullet-char="">
        <style:list-level-properties text:space-before="4in" text:min-label-width="0.25in"/>
        <style:text-properties style:font-name="Symbol"/>
      </text:list-level-style-bullet>
      <text:list-level-style-bullet text:level="8" text:style-name="WW8Num58z1" text:bullet-char="o">
        <style:list-level-properties text:space-before="4.5in" text:min-label-width="0.25in"/>
        <style:text-properties fo:font-family="'Courier New'" style:font-family-generic="modern" style:font-pitch="fixed"/>
      </text:list-level-style-bullet>
      <text:list-level-style-bullet text:level="9" text:style-name="WW8Num58z2"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9">
      <text:list-level-style-bullet text:level="1" text:style-name="WW8Num5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0">
      <text:list-level-style-bullet text:level="1" text:style-name="WW8Num6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2">
      <text:list-level-style-bullet text:level="1" text:style-name="WW8Num62z0"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4">
      <text:list-level-style-bullet text:level="1" text:style-name="WW8Num6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5">
      <text:list-level-style-bullet text:level="1" text:style-name="WW8Num6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text:bullet-char="">
        <style:list-level-properties text:space-before="0.75in" text:min-label-width="0.25in"/>
        <style:text-properties style:font-name="Symbol"/>
      </text:list-level-style-bullet>
      <text:list-level-style-bullet text:level="2" text:style-name="WW8Num66z1" text:bullet-char="o">
        <style:list-level-properties text:space-before="1.25in" text:min-label-width="0.25in"/>
        <style:text-properties fo:font-family="'Courier New'" style:font-family-generic="modern" style:font-pitch="fixed"/>
      </text:list-level-style-bullet>
      <text:list-level-style-bullet text:level="3" text:style-name="WW8Num66z2" text:bullet-char="">
        <style:list-level-properties text:space-before="1.75in" text:min-label-width="0.25in"/>
        <style:text-properties style:font-name="Wingdings"/>
      </text:list-level-style-bullet>
      <text:list-level-style-bullet text:level="4" text:style-name="WW8Num66z0" text:bullet-char="">
        <style:list-level-properties text:space-before="2.25in" text:min-label-width="0.25in"/>
        <style:text-properties style:font-name="Symbol"/>
      </text:list-level-style-bullet>
      <text:list-level-style-bullet text:level="5" text:style-name="WW8Num66z1" text:bullet-char="o">
        <style:list-level-properties text:space-before="2.75in" text:min-label-width="0.25in"/>
        <style:text-properties fo:font-family="'Courier New'" style:font-family-generic="modern" style:font-pitch="fixed"/>
      </text:list-level-style-bullet>
      <text:list-level-style-bullet text:level="6" text:style-name="WW8Num66z2" text:bullet-char="">
        <style:list-level-properties text:space-before="3.25in" text:min-label-width="0.25in"/>
        <style:text-properties style:font-name="Wingdings"/>
      </text:list-level-style-bullet>
      <text:list-level-style-bullet text:level="7" text:style-name="WW8Num66z0" text:bullet-char="">
        <style:list-level-properties text:space-before="3.75in" text:min-label-width="0.25in"/>
        <style:text-properties style:font-name="Symbol"/>
      </text:list-level-style-bullet>
      <text:list-level-style-bullet text:level="8" text:style-name="WW8Num66z1" text:bullet-char="o">
        <style:list-level-properties text:space-before="4.25in" text:min-label-width="0.25in"/>
        <style:text-properties fo:font-family="'Courier New'" style:font-family-generic="modern" style:font-pitch="fixed"/>
      </text:list-level-style-bullet>
      <text:list-level-style-bullet text:level="9" text:style-name="WW8Num66z2"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6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69">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70">
      <text:list-level-style-bullet text:level="1" text:style-name="WW8Num7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1">
      <text:list-level-style-bullet text:level="1" text:style-name="WW8Num71z0" text:bullet-char="">
        <style:list-level-properties text:space-before="0.6in" text:min-label-width="0.25in"/>
        <style:text-properties style:font-name="Symbol"/>
      </text:list-level-style-bullet>
      <text:list-level-style-number text:level="2" style:num-suffix="." style:num-format="1" text:display-levels="2">
        <style:list-level-properties text:space-before="0.25in" text:min-label-width="0.3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2">
      <text:list-level-style-bullet text:level="1" text:style-name="WW8Num7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4">
      <text:list-level-style-bullet text:level="1" text:style-name="WW8Num74z0" text:bullet-char="">
        <style:list-level-properties text:space-before="0.6in" text:min-label-width="0.25in"/>
        <style:text-properties style:font-name="Symbol"/>
      </text:list-level-style-bullet>
      <text:list-level-style-bullet text:level="2" text:style-name="WW8Num74z1" text:bullet-char="o">
        <style:list-level-properties text:space-before="1.1in" text:min-label-width="0.25in"/>
        <style:text-properties fo:font-family="'Courier New'" style:font-family-generic="modern" style:font-pitch="fixed"/>
      </text:list-level-style-bullet>
      <text:list-level-style-bullet text:level="3" text:style-name="WW8Num74z2" text:bullet-char="">
        <style:list-level-properties text:space-before="1.6in" text:min-label-width="0.25in"/>
        <style:text-properties style:font-name="Wingdings"/>
      </text:list-level-style-bullet>
      <text:list-level-style-bullet text:level="4" text:style-name="WW8Num74z0" text:bullet-char="">
        <style:list-level-properties text:space-before="2.1in" text:min-label-width="0.25in"/>
        <style:text-properties style:font-name="Symbol"/>
      </text:list-level-style-bullet>
      <text:list-level-style-bullet text:level="5" text:style-name="WW8Num74z1" text:bullet-char="o">
        <style:list-level-properties text:space-before="2.6in" text:min-label-width="0.25in"/>
        <style:text-properties fo:font-family="'Courier New'" style:font-family-generic="modern" style:font-pitch="fixed"/>
      </text:list-level-style-bullet>
      <text:list-level-style-bullet text:level="6" text:style-name="WW8Num74z2" text:bullet-char="">
        <style:list-level-properties text:space-before="3.1in" text:min-label-width="0.25in"/>
        <style:text-properties style:font-name="Wingdings"/>
      </text:list-level-style-bullet>
      <text:list-level-style-bullet text:level="7" text:style-name="WW8Num74z0" text:bullet-char="">
        <style:list-level-properties text:space-before="3.6in" text:min-label-width="0.25in"/>
        <style:text-properties style:font-name="Symbol"/>
      </text:list-level-style-bullet>
      <text:list-level-style-bullet text:level="8" text:style-name="WW8Num74z1" text:bullet-char="o">
        <style:list-level-properties text:space-before="4.1in" text:min-label-width="0.25in"/>
        <style:text-properties fo:font-family="'Courier New'" style:font-family-generic="modern" style:font-pitch="fixed"/>
      </text:list-level-style-bullet>
      <text:list-level-style-bullet text:level="9" text:style-name="WW8Num74z2" text:bullet-char="">
        <style:list-level-properties text:space-before="4.6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6">
      <text:list-level-style-bullet text:level="1" text:style-name="WW8Num7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8">
      <text:list-level-style-number text:level="1" style:num-format="1" text:start-value="2">
        <style:list-level-properties text:min-label-width="0.3437in"/>
      </text:list-level-style-number>
      <text:list-level-style-number text:level="2" style:num-format="1" text:start-value="5" text:display-levels="2">
        <style:list-level-properties text:space-before="0.3752in" text:min-label-width="0.3437in"/>
      </text:list-level-style-number>
      <text:list-level-style-number text:level="3" style:num-format="1" text:start-value="4" text:display-levels="3">
        <style:list-level-properties text:space-before="0.75in" text:min-label-width="0.5in"/>
      </text:list-level-style-number>
      <text:list-level-style-number text:level="4" style:num-format="1" text:display-levels="4">
        <style:list-level-properties text:space-before="1.1252in" text:min-label-width="0.5in"/>
      </text:list-level-style-number>
      <text:list-level-style-number text:level="5" style:num-format="1" text:display-levels="5">
        <style:list-level-properties text:space-before="1.5in" text:min-label-width="0.5in"/>
      </text:list-level-style-number>
      <text:list-level-style-number text:level="6" style:num-format="1" text:display-levels="6">
        <style:list-level-properties text:space-before="1.8752in" text:min-label-width="0.75in"/>
      </text:list-level-style-number>
      <text:list-level-style-number text:level="7" style:num-format="1" text:display-levels="7">
        <style:list-level-properties text:space-before="2.25in" text:min-label-width="0.75in"/>
      </text:list-level-style-number>
      <text:list-level-style-number text:level="8" style:num-format="1" text:display-levels="8">
        <style:list-level-properties text:space-before="2.6252in" text:min-label-width="1in"/>
      </text:list-level-style-number>
      <text:list-level-style-number text:level="9" style:num-format="1" text:display-levels="9">
        <style:list-level-properties text:space-before="3in" text:min-label-width="1in"/>
      </text:list-level-style-number>
      <text:list-level-style-number text:level="10" style:num-suffix="." style:num-format="1">
        <style:list-level-properties text:space-before="1.7724in" text:min-label-width="0.1965in"/>
      </text:list-level-style-number>
    </text:list-style>
    <text:list-style style:name="WW8Num79">
      <text:list-level-style-bullet text:level="1" text:style-name="WW8Num7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0">
      <text:list-level-style-bullet text:level="1" text:style-name="WW8Num8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1">
      <text:list-level-style-bullet text:level="1" text:style-name="WW8Num81z0" text:bullet-char="">
        <style:list-level-properties text:min-label-width="0.25in"/>
        <style:text-properties style:font-name="Symbol"/>
      </text:list-level-style-bullet>
      <text:list-level-style-number text:level="2" style:num-suffix="." style:num-format="1" text:display-levels="2">
        <style:list-level-properties text:space-before="0.25in" text:min-label-width="0.3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text:bullet-char="">
        <style:list-level-properties text:space-before="1in" text:min-label-width="0.25in"/>
        <style:text-properties style:font-name="Symbol"/>
      </text:list-level-style-bullet>
      <text:list-level-style-bullet text:level="2" text:style-name="WW8Num82z1" text:bullet-char="o">
        <style:list-level-properties text:space-before="1.5in" text:min-label-width="0.25in"/>
        <style:text-properties fo:font-family="'Courier New'" style:font-family-generic="modern" style:font-pitch="fixed"/>
      </text:list-level-style-bullet>
      <text:list-level-style-bullet text:level="3" text:style-name="WW8Num82z2" text:bullet-char="">
        <style:list-level-properties text:space-before="2in" text:min-label-width="0.25in"/>
        <style:text-properties style:font-name="Wingdings"/>
      </text:list-level-style-bullet>
      <text:list-level-style-bullet text:level="4" text:style-name="WW8Num82z0" text:bullet-char="">
        <style:list-level-properties text:space-before="2.5in" text:min-label-width="0.25in"/>
        <style:text-properties style:font-name="Symbol"/>
      </text:list-level-style-bullet>
      <text:list-level-style-bullet text:level="5" text:style-name="WW8Num82z1" text:bullet-char="o">
        <style:list-level-properties text:space-before="3in" text:min-label-width="0.25in"/>
        <style:text-properties fo:font-family="'Courier New'" style:font-family-generic="modern" style:font-pitch="fixed"/>
      </text:list-level-style-bullet>
      <text:list-level-style-bullet text:level="6" text:style-name="WW8Num82z2" text:bullet-char="">
        <style:list-level-properties text:space-before="3.5in" text:min-label-width="0.25in"/>
        <style:text-properties style:font-name="Wingdings"/>
      </text:list-level-style-bullet>
      <text:list-level-style-bullet text:level="7" text:style-name="WW8Num82z0" text:bullet-char="">
        <style:list-level-properties text:space-before="4in" text:min-label-width="0.25in"/>
        <style:text-properties style:font-name="Symbol"/>
      </text:list-level-style-bullet>
      <text:list-level-style-bullet text:level="8" text:style-name="WW8Num82z1" text:bullet-char="o">
        <style:list-level-properties text:space-before="4.5in" text:min-label-width="0.25in"/>
        <style:text-properties fo:font-family="'Courier New'" style:font-family-generic="modern" style:font-pitch="fixed"/>
      </text:list-level-style-bullet>
      <text:list-level-style-bullet text:level="9" text:style-name="WW8Num82z2"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84">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85">
      <text:list-level-style-bullet text:level="1" text:style-name="WW8Num8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style-name="WW8Num86z0" text:bullet-char="">
        <style:list-level-properties text:min-label-width="0.25in"/>
        <style:text-properties style:font-name="Symbol"/>
      </text:list-level-style-bullet>
      <text:list-level-style-number text:level="2" style:num-suffix="." style:num-format="1" text:display-levels="2">
        <style:list-level-properties text:space-before="0.25in" text:min-label-width="0.3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bullet text:level="1" text:style-name="WW8Num8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9">
      <text:list-level-style-bullet text:level="1" text:style-name="WW8Num8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1">
      <text:list-level-style-bullet text:level="1" text:style-name="WW8Num91z0" text:bullet-char="">
        <style:list-level-properties text:space-before="0.25in" text:min-label-width="0.25in"/>
        <style:text-properties style:font-name="Symbol"/>
      </text:list-level-style-bullet>
      <text:list-level-style-bullet text:level="2" text:style-name="WW8Num91z1" text:bullet-char="o">
        <style:list-level-properties text:space-before="0.75in" text:min-label-width="0.25in"/>
        <style:text-properties fo:font-family="'Courier New'" style:font-family-generic="modern" style:font-pitch="fixed"/>
      </text:list-level-style-bullet>
      <text:list-level-style-bullet text:level="3" text:style-name="WW8Num91z2" text:bullet-char="">
        <style:list-level-properties text:space-before="1.25in" text:min-label-width="0.25in"/>
        <style:text-properties style:font-name="Wingdings"/>
      </text:list-level-style-bullet>
      <text:list-level-style-bullet text:level="4" text:style-name="WW8Num91z0" text:bullet-char="">
        <style:list-level-properties text:space-before="1.75in" text:min-label-width="0.25in"/>
        <style:text-properties style:font-name="Symbol"/>
      </text:list-level-style-bullet>
      <text:list-level-style-bullet text:level="5" text:style-name="WW8Num91z1" text:bullet-char="o">
        <style:list-level-properties text:space-before="2.25in" text:min-label-width="0.25in"/>
        <style:text-properties fo:font-family="'Courier New'" style:font-family-generic="modern" style:font-pitch="fixed"/>
      </text:list-level-style-bullet>
      <text:list-level-style-bullet text:level="6" text:style-name="WW8Num91z2" text:bullet-char="">
        <style:list-level-properties text:space-before="2.75in" text:min-label-width="0.25in"/>
        <style:text-properties style:font-name="Wingdings"/>
      </text:list-level-style-bullet>
      <text:list-level-style-bullet text:level="7" text:style-name="WW8Num91z0" text:bullet-char="">
        <style:list-level-properties text:space-before="3.25in" text:min-label-width="0.25in"/>
        <style:text-properties style:font-name="Symbol"/>
      </text:list-level-style-bullet>
      <text:list-level-style-bullet text:level="8" text:style-name="WW8Num91z1" text:bullet-char="o">
        <style:list-level-properties text:space-before="3.75in" text:min-label-width="0.25in"/>
        <style:text-properties fo:font-family="'Courier New'" style:font-family-generic="modern" style:font-pitch="fixed"/>
      </text:list-level-style-bullet>
      <text:list-level-style-bullet text:level="9" text:style-name="WW8Num91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2">
      <text:list-level-style-bullet text:level="1" text:style-name="WW8Num9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3">
      <text:list-level-style-number text:level="1" style:num-suffix="." style:num-format="1">
        <style:list-level-properties text:min-label-width="0.25in"/>
      </text:list-level-style-number>
      <text:list-level-style-bullet text:level="2" text:style-name="WW8Num93z1" text:bullet-char="">
        <style:list-level-properties text:space-before="0.25in" text:min-label-width="0.25in"/>
        <style:text-properties style:font-name="Symbol"/>
      </text:list-level-style-bullet>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94">
      <text:list-level-style-bullet text:level="1" text:style-name="WW8Num9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5">
      <text:list-level-style-bullet text:level="1" text:style-name="WW8Num9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6">
      <text:list-level-style-bullet text:level="1" text:style-name="WW8Num9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8">
      <text:list-level-style-bullet text:level="1" text:style-name="WW8Num98z0" text:bullet-char="">
        <style:list-level-properties text:space-before="0.6in" text:min-label-width="0.25in"/>
        <style:text-properties style:font-name="Symbol"/>
      </text:list-level-style-bullet>
      <text:list-level-style-number text:level="2" style:num-suffix="." style:num-format="1" text:display-levels="2">
        <style:list-level-properties text:space-before="0.25in" text:min-label-width="0.3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99">
      <text:list-level-style-bullet text:level="1" text:style-name="WW8Num99z0" text:bullet-char="">
        <style:list-level-properties text:space-before="0.6in" text:min-label-width="0.25in"/>
        <style:text-properties style:font-name="Symbol"/>
      </text:list-level-style-bullet>
      <text:list-level-style-number text:level="2" style:num-suffix="." style:num-format="1" text:display-levels="2">
        <style:list-level-properties text:space-before="0.25in" text:min-label-width="0.3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00">
      <text:list-level-style-bullet text:level="1" text:style-name="WW8Num10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1">
      <text:list-level-style-bullet text:level="1" text:style-name="WW8Num10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Appendix">
      <text:list-level-style-number text:level="1" style:num-prefix="Appendix " style:num-suffix="." style:num-format="A">
        <style:list-level-properties text:min-label-width="0.1965in"/>
      </text:list-level-style-number>
      <text:list-level-style-number text:level="2" style:num-prefix="Appendix " style:num-suffix="." style:num-format="A">
        <style:list-level-properties text:space-before="0.1972in" text:min-label-width="0.1965in"/>
      </text:list-level-style-number>
      <text:list-level-style-number text:level="3" style:num-prefix="Appendix " style:num-suffix="." style:num-format="A">
        <style:list-level-properties text:space-before="0.3937in" text:min-label-width="0.1965in"/>
      </text:list-level-style-number>
      <text:list-level-style-number text:level="4" style:num-prefix="Appendix " style:num-suffix="." style:num-format="A">
        <style:list-level-properties text:space-before="0.5909in" text:min-label-width="0.1965in"/>
      </text:list-level-style-number>
      <text:list-level-style-number text:level="5" style:num-prefix="Appendix " style:num-suffix="." style:num-format="A">
        <style:list-level-properties text:space-before="0.7874in" text:min-label-width="0.1965in"/>
      </text:list-level-style-number>
      <text:list-level-style-number text:level="6" style:num-prefix="Appendix " style:num-suffix="." style:num-format="A">
        <style:list-level-properties text:space-before="0.9846in" text:min-label-width="0.1965in"/>
      </text:list-level-style-number>
      <text:list-level-style-number text:level="7" style:num-prefix="Appendix " style:num-suffix="." style:num-format="A">
        <style:list-level-properties text:space-before="1.1815in" text:min-label-width="0.1965in"/>
      </text:list-level-style-number>
      <text:list-level-style-number text:level="8" style:num-prefix="Appendix " style:num-suffix="." style:num-format="A">
        <style:list-level-properties text:space-before="1.3787in" text:min-label-width="0.1965in"/>
      </text:list-level-style-number>
      <text:list-level-style-number text:level="9" style:num-prefix="Appendix " style:num-suffix="." style:num-format="A">
        <style:list-level-properties text:space-before="1.5752in" text:min-label-width="0.1965in"/>
      </text:list-level-style-number>
      <text:list-level-style-number text:level="10" style:num-prefix="Appendix " style:num-suffix="." style:num-format="A">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6.3752in" style:type="right"/>
        </style:tab-stops>
      </style:paragraph-properties>
      <style:text-properties style:font-name="Arial" fo:font-size="8pt"/>
    </style:style>
    <style:page-layout style:name="Mpm1">
      <style:page-layout-properties fo:page-width="8.5in" fo:page-height="11in" style:num-format="1" style:print-orientation="portrait" fo:margin-top="1.0063in" fo:margin-bottom="1.0063in" fo:margin-left="0.9862in" fo:margin-right="0.9862in" fo:border="0.0008in solid #000000" fo:padding="0.0138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0402in" fo:margin-left="0in" fo:margin-right="0in" fo:margin-bottom="0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Functional Specifications Document<text:tab/><text:tab/> <text:s text:c="2"/>Template Version. 1.0</text:p>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initial-creator>Rok Sribar</meta:initial-creator>
    <meta:creation-date>2001-07-29T14:24:00</meta:creation-date>
    <dc:creator>Yamini </dc:creator>
    <dc:date>2018-06-25T12:36:46</dc:date>
    <meta:print-date>2003-08-04T14:01:11</meta:print-date>
    <dc:language>en-US</dc:language>
    <meta:editing-cycles>994</meta:editing-cycles>
    <meta:editing-duration>P28DT22H8M8S</meta:editing-duration>
    <meta:document-statistic meta:table-count="6" meta:image-count="0" meta:object-count="0" meta:page-count="31" meta:paragraph-count="563" meta:word-count="6588" meta:character-count="46075"/>
    <meta:user-defined meta:name="Info 0"/>
    <meta:user-defined meta:name="Info 1"/>
    <meta:user-defined meta:name="Info 2"/>
    <meta:user-defined meta:name="Info 3"/>
  </office:meta>
</office:document-meta>
</file>